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officeooo:rsid="000f1ebc" officeooo:paragraph-rsid="000f1ebc" style:font-size-asian="14pt" style:font-size-complex="16pt"/>
    </style:style>
    <style:style style:name="P2" style:family="paragraph" style:parent-style-name="Standard">
      <style:paragraph-properties fo:text-align="justify" style:justify-single-word="false"/>
      <style:text-properties style:font-name="DejaVu Sans" fo:font-size="16pt" officeooo:rsid="00101a63" officeooo:paragraph-rsid="00101a63" style:font-size-asian="14pt" style:font-size-complex="16pt"/>
    </style:style>
    <style:style style:name="P3" style:family="paragraph" style:parent-style-name="Standard">
      <style:paragraph-properties fo:text-align="center" style:justify-single-word="false"/>
      <style:text-properties style:font-name="DejaVu Sans" fo:font-size="16pt" officeooo:rsid="00101a63" officeooo:paragraph-rsid="00101a63" style:font-size-asian="14pt" style:font-size-complex="16pt"/>
    </style:style>
    <style:style style:name="P4" style:family="paragraph" style:parent-style-name="Standard">
      <style:paragraph-properties fo:text-align="center" style:justify-single-word="false"/>
      <style:text-properties style:font-name="DejaVu Sans" fo:font-size="16pt" officeooo:rsid="00104d27" officeooo:paragraph-rsid="00104d27" style:font-size-asian="16pt" style:font-size-complex="16pt"/>
    </style:style>
    <style:style style:name="P5" style:family="paragraph" style:parent-style-name="Standard">
      <style:paragraph-properties fo:text-align="center" style:justify-single-word="false"/>
      <style:text-properties style:font-name="DejaVu Sans" fo:font-size="15pt" officeooo:rsid="000f1ebc" officeooo:paragraph-rsid="000f1ebc" style:font-size-asian="13.1000003814697pt" style:font-size-complex="15pt"/>
    </style:style>
    <style:style style:name="P6" style:family="paragraph" style:parent-style-name="Standard">
      <style:paragraph-properties fo:text-align="center" style:justify-single-word="false"/>
      <style:text-properties style:font-name="DejaVu Sans" fo:font-size="15pt" officeooo:rsid="00101a63" officeooo:paragraph-rsid="00101a63" style:font-size-asian="13.1000003814697pt" style:font-size-complex="15pt"/>
    </style:style>
    <style:style style:name="P7" style:family="paragraph" style:parent-style-name="Standard">
      <style:paragraph-properties fo:text-align="center" style:justify-single-word="false"/>
      <style:text-properties style:font-name="DejaVu Sans" fo:font-size="15pt" fo:font-style="normal" fo:font-weight="normal" officeooo:rsid="00101a63" officeooo:paragraph-rsid="00101a63" style:font-size-asian="15pt" style:font-style-asian="normal" style:font-weight-asian="normal" style:font-size-complex="15pt" style:font-style-complex="normal" style:font-weight-complex="normal"/>
    </style:style>
    <style:style style:name="P8" style:family="paragraph" style:parent-style-name="Standard">
      <style:paragraph-properties fo:text-align="justify" style:justify-single-word="false"/>
      <style:text-properties style:font-name="DejaVu Sans" fo:font-size="13pt" officeooo:rsid="00101a63" officeooo:paragraph-rsid="00101a63" style:font-size-asian="11.3500003814697pt" style:font-size-complex="13pt"/>
    </style:style>
    <style:style style:name="P9" style:family="paragraph" style:parent-style-name="Standard">
      <style:paragraph-properties fo:text-align="justify" style:justify-single-word="false"/>
      <style:text-properties style:font-name="DejaVu Sans" fo:font-size="13pt" officeooo:rsid="00164f0f" officeooo:paragraph-rsid="00164f0f" style:font-size-asian="11.3500003814697pt" style:font-size-complex="13pt"/>
    </style:style>
    <style:style style:name="P10" style:family="paragraph" style:parent-style-name="Standard">
      <style:paragraph-properties fo:text-align="justify" style:justify-single-word="false"/>
      <style:text-properties style:font-name="DejaVu Sans" fo:font-size="13pt" officeooo:rsid="00355425" officeooo:paragraph-rsid="00355425" style:font-size-asian="11.3500003814697pt" style:font-size-complex="13pt"/>
    </style:style>
    <style:style style:name="P11" style:family="paragraph" style:parent-style-name="Standard">
      <style:paragraph-properties fo:text-align="justify" style:justify-single-word="false"/>
      <style:text-properties style:font-name="DejaVu Sans" fo:font-size="13pt" officeooo:rsid="0055cad4" officeooo:paragraph-rsid="0055cad4" style:font-size-asian="11.3500003814697pt" style:font-size-complex="13pt"/>
    </style:style>
    <style:style style:name="P12" style:family="paragraph" style:parent-style-name="Standard">
      <style:paragraph-properties fo:text-align="justify" style:justify-single-word="false"/>
      <style:text-properties style:font-name="DejaVu Sans" fo:font-size="13pt" officeooo:rsid="006ac92e" officeooo:paragraph-rsid="006ac92e" style:font-size-asian="11.3500003814697pt" style:font-size-complex="13pt"/>
    </style:style>
    <style:style style:name="P13" style:family="paragraph" style:parent-style-name="Standard">
      <style:paragraph-properties fo:text-align="justify" style:justify-single-word="false"/>
      <style:text-properties style:font-name="DejaVu Sans" fo:font-size="13pt" officeooo:rsid="006d15c7" officeooo:paragraph-rsid="006d15c7" style:font-size-asian="11.3500003814697pt" style:font-size-complex="13pt"/>
    </style:style>
    <style:style style:name="P14" style:family="paragraph" style:parent-style-name="Standard">
      <style:paragraph-properties fo:text-align="justify" style:justify-single-word="false"/>
      <style:text-properties style:font-name="DejaVu Sans" fo:font-size="12pt" fo:font-style="normal" fo:font-weight="normal" officeooo:rsid="00101a63" officeooo:paragraph-rsid="00101a63"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DejaVu Sans" officeooo:rsid="00393318" officeooo:paragraph-rsid="00393318"/>
    </style:style>
    <style:style style:name="P16" style:family="paragraph" style:parent-style-name="Standard">
      <loext:graphic-properties draw:fill="none"/>
      <style:paragraph-properties fo:text-align="justify" style:justify-single-word="false" fo:background-color="transparent"/>
      <style:text-properties style:font-name="DejaVu Sans" officeooo:rsid="003a3e7c" officeooo:paragraph-rsid="003ab1f0"/>
    </style:style>
    <style:style style:name="P17" style:family="paragraph" style:parent-style-name="Standard">
      <style:paragraph-properties fo:text-align="center" style:justify-single-word="false"/>
      <style:text-properties officeooo:paragraph-rsid="00104d27"/>
    </style:style>
    <style:style style:name="P18"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text-properties style:font-name="DejaVu Sans" fo:font-size="12pt" fo:font-style="normal" fo:font-weight="normal" officeooo:rsid="00101a63" officeooo:paragraph-rsid="00104d27" style:font-size-asian="12pt" style:font-style-asian="normal" style:font-weight-asian="normal" style:font-size-complex="12pt" style:font-style-complex="normal" style:font-weight-complex="normal"/>
    </style:style>
    <style:style style:name="P19" style:family="paragraph" style:parent-style-name="Standard" style:master-page-name="">
      <loext:graphic-properties draw:fill="none"/>
      <style:paragraph-properties fo:margin-left="0in" fo:margin-right="0in" fo:text-align="center" style:justify-single-word="false" fo:text-indent="0.3118in" style:auto-text-indent="false" style:page-number="auto" fo:background-color="transparent"/>
      <style:text-properties style:font-name="DejaVu Sans" fo:font-size="15pt" officeooo:rsid="00355425" officeooo:paragraph-rsid="00355425" style:font-size-asian="13.1000003814697pt" style:font-size-complex="15pt"/>
    </style:style>
    <style:style style:name="P2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454bd" officeooo:paragraph-rsid="001454bd"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79665"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a4654" officeooo:paragraph-rsid="001d712d"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a86b9" officeooo:paragraph-rsid="002a86b9"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6c72ac" officeooo:paragraph-rsid="006fe0c7"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56658" officeooo:paragraph-rsid="00756658" style:font-size-asian="12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4cc95" officeooo:paragraph-rsid="00887c80"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b7bbf" officeooo:paragraph-rsid="008b7bbf"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be8" officeooo:paragraph-rsid="009f0be8"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f75" officeooo:paragraph-rsid="009f0f75"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a06c03" officeooo:paragraph-rsid="00a06c03"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164f0f" officeooo:paragraph-rsid="00164f0f" style:font-size-asian="13.1000003814697pt" style:font-style-asian="normal" style:font-weight-asian="normal" style:font-size-complex="15pt" style:font-style-complex="normal" style:font-weight-complex="normal"/>
    </style:style>
    <style:style style:name="P43"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6c47ae" officeooo:paragraph-rsid="006c47ae" style:font-size-asian="13.1000003814697pt" style:font-style-asian="normal" style:font-weight-asian="normal" style:font-size-complex="15pt" style:font-style-complex="normal" style:font-weight-complex="normal"/>
    </style:style>
    <style:style style:name="P44"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40252" officeooo:paragraph-rsid="00840252" style:font-size-asian="13.1000003814697pt" style:font-style-asian="normal" style:font-weight-asian="normal" style:font-size-complex="15pt" style:font-style-complex="normal" style:font-weight-complex="normal"/>
    </style:style>
    <style:style style:name="P45"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9c27ac" officeooo:paragraph-rsid="009c27ac" style:font-size-asian="13.1000003814697pt" style:font-style-asian="normal" style:font-weight-asian="normal" style:font-size-complex="15pt" style:font-style-complex="normal" style:font-weight-complex="normal"/>
    </style:style>
    <style:style style:name="P46"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officeooo:rsid="0055f6cc" officeooo:paragraph-rsid="0055f6cc" style:font-size-asian="13.1000003814697pt" style:font-size-complex="15pt"/>
    </style:style>
    <style:style style:name="P4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52971" officeooo:paragraph-rsid="00352971"/>
    </style:style>
    <style:style style:name="P4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6289e" officeooo:paragraph-rsid="0036289e"/>
    </style:style>
    <style:style style:name="P4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47835" officeooo:paragraph-rsid="00547835"/>
    </style:style>
    <style:style style:name="P5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736f4" officeooo:paragraph-rsid="00582e76"/>
    </style:style>
    <style:style style:name="P5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3a666"/>
    </style:style>
    <style:style style:name="P5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054b5"/>
    </style:style>
    <style:style style:name="P5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officeooo:rsid="0029471d" officeooo:paragraph-rsid="0029471d"/>
    </style:style>
    <style:style style:name="P5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5bb323"/>
    </style:style>
    <style:style style:name="P5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68758"/>
    </style:style>
    <style:style style:name="P5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fda7b"/>
    </style:style>
    <style:style style:name="P5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335a1c" officeooo:paragraph-rsid="005bb323"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6fe0c7"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734170"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e8ad7b" style:font-size-asian="12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804e61"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887c80" style:font-size-asian="12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887c80"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287c6" officeooo:paragraph-rsid="007a0796"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9c27ac" officeooo:paragraph-rsid="00887c80"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7a0796" officeooo:paragraph-rsid="00e8ad7b" style:font-size-asian="10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c25ba" officeooo:paragraph-rsid="00ec25ba" style:font-size-asian="10pt" style:font-style-asian="normal" style:font-weight-asian="normal" style:font-size-complex="10pt" style:font-style-complex="normal" style:font-weight-complex="normal"/>
    </style:style>
    <style:style style:name="P7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a9030" officeooo:paragraph-rsid="00ea9030" style:font-size-asian="8.75pt" style:font-style-asian="normal" style:font-weight-asian="normal" style:font-size-complex="10pt" style:font-style-complex="normal" style:font-weight-complex="normal"/>
    </style:style>
    <style:style style:name="P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4d27" officeooo:paragraph-rsid="00104d27"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ab95e3" style:font-size-asian="12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68758" style:font-size-asian="12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fda7b" style:font-size-asian="12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b95e3"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f9705"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5c5aa"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efda7b"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1d712d"/>
    </style:style>
    <style:style style:name="P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215c20"/>
    </style:style>
    <style:style style:name="P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215c20" officeooo:paragraph-rsid="00215c20"/>
    </style:style>
    <style:style style:name="P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36289e" officeooo:paragraph-rsid="0036289e"/>
    </style:style>
    <style:style style:name="P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192b6d" style:font-size-asian="7.84999990463257pt" style:font-style-asian="normal" style:font-weight-asian="normal" style:font-size-complex="9pt" style:font-style-complex="normal" style:font-weight-complex="normal"/>
    </style:style>
    <style:style style:name="P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41083b" style:font-size-asian="7.84999990463257pt" style:font-style-asian="normal" style:font-weight-asian="normal" style:font-size-complex="9pt" style:font-style-complex="normal" style:font-weight-complex="normal"/>
    </style:style>
    <style:style style:name="P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0ba06" style:font-size-asian="7.84999990463257pt" style:font-style-asian="normal" style:font-weight-asian="normal" style:font-size-complex="9pt" style:font-style-complex="normal" style:font-weight-complex="normal"/>
    </style:style>
    <style:style style:name="P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b95e3" style:font-size-asian="7.84999990463257pt" style:font-style-asian="normal" style:font-weight-asian="normal" style:font-size-complex="9pt" style:font-style-complex="normal" style:font-weight-complex="normal"/>
    </style:style>
    <style:style style:name="P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f9705" style:font-size-asian="7.84999990463257pt" style:font-style-asian="normal" style:font-weight-asian="normal" style:font-size-complex="9pt" style:font-style-complex="normal" style:font-weight-complex="normal"/>
    </style:style>
    <style:style style:name="P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5c5aa" style:font-size-asian="7.84999990463257pt" style:font-style-asian="normal" style:font-weight-asian="normal" style:font-size-complex="9pt" style:font-style-complex="normal" style:font-weight-complex="normal"/>
    </style:style>
    <style:style style:name="P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72d0c" style:font-size-asian="7.84999990463257pt" style:font-style-asian="normal" style:font-weight-asian="normal" style:font-size-complex="9pt" style:font-style-complex="normal" style:font-weight-complex="normal"/>
    </style:style>
    <style:style style:name="P1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efda7b" style:font-size-asian="7.84999990463257pt" style:font-style-asian="normal" style:font-weight-asian="normal" style:font-size-complex="9pt" style:font-style-complex="normal" style:font-weight-complex="normal"/>
    </style:style>
    <style:style style:name="P1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3f41a1" style:font-size-asian="7.84999990463257pt" style:font-style-asian="normal" style:font-weight-asian="normal" style:font-size-complex="9pt" style:font-style-complex="normal" style:font-weight-complex="normal"/>
    </style:style>
    <style:style style:name="P1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41083b" style:font-size-asian="7.84999990463257pt" style:font-style-asian="normal" style:font-weight-asian="normal" style:font-size-complex="9pt" style:font-style-complex="normal" style:font-weight-complex="normal"/>
    </style:style>
    <style:style style:name="P1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0ba06" style:font-size-asian="7.84999990463257pt" style:font-style-asian="normal" style:font-weight-asian="normal" style:font-size-complex="9pt" style:font-style-complex="normal" style:font-weight-complex="normal"/>
    </style:style>
    <style:style style:name="P1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b95e3" style:font-size-asian="7.84999990463257pt" style:font-style-asian="normal" style:font-weight-asian="normal" style:font-size-complex="9pt" style:font-style-complex="normal" style:font-weight-complex="normal"/>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f9705" style:font-size-asian="7.84999990463257pt" style:font-style-asian="normal" style:font-weight-asian="normal" style:font-size-complex="9pt" style:font-style-complex="normal" style:font-weight-complex="normal"/>
    </style:style>
    <style:style style:name="P1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5c5aa" style:font-size-asian="7.84999990463257pt" style:font-style-asian="normal" style:font-weight-asian="normal" style:font-size-complex="9pt" style:font-style-complex="normal" style:font-weight-complex="normal"/>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dc8e45" style:font-size-asian="7.84999990463257pt" style:font-style-asian="normal" style:font-weight-asian="normal" style:font-size-complex="9pt" style:font-style-complex="normal" style:font-weight-complex="normal"/>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72d0c" style:font-size-asian="7.84999990463257pt" style:font-style-asian="normal" style:font-weight-asian="normal" style:font-size-complex="9pt" style:font-style-complex="normal" style:font-weight-complex="normal"/>
    </style:style>
    <style:style style:name="P1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efda7b" style:font-size-asian="7.84999990463257pt" style:font-style-asian="normal" style:font-weight-asian="normal" style:font-size-complex="9pt" style:font-style-complex="normal" style:font-weight-complex="normal"/>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425b5b" style:font-size-asian="7pt" style:font-style-asian="normal" style:font-weight-asian="normal" style:font-size-complex="8pt" style:font-style-complex="normal" style:font-weight-complex="normal"/>
    </style:style>
    <style:style style:name="P1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0ba06" style:font-size-asian="7pt" style:font-style-asian="normal" style:font-weight-asian="normal" style:font-size-complex="8pt" style:font-style-complex="normal" style:font-weight-complex="normal"/>
    </style:style>
    <style:style style:name="P1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b95e3" style:font-size-asian="7pt" style:font-style-asian="normal" style:font-weight-asian="normal" style:font-size-complex="8pt" style:font-style-complex="normal" style:font-weight-complex="normal"/>
    </style:style>
    <style:style style:name="P1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f9705" style:font-size-asian="7pt" style:font-style-asian="normal" style:font-weight-asian="normal" style:font-size-complex="8pt" style:font-style-complex="normal" style:font-weight-complex="normal"/>
    </style:style>
    <style:style style:name="P1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5c5aa" style:font-size-asian="7pt" style:font-style-asian="normal" style:font-weight-asian="normal" style:font-size-complex="8pt" style:font-style-complex="normal" style:font-weight-complex="normal"/>
    </style:style>
    <style:style style:name="P1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efda7b" style:font-size-asian="7pt" style:font-style-asian="normal" style:font-weight-asian="normal" style:font-size-complex="8pt" style:font-style-complex="normal" style:font-weight-complex="normal"/>
    </style:style>
    <style:style style:name="P1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192b6d" style:font-size-asian="7pt" style:font-style-asian="normal" style:font-weight-asian="normal" style:font-size-complex="8pt" style:font-style-complex="normal" style:font-weight-complex="normal"/>
    </style:style>
    <style:style style:name="P1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0ba06" style:font-size-asian="7pt" style:font-style-asian="normal" style:font-weight-asian="normal" style:font-size-complex="8pt" style:font-style-complex="normal" style:font-weight-complex="normal"/>
    </style:style>
    <style:style style:name="P1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b95e3" style:font-size-asian="7pt" style:font-style-asian="normal" style:font-weight-asian="normal" style:font-size-complex="8pt" style:font-style-complex="normal" style:font-weight-complex="normal"/>
    </style:style>
    <style:style style:name="P1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efda7b" style:font-size-asian="7pt" style:font-style-asian="normal" style:font-weight-asian="normal" style:font-size-complex="8pt" style:font-style-complex="normal" style:font-weight-complex="normal"/>
    </style:style>
    <style:style style:name="P1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3f41a1" style:font-size-asian="7pt" style:font-style-asian="normal" style:font-weight-asian="normal" style:font-size-complex="8pt" style:font-style-complex="normal" style:font-weight-complex="normal"/>
    </style:style>
    <style:style style:name="P1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41083b" style:font-size-asian="7pt" style:font-style-asian="normal" style:font-weight-asian="normal" style:font-size-complex="8pt" style:font-style-complex="normal" style:font-weight-complex="normal"/>
    </style:style>
    <style:style style:name="P1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0ba06" style:font-size-asian="7pt" style:font-style-asian="normal" style:font-weight-asian="normal" style:font-size-complex="8pt" style:font-style-complex="normal" style:font-weight-complex="normal"/>
    </style:style>
    <style:style style:name="P1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b95e3" style:font-size-asian="7pt" style:font-style-asian="normal" style:font-weight-asian="normal" style:font-size-complex="8pt" style:font-style-complex="normal" style:font-weight-complex="normal"/>
    </style:style>
    <style:style style:name="P1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72d0c" style:font-size-asian="7pt" style:font-style-asian="normal" style:font-weight-asian="normal" style:font-size-complex="8pt" style:font-style-complex="normal" style:font-weight-complex="normal"/>
    </style:style>
    <style:style style:name="P1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efda7b" style:font-size-asian="7pt" style:font-style-asian="normal" style:font-weight-asian="normal" style:font-size-complex="8pt" style:font-style-complex="normal" style:font-weight-complex="normal"/>
    </style:style>
    <style:style style:name="P1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495aba" style:font-size-asian="7pt" style:font-style-asian="normal" style:font-weight-asian="normal" style:font-size-complex="8pt" style:font-style-complex="normal" style:font-weight-complex="normal"/>
    </style:style>
    <style:style style:name="P1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a72d0c" style:font-size-asian="7pt" style:font-style-asian="normal" style:font-weight-asian="normal" style:font-size-complex="8pt" style:font-style-complex="normal" style:font-weight-complex="normal"/>
    </style:style>
    <style:style style:name="P1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4b9e02" style:font-size-asian="7pt" style:font-style-asian="normal" style:font-weight-asian="normal" style:font-size-complex="8pt" style:font-style-complex="normal" style:font-weight-complex="normal"/>
    </style:style>
    <style:style style:name="P1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a72d0c" style:font-size-asian="7pt" style:font-style-asian="normal" style:font-weight-asian="normal" style:font-size-complex="8pt" style:font-style-complex="normal" style:font-weight-complex="normal"/>
    </style:style>
    <style:style style:name="P1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21a52" style:font-size-asian="7pt" style:font-style-asian="normal" style:font-weight-asian="normal" style:font-size-complex="8pt" style:font-style-complex="normal" style:font-weight-complex="normal"/>
    </style:style>
    <style:style style:name="P1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1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1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1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efda7b" style:font-size-asian="7pt" style:font-style-asian="normal" style:font-weight-asian="normal" style:font-size-complex="8pt" style:font-style-complex="normal" style:font-weight-complex="normal"/>
    </style:style>
    <style:style style:name="P1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28805" style:font-size-asian="7pt" style:font-style-asian="normal" style:font-weight-asian="normal" style:font-size-complex="8pt" style:font-style-complex="normal" style:font-weight-complex="normal"/>
    </style:style>
    <style:style style:name="P1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b95e3" style:font-size-asian="7pt" style:font-style-asian="normal" style:font-weight-asian="normal" style:font-size-complex="8pt" style:font-style-complex="normal" style:font-weight-complex="normal"/>
    </style:style>
    <style:style style:name="P1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efda7b" style:font-size-asian="7pt" style:font-style-asian="normal" style:font-weight-asian="normal" style:font-size-complex="8pt" style:font-style-complex="normal" style:font-weight-complex="normal"/>
    </style:style>
    <style:style style:name="P1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b95e3" style:font-size-asian="7pt" style:font-style-asian="normal" style:font-weight-asian="normal" style:font-size-complex="8pt" style:font-style-complex="normal" style:font-weight-complex="normal"/>
    </style:style>
    <style:style style:name="P1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f9705" style:font-size-asian="7pt" style:font-style-asian="normal" style:font-weight-asian="normal" style:font-size-complex="8pt" style:font-style-complex="normal" style:font-weight-complex="normal"/>
    </style:style>
    <style:style style:name="P1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b5c5aa" style:font-size-asian="7pt" style:font-style-asian="normal" style:font-weight-asian="normal" style:font-size-complex="8pt" style:font-style-complex="normal" style:font-weight-complex="normal"/>
    </style:style>
    <style:style style:name="P1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c9431" style:font-size-asian="7pt" style:font-style-asian="normal" style:font-weight-asian="normal" style:font-size-complex="8pt" style:font-style-complex="normal" style:font-weight-complex="normal"/>
    </style:style>
    <style:style style:name="P1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f9705" style:font-size-asian="7pt" style:font-style-asian="normal" style:font-weight-asian="normal" style:font-size-complex="8pt" style:font-style-complex="normal" style:font-weight-complex="normal"/>
    </style:style>
    <style:style style:name="P1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b5c5aa" style:font-size-asian="7pt" style:font-style-asian="normal" style:font-weight-asian="normal" style:font-size-complex="8pt" style:font-style-complex="normal" style:font-weight-complex="normal"/>
    </style:style>
    <style:style style:name="P1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af9705" style:font-size-asian="7pt" style:font-style-asian="normal" style:font-weight-asian="normal" style:font-size-complex="8pt" style:font-style-complex="normal" style:font-weight-complex="normal"/>
    </style:style>
    <style:style style:name="P1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b5c5aa" style:font-size-asian="7pt" style:font-style-asian="normal" style:font-weight-asian="normal" style:font-size-complex="8pt" style:font-style-complex="normal" style:font-weight-complex="normal"/>
    </style:style>
    <style:style style:name="P1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efda7b" style:font-size-asian="7pt" style:font-style-asian="normal" style:font-weight-asian="normal" style:font-size-complex="8pt" style:font-style-complex="normal" style:font-weight-complex="normal"/>
    </style:style>
    <style:style style:name="P1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f004c8" officeooo:paragraph-rsid="00f004c8" style:font-size-asian="7pt" style:font-style-asian="normal" style:font-weight-asian="normal" style:font-size-complex="8pt" style:font-style-complex="normal" style:font-weight-complex="normal"/>
    </style:style>
    <style:style style:name="P1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1024bb9" officeooo:paragraph-rsid="01024bb9" style:font-size-asian="7pt" style:font-style-asian="normal" style:font-weight-asian="normal" style:font-size-complex="8pt" style:font-style-complex="normal" style:font-weight-complex="normal"/>
    </style:style>
    <style:style style:name="P1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41083b" style:font-size-asian="8pt" style:font-style-asian="normal" style:font-weight-asian="normal" style:font-size-complex="8pt" style:font-style-complex="normal" style:font-weight-complex="normal"/>
    </style:style>
    <style:style style:name="P1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a72d0c" style:font-size-asian="8pt" style:font-style-asian="normal" style:font-weight-asian="normal" style:font-size-complex="8pt" style:font-style-complex="normal" style:font-weight-complex="normal"/>
    </style:style>
    <style:style style:name="P1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3f41a1" style:font-size-asian="5.25pt" style:font-style-asian="normal" style:font-weight-asian="normal" style:font-size-complex="6pt" style:font-style-complex="normal" style:font-weight-complex="normal"/>
    </style:style>
    <style:style style:name="P1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41083b" style:font-size-asian="5.25pt" style:font-style-asian="normal" style:font-weight-asian="normal" style:font-size-complex="6pt" style:font-style-complex="normal" style:font-weight-complex="normal"/>
    </style:style>
    <style:style style:name="P1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0ba06" style:font-size-asian="5.25pt" style:font-style-asian="normal" style:font-weight-asian="normal" style:font-size-complex="6pt" style:font-style-complex="normal" style:font-weight-complex="normal"/>
    </style:style>
    <style:style style:name="P1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b95e3" style:font-size-asian="5.25pt" style:font-style-asian="normal" style:font-weight-asian="normal" style:font-size-complex="6pt" style:font-style-complex="normal" style:font-weight-complex="normal"/>
    </style:style>
    <style:style style:name="P1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f9705" style:font-size-asian="5.25pt" style:font-style-asian="normal" style:font-weight-asian="normal" style:font-size-complex="6pt" style:font-style-complex="normal" style:font-weight-complex="normal"/>
    </style:style>
    <style:style style:name="P1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5c5aa" style:font-size-asian="5.25pt" style:font-style-asian="normal" style:font-weight-asian="normal" style:font-size-complex="6pt" style:font-style-complex="normal" style:font-weight-complex="normal"/>
    </style:style>
    <style:style style:name="P1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72d0c" style:font-size-asian="5.25pt" style:font-style-asian="normal" style:font-weight-asian="normal" style:font-size-complex="6pt" style:font-style-complex="normal" style:font-weight-complex="normal"/>
    </style:style>
    <style:style style:name="P1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efda7b" style:font-size-asian="5.25pt" style:font-style-asian="normal" style:font-weight-asian="normal" style:font-size-complex="6pt" style:font-style-complex="normal" style:font-weight-complex="normal"/>
    </style:style>
    <style:style style:name="P1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4b9e02" style:font-size-asian="5.25pt" style:font-style-asian="normal" style:font-weight-asian="normal" style:font-size-complex="6pt" style:font-style-complex="normal" style:font-weight-complex="normal"/>
    </style:style>
    <style:style style:name="P1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a72d0c" style:font-size-asian="5.25pt" style:font-style-asian="normal" style:font-weight-asian="normal" style:font-size-complex="6pt" style:font-style-complex="normal" style:font-weight-complex="normal"/>
    </style:style>
    <style:style style:name="P1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b95e3" style:font-size-asian="5.25pt" style:font-style-asian="normal" style:font-weight-asian="normal" style:font-size-complex="6pt" style:font-style-complex="normal" style:font-weight-complex="normal"/>
    </style:style>
    <style:style style:name="P1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f9705" style:font-size-asian="5.25pt" style:font-style-asian="normal" style:font-weight-asian="normal" style:font-size-complex="6pt" style:font-style-complex="normal" style:font-weight-complex="normal"/>
    </style:style>
    <style:style style:name="P1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b5c5aa" style:font-size-asian="5.25pt" style:font-style-asian="normal" style:font-weight-asian="normal" style:font-size-complex="6pt" style:font-style-complex="normal" style:font-weight-complex="normal"/>
    </style:style>
    <style:style style:name="P1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1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1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111030a" style:font-size-asian="8.75pt" style:font-style-asian="normal" style:font-weight-asian="normal" style:font-size-complex="10pt" style:font-style-complex="normal" style:font-weight-complex="normal"/>
    </style:style>
    <style:style style:name="P1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efda7b" style:font-size-asian="2.59999990463257pt" style:font-style-asian="normal" style:font-weight-asian="normal" style:font-size-complex="3pt" style:font-style-complex="normal" style:font-weight-complex="normal"/>
    </style:style>
    <style:style style:name="P1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d712d"/>
    </style:style>
    <style:style style:name="P1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9471d" officeooo:paragraph-rsid="0029471d"/>
    </style:style>
    <style:style style:name="P1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3f41a1" style:font-size-asian="7.84999990463257pt" style:font-style-asian="normal" style:font-weight-asian="normal" style:font-size-complex="9pt" style:font-style-complex="normal" style:font-weight-complex="normal"/>
    </style:style>
    <style:style style:name="P1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0ba06" style:font-size-asian="7.84999990463257pt" style:font-style-asian="normal" style:font-weight-asian="normal" style:font-size-complex="9pt" style:font-style-complex="normal" style:font-weight-complex="normal"/>
    </style:style>
    <style:style style:name="P1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b95e3" style:font-size-asian="7.84999990463257pt" style:font-style-asian="normal" style:font-weight-asian="normal" style:font-size-complex="9pt" style:font-style-complex="normal" style:font-weight-complex="normal"/>
    </style:style>
    <style:style style:name="P1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f9705" style:font-size-asian="7.84999990463257pt" style:font-style-asian="normal" style:font-weight-asian="normal" style:font-size-complex="9pt" style:font-style-complex="normal" style:font-weight-complex="normal"/>
    </style:style>
    <style:style style:name="P1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b5c5aa" style:font-size-asian="7.84999990463257pt" style:font-style-asian="normal" style:font-weight-asian="normal" style:font-size-complex="9pt" style:font-style-complex="normal" style:font-weight-complex="normal"/>
    </style:style>
    <style:style style:name="P1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efda7b" style:font-size-asian="7.84999990463257pt" style:font-style-asian="normal" style:font-weight-asian="normal" style:font-size-complex="9pt" style:font-style-complex="normal" style:font-weight-complex="normal"/>
    </style:style>
    <style:style style:name="P1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40b167" style:font-size-asian="7.84999990463257pt" style:font-style-asian="normal" style:font-weight-asian="normal" style:font-size-complex="9pt" style:font-style-complex="normal" style:font-weight-complex="normal"/>
    </style:style>
    <style:style style:name="P1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41083b" style:font-size-asian="7.84999990463257pt" style:font-style-asian="normal" style:font-weight-asian="normal" style:font-size-complex="9pt" style:font-style-complex="normal" style:font-weight-complex="normal"/>
    </style:style>
    <style:style style:name="P1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a72d0c" style:font-size-asian="7.84999990463257pt" style:font-style-asian="normal" style:font-weight-asian="normal" style:font-size-complex="9pt" style:font-style-complex="normal" style:font-weight-complex="normal"/>
    </style:style>
    <style:style style:name="P1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41083b" style:font-size-asian="7pt" style:font-style-asian="normal" style:font-weight-asian="normal" style:font-size-complex="8pt" style:font-style-complex="normal" style:font-weight-complex="normal"/>
    </style:style>
    <style:style style:name="P1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a72d0c" style:font-size-asian="7pt" style:font-style-asian="normal" style:font-weight-asian="normal" style:font-size-complex="8pt" style:font-style-complex="normal" style:font-weight-complex="normal"/>
    </style:style>
    <style:style style:name="P1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68758" style:font-size-asian="7.84999990463257pt" style:font-style-asian="normal" style:font-weight-asian="normal" style:font-size-complex="9pt" style:font-style-complex="normal" style:font-weight-complex="normal"/>
    </style:style>
    <style:style style:name="P1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8ad7b" style:font-size-asian="7.84999990463257pt" style:font-style-asian="normal" style:font-weight-asian="normal" style:font-size-complex="9pt" style:font-style-complex="normal" style:font-weight-complex="normal"/>
    </style:style>
    <style:style style:name="P1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3a936" style:font-size-asian="8.75pt" style:font-style-asian="normal" style:font-weight-asian="normal" style:font-size-complex="10pt" style:font-style-complex="normal" style:font-weight-complex="normal"/>
    </style:style>
    <style:style style:name="P1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506c8" style:font-size-asian="8.75pt" style:font-style-asian="normal" style:font-weight-asian="normal" style:font-size-complex="10pt" style:font-style-complex="normal" style:font-weight-complex="normal"/>
    </style:style>
    <style:style style:name="P1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1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ff18b3" style:font-size-asian="8.75pt" style:font-style-asian="normal" style:font-weight-asian="normal" style:font-size-complex="10pt" style:font-style-complex="normal" style:font-weight-complex="normal"/>
    </style:style>
    <style:style style:name="P1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0f1093" style:font-size-asian="8.75pt" style:font-style-asian="normal" style:font-weight-asian="normal" style:font-size-complex="10pt" style:font-style-complex="normal" style:font-weight-complex="normal"/>
    </style:style>
    <style:style style:name="P1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101bf1" style:font-size-asian="8.75pt" style:font-style-asian="normal" style:font-weight-asian="normal" style:font-size-complex="10pt" style:font-style-complex="normal" style:font-weight-complex="normal"/>
    </style:style>
    <style:style style:name="P1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11030a" style:font-size-asian="8.75pt" style:font-style-asian="normal" style:font-weight-asian="normal" style:font-size-complex="10pt" style:font-style-complex="normal" style:font-weight-complex="normal"/>
    </style:style>
    <style:style style:name="P1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12407f" style:font-size-asian="8.75pt" style:font-style-asian="normal" style:font-weight-asian="normal" style:font-size-complex="10pt" style:font-style-complex="normal" style:font-weight-complex="normal"/>
    </style:style>
    <style:style style:name="P1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4bb3a" style:font-size-asian="8.75pt" style:font-style-asian="normal" style:font-weight-asian="normal" style:font-size-complex="10pt" style:font-style-complex="normal" style:font-weight-complex="normal"/>
    </style:style>
    <style:style style:name="P1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b9e02" style:font-size-asian="8.75pt" style:font-style-asian="normal" style:font-weight-asian="normal" style:font-size-complex="10pt" style:font-style-complex="normal" style:font-weight-complex="normal"/>
    </style:style>
    <style:style style:name="P1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0ba06" style:font-size-asian="8.75pt" style:font-style-asian="normal" style:font-weight-asian="normal" style:font-size-complex="10pt" style:font-style-complex="normal" style:font-weight-complex="normal"/>
    </style:style>
    <style:style style:name="P1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72d0c" style:font-size-asian="8.75pt" style:font-style-asian="normal" style:font-weight-asian="normal" style:font-size-complex="10pt" style:font-style-complex="normal" style:font-weight-complex="normal"/>
    </style:style>
    <style:style style:name="P1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b95e3" style:font-size-asian="8.75pt" style:font-style-asian="normal" style:font-weight-asian="normal" style:font-size-complex="10pt" style:font-style-complex="normal" style:font-weight-complex="normal"/>
    </style:style>
    <style:style style:name="P1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f9705" style:font-size-asian="8.75pt" style:font-style-asian="normal" style:font-weight-asian="normal" style:font-size-complex="10pt" style:font-style-complex="normal" style:font-weight-complex="normal"/>
    </style:style>
    <style:style style:name="P1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b5c5aa" style:font-size-asian="8.75pt" style:font-style-asian="normal" style:font-weight-asian="normal" style:font-size-complex="10pt" style:font-style-complex="normal" style:font-weight-complex="normal"/>
    </style:style>
    <style:style style:name="P1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f09c36" style:font-size-asian="8.75pt" style:font-style-asian="normal" style:font-weight-asian="normal" style:font-size-complex="10pt" style:font-style-complex="normal" style:font-weight-complex="normal"/>
    </style:style>
    <style:style style:name="P2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4bb3a" style:font-size-asian="10.5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b9e02" style:font-size-asian="10.5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0ba06" style:font-size-asian="10.5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72d0c" style:font-size-asian="10.5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b95e3" style:font-size-asian="10.5pt" style:font-style-asian="normal" style:font-weight-asian="normal" style:font-size-complex="12pt" style:font-style-complex="normal" style:font-weight-complex="normal"/>
    </style:style>
    <style:style style:name="P2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f9705" style:font-size-asian="10.5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5c5aa" style:font-size-asian="10.5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f09c36" style:font-size-asian="10.5pt" style:font-style-asian="normal" style:font-weight-asian="normal" style:font-size-complex="12pt" style:font-style-complex="normal" style:font-weight-complex="normal"/>
    </style:style>
    <style:style style:name="P2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3d787b" officeooo:paragraph-rsid="00a28805" style:font-size-asian="12pt" style:font-style-asian="normal" style:font-weight-asian="normal" style:font-size-complex="12pt" style:font-style-complex="normal" style:font-weight-complex="normal"/>
    </style:style>
    <style:style style:name="P2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f004c8" officeooo:paragraph-rsid="00f004c8" style:font-size-asian="12pt" style:font-style-asian="normal" style:font-weight-asian="normal" style:font-size-complex="12pt" style:font-style-complex="normal" style:font-weight-complex="normal"/>
    </style:style>
    <style:style style:name="P2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2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2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2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a506c8" officeooo:paragraph-rsid="00a506c8" style:font-size-asian="8.75pt" style:font-style-asian="normal" style:font-weight-asian="normal" style:font-size-complex="10pt" style:font-style-complex="normal" style:font-weight-complex="normal"/>
    </style:style>
    <style:style style:name="P2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a506c8" officeooo:paragraph-rsid="00d5a42f" style:font-size-asian="8.75pt" style:font-style-asian="normal" style:font-weight-asian="normal" style:font-size-complex="10pt" style:font-style-complex="normal" style:font-weight-complex="normal"/>
    </style:style>
    <style:style style:name="P2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f09c36" style:font-size-asian="10pt" style:font-style-asian="normal" style:font-weight-asian="normal" style:font-size-complex="10pt" style:font-style-complex="normal" style:font-weight-complex="normal"/>
    </style:style>
    <style:style style:name="P2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2pt" fo:font-style="normal" fo:font-weight="normal" officeooo:rsid="0080955a" officeooo:paragraph-rsid="00efda7b" style:font-size-asian="10.5pt" style:font-style-asian="normal" style:font-weight-asian="normal" style:font-size-complex="12pt" style:font-style-complex="normal" style:font-weight-complex="normal"/>
    </style:style>
    <style:style style:name="P2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82e76" officeooo:paragraph-rsid="00582e76"/>
    </style:style>
    <style:style style:name="P2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582e76"/>
    </style:style>
    <style:style style:name="P2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63a666"/>
    </style:style>
    <style:style style:name="P2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3a666" style:font-size-asian="12pt" style:font-style-asian="normal" style:font-weight-asian="normal" style:font-size-complex="12pt" style:font-style-complex="normal" style:font-weight-complex="normal"/>
    </style:style>
    <style:style style:name="P2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5700b" style:font-size-asian="12pt" style:font-style-asian="normal" style:font-weight-asian="normal" style:font-size-complex="12pt" style:font-style-complex="normal" style:font-weight-complex="normal"/>
    </style:style>
    <style:style style:name="P2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2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719ee" officeooo:paragraph-rsid="00887c80" style:font-size-asian="12pt" style:font-style-asian="normal" style:font-weight-asian="normal" style:font-size-complex="12pt" style:font-style-complex="normal" style:font-weight-complex="normal"/>
    </style:style>
    <style:style style:name="P2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2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65700b" officeooo:paragraph-rsid="0065700b" style:font-size-asian="12pt" style:font-style-asian="normal" style:font-weight-asian="normal" style:font-size-complex="12pt" style:font-style-complex="normal" style:font-weight-complex="normal"/>
    </style:style>
    <style:style style:name="P2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200ab" officeooo:paragraph-rsid="0063a666"/>
    </style:style>
    <style:style style:name="P2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2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02433" officeooo:paragraph-rsid="006054b5"/>
    </style:style>
    <style:style style:name="P229" style:family="paragraph" style:parent-style-name="Frame_20_contents">
      <style:text-properties officeooo:paragraph-rsid="0025cc47"/>
    </style:style>
    <style:style style:name="P230" style:family="paragraph" style:parent-style-name="Standard" style:list-style-name="L1">
      <style:paragraph-properties fo:text-align="justify" style:justify-single-word="false"/>
      <style:text-properties style:font-name="DejaVu Sans" fo:font-size="13pt" officeooo:rsid="00101a63" officeooo:paragraph-rsid="00101a63" style:font-size-asian="11.3500003814697pt" style:font-size-complex="13pt"/>
    </style:style>
    <style:style style:name="P231" style:family="paragraph" style:parent-style-name="Standard" style:list-style-name="L1">
      <style:paragraph-properties fo:text-align="justify" style:justify-single-word="false"/>
      <style:text-properties style:font-name="DejaVu Sans" fo:font-size="13pt" officeooo:rsid="00164f0f" officeooo:paragraph-rsid="00164f0f" style:font-size-asian="11.3500003814697pt" style:font-size-complex="13pt"/>
    </style:style>
    <style:style style:name="P232" style:family="paragraph" style:parent-style-name="Standard" style:list-style-name="L1">
      <style:paragraph-properties fo:text-align="justify" style:justify-single-word="false"/>
      <style:text-properties style:font-name="DejaVu Sans" fo:font-size="13pt" officeooo:rsid="00355425" officeooo:paragraph-rsid="00355425" style:font-size-asian="11.3500003814697pt" style:font-size-complex="13pt"/>
    </style:style>
    <style:style style:name="P233" style:family="paragraph" style:parent-style-name="Standard" style:list-style-name="L1">
      <style:paragraph-properties fo:text-align="justify" style:justify-single-word="false"/>
      <style:text-properties style:font-name="DejaVu Sans" fo:font-size="13pt" officeooo:rsid="0055cad4" officeooo:paragraph-rsid="0055cad4" style:font-size-asian="11.3500003814697pt" style:font-size-complex="13pt"/>
    </style:style>
    <style:style style:name="P234" style:family="paragraph" style:parent-style-name="Standard" style:list-style-name="L1">
      <style:paragraph-properties fo:text-align="justify" style:justify-single-word="false"/>
      <style:text-properties style:font-name="DejaVu Sans" fo:font-size="13pt" officeooo:rsid="006ac92e" officeooo:paragraph-rsid="006ac92e" style:font-size-asian="11.3500003814697pt" style:font-size-complex="13pt"/>
    </style:style>
    <style:style style:name="P235" style:family="paragraph" style:parent-style-name="Standard" style:list-style-name="L1">
      <style:paragraph-properties fo:text-align="justify" style:justify-single-word="false"/>
      <style:text-properties style:font-name="DejaVu Sans" fo:font-size="13pt" officeooo:rsid="006d15c7" officeooo:paragraph-rsid="006d15c7" style:font-size-asian="11.3500003814697pt" style:font-size-complex="13pt"/>
    </style:style>
    <style:style style:name="P236" style:family="paragraph" style:parent-style-name="Standard" style:list-style-name="L1">
      <style:paragraph-properties fo:text-align="justify" style:justify-single-word="false"/>
      <style:text-properties style:font-name="DejaVu Sans" fo:font-size="13pt" officeooo:rsid="00840252" officeooo:paragraph-rsid="00840252" style:font-size-asian="11.3500003814697pt" style:font-size-complex="13pt"/>
    </style:style>
    <style:style style:name="P237" style:family="paragraph" style:parent-style-name="Standard" style:list-style-name="L2">
      <loext:graphic-properties draw:fill="none"/>
      <style:paragraph-properties fo:text-align="justify" style:justify-single-word="false" fo:background-color="transparent"/>
      <style:text-properties style:font-name="DejaVu Sans" officeooo:rsid="00393318" officeooo:paragraph-rsid="00393318"/>
    </style:style>
    <style:style style:name="P238" style:family="paragraph" style:parent-style-name="Standard" style:list-style-name="L2">
      <loext:graphic-properties draw:fill="none"/>
      <style:paragraph-properties fo:text-align="justify" style:justify-single-word="false" fo:background-color="transparent"/>
      <style:text-properties style:font-name="DejaVu Sans" officeooo:rsid="003a3e7c" officeooo:paragraph-rsid="003ab1f0"/>
    </style:style>
    <style:style style:name="P239" style:family="paragraph" style:parent-style-name="Standard" style:list-style-name="L2">
      <loext:graphic-properties draw:fill="none"/>
      <style:paragraph-properties fo:text-align="justify" style:justify-single-word="false" fo:background-color="transparent"/>
      <style:text-properties style:font-name="DejaVu Sans" officeooo:rsid="003ab1f0" officeooo:paragraph-rsid="003ab1f0"/>
    </style:style>
    <style:style style:name="P2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1030115" officeooo:paragraph-rsid="003d787b" style:font-size-asian="7pt" style:font-style-asian="normal" style:font-weight-asian="normal" style:font-size-complex="8pt" style:font-style-complex="normal" style:font-weight-complex="normal"/>
    </style:style>
    <style:style style:name="P2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112fd42" officeooo:paragraph-rsid="0112fd42" style:font-size-asian="7pt" style:font-style-asian="normal" style:font-weight-asian="normal" style:font-size-complex="8pt" style:font-style-complex="normal" style:font-weight-complex="normal"/>
    </style:style>
    <style:style style:name="P2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11309c8" officeooo:paragraph-rsid="011309c8" style:font-size-asian="7pt" style:font-style-asian="normal" style:font-weight-asian="normal" style:font-size-complex="8pt" style:font-style-complex="normal" style:font-weight-complex="normal"/>
    </style:style>
    <style:style style:name="P2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113b914" officeooo:paragraph-rsid="0113b914" style:font-size-asian="7pt" style:font-style-asian="normal" style:font-weight-asian="normal" style:font-size-complex="8pt" style:font-style-complex="normal" style:font-weight-complex="normal"/>
    </style:style>
    <style:style style:name="P2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0ba06" style:font-size-asian="7pt" style:font-style-asian="normal" style:font-weight-asian="normal" style:font-size-complex="8pt" style:font-style-complex="normal" style:font-weight-complex="normal"/>
    </style:style>
    <style:style style:name="P2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11ae0a8" style:font-size-asian="7pt" style:font-style-asian="normal" style:font-weight-asian="normal" style:font-size-complex="8pt" style:font-style-complex="normal" style:font-weight-complex="normal"/>
    </style:style>
    <style:style style:name="P2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11ae0a8" style:font-size-asian="7pt" style:font-style-asian="normal" style:font-weight-asian="normal" style:font-size-complex="8pt" style:font-style-complex="normal" style:font-weight-complex="normal"/>
    </style:style>
    <style:style style:name="P2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11ae0a8" style:font-size-asian="7pt" style:font-style-asian="normal" style:font-weight-asian="normal" style:font-size-complex="8pt" style:font-style-complex="normal" style:font-weight-complex="normal"/>
    </style:style>
    <style:style style:name="P2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11ae0a8" style:font-size-asian="7pt" style:font-style-asian="normal" style:font-weight-asian="normal" style:font-size-complex="8pt" style:font-style-complex="normal" style:font-weight-complex="normal"/>
    </style:style>
    <style:style style:name="P2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11ae0a8" style:font-size-asian="7pt" style:font-style-asian="normal" style:font-weight-asian="normal" style:font-size-complex="8pt" style:font-style-complex="normal" style:font-weight-complex="normal"/>
    </style:style>
    <style:style style:name="P2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21a52" style:font-size-asian="12pt" style:font-style-asian="normal" style:font-weight-asian="normal" style:font-size-complex="12pt" style:font-style-complex="normal" style:font-weight-complex="normal"/>
    </style:style>
    <style:style style:name="P2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11ae0a8" style:font-size-asian="12pt" style:font-style-asian="normal" style:font-weight-asian="normal" style:font-size-complex="12pt" style:font-style-complex="normal" style:font-weight-complex="normal"/>
    </style:style>
    <style:style style:name="P2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68758" style:font-size-asian="12pt" style:font-style-asian="normal" style:font-weight-asian="normal" style:font-size-complex="12pt" style:font-style-complex="normal" style:font-weight-complex="normal"/>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46c530" officeooo:paragraph-rsid="011819e9"/>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46c530" officeooo:paragraph-rsid="01101bf1"/>
    </style:style>
    <style:style style:name="P2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11819e9" style:font-size-asian="8.75pt" style:font-style-asian="normal" style:font-weight-asian="normal" style:font-size-complex="10pt" style:font-style-complex="normal" style:font-weight-complex="normal"/>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2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11ae0a8" style:font-size-asian="5.25pt" style:font-style-asian="normal" style:font-weight-asian="normal" style:font-size-complex="6pt" style:font-style-complex="normal" style:font-weight-complex="normal"/>
    </style:style>
    <style:style style:name="P2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11ae0a8" style:font-size-asian="7.84999990463257pt" style:font-style-asian="normal" style:font-weight-asian="normal" style:font-size-complex="9pt" style:font-style-complex="normal" style:font-weight-complex="normal"/>
    </style:style>
    <style:style style:name="P2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text-position="0% 100%" style:font-name="DejaVu Sans" fo:font-size="10pt" fo:font-style="normal" fo:font-weight="normal" officeooo:rsid="005424a6" officeooo:paragraph-rsid="0063a666" style:font-size-asian="8.75pt" style:font-style-asian="normal" style:font-weight-asian="normal" style:font-size-complex="10pt" style:font-style-complex="normal" style:font-weight-complex="normal"/>
    </style:style>
    <style:style style:name="P2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16f418" style:font-size-asian="8.75pt" style:font-style-asian="normal" style:font-weight-asian="normal" style:font-size-complex="10pt" style:font-style-complex="normal" style:font-weight-complex="normal"/>
    </style:style>
    <style:style style:name="P2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1819e9" style:font-size-asian="8.75pt" style:font-style-asian="normal" style:font-weight-asian="normal" style:font-size-complex="10pt" style:font-style-complex="normal" style:font-weight-complex="normal"/>
    </style:style>
    <style:style style:name="P2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0f1093" style:font-size-asian="8.75pt" style:font-style-asian="normal" style:font-weight-asian="normal" style:font-size-complex="10pt" style:font-style-complex="normal" style:font-weight-complex="normal"/>
    </style:style>
    <style:style style:name="P2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1101bf1" style:font-size-asian="8.75pt" style:font-style-asian="normal" style:font-weight-asian="normal" style:font-size-complex="10pt" style:font-style-complex="normal" style:font-weight-complex="normal"/>
    </style:style>
    <style:style style:name="P2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11ae0a8" style:font-size-asian="7pt" style:font-style-asian="normal" style:font-weight-asian="normal" style:font-size-complex="8pt" style:font-style-complex="normal" style:font-weight-complex="normal"/>
    </style:style>
    <style:style style:name="P2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e9cbb" officeooo:paragraph-rsid="00b5c5aa"/>
    </style:style>
    <style:style style:name="P2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9pt" fo:font-style="normal" fo:font-weight="normal" officeooo:rsid="00169342" officeooo:paragraph-rsid="011ae0a8" style:font-size-asian="7.84999990463257pt" style:font-style-asian="normal" style:font-weight-asian="normal" style:font-size-complex="9pt" style:font-style-complex="normal" style:font-weight-complex="normal"/>
    </style:style>
    <style:style style:name="P2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11ae0a8" style:font-size-asian="7.84999990463257pt" style:font-style-asian="normal" style:font-weight-asian="normal" style:font-size-complex="9pt" style:font-style-complex="normal" style:font-weight-complex="normal"/>
    </style:style>
    <style:style style:name="P26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fo:color="#c9211e" loext:opacity="100%" style:text-position="0% 100%" style:font-name="DejaVu Sans" fo:font-size="10pt" fo:font-style="normal" fo:font-weight="normal" officeooo:rsid="005424a6" officeooo:paragraph-rsid="005bb323" style:font-size-asian="8.75pt" style:font-style-asian="normal" style:font-weight-asian="normal" style:font-size-complex="10pt" style:font-style-complex="normal" style:font-weight-complex="normal"/>
    </style:style>
    <style:style style:name="P26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fo:color="#c9211e" loext:opacity="100%" style:text-position="0% 100%" style:font-name="DejaVu Sans" fo:font-size="10pt" fo:font-style="normal" fo:font-weight="normal" officeooo:rsid="005424a6" officeooo:paragraph-rsid="007c2e20" style:font-size-asian="8.75pt" style:font-style-asian="normal" style:font-weight-asian="normal" style:font-size-complex="10pt" style:font-style-complex="normal" style:font-weight-complex="normal"/>
    </style:style>
    <style:style style:name="P27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5bb323"/>
    </style:style>
    <style:style style:name="P27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27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804e61" style:font-size-asian="12pt" style:font-style-asian="normal" style:font-weight-asian="normal" style:font-size-complex="12pt" style:font-style-complex="normal" style:font-weight-complex="normal"/>
    </style:style>
    <style:style style:name="P27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11b6511" officeooo:paragraph-rsid="011b6511" style:font-size-asian="12pt" style:font-style-asian="normal" style:font-weight-asian="normal" style:font-size-complex="12pt" style:font-style-complex="normal" style:font-weight-complex="normal"/>
    </style:style>
    <style:style style:name="P27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734170" style:font-size-asian="12pt" style:font-style-asian="normal" style:font-weight-asian="normal" style:font-size-complex="12pt" style:font-style-complex="normal" style:font-weight-complex="normal"/>
    </style:style>
    <style:style style:name="P27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42350" officeooo:paragraph-rsid="00734170" style:font-size-asian="12pt" style:font-style-asian="normal" style:font-weight-asian="normal" style:font-size-complex="12pt" style:font-style-complex="normal" style:font-weight-complex="normal"/>
    </style:style>
    <style:style style:name="P27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11cc162" style:font-size-asian="12pt" style:font-style-asian="normal" style:font-weight-asian="normal" style:font-size-complex="12pt" style:font-style-complex="normal" style:font-weight-complex="normal"/>
    </style:style>
    <style:style style:name="P27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1b2b6" officeooo:paragraph-rsid="00804e61" style:font-size-asian="12pt" style:font-style-asian="normal" style:font-weight-asian="normal" style:font-size-complex="12pt" style:font-style-complex="normal" style:font-weight-complex="normal"/>
    </style:style>
    <style:style style:name="P27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887c80" style:font-size-asian="12pt" style:font-style-asian="normal" style:font-weight-asian="normal" style:font-size-complex="12pt" style:font-style-complex="normal" style:font-weight-complex="normal"/>
    </style:style>
    <style:style style:name="P27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11deb40" officeooo:paragraph-rsid="011deb40" style:font-size-asian="12pt" style:font-style-asian="normal" style:font-weight-asian="normal" style:font-size-complex="12pt" style:font-style-complex="normal" style:font-weight-complex="normal"/>
    </style:style>
    <style:style style:name="P28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11b6511" officeooo:paragraph-rsid="011b6511" style:font-size-asian="8.75pt" style:font-style-asian="normal" style:font-weight-asian="normal" style:font-size-complex="10pt" style:font-style-complex="normal" style:font-weight-complex="normal"/>
    </style:style>
    <style:style style:name="P281" style:family="paragraph">
      <style:paragraph-properties fo:text-align="center"/>
    </style:style>
    <style:style style:name="P282" style:family="paragraph">
      <style:paragraph-properties fo:text-align="center"/>
      <style:text-properties fo:font-size="12pt"/>
    </style:style>
    <style:style style:name="P283" style:family="paragraph">
      <loext:graphic-properties draw:fill-color="#ffffff"/>
      <style:paragraph-properties fo:text-align="center"/>
      <style:text-properties fo:font-size="12pt"/>
    </style:style>
    <style:style style:name="P284" style:family="paragraph">
      <loext:graphic-properties draw:fill="none" draw:fill-color="#e16173"/>
      <style:paragraph-properties fo:text-align="center"/>
    </style:style>
    <style:style style:name="P285" style:family="paragraph">
      <loext:graphic-properties draw:fill="solid" draw:fill-color="#c9211e"/>
    </style:style>
    <style:style style:name="P286" style:family="paragraph">
      <loext:graphic-properties draw:fill="solid" draw:fill-color="#8e86ae"/>
      <style:text-properties fo:font-size="12pt"/>
    </style:style>
    <style:style style:name="P287" style:family="paragraph">
      <loext:graphic-properties draw:fill="solid" draw:fill-color="#168253"/>
    </style:style>
    <style:style style:name="P288" style:family="paragraph">
      <loext:graphic-properties draw:fill="none"/>
      <style:text-properties fo:font-size="12pt"/>
    </style:style>
    <style:style style:name="P289" style:family="paragraph">
      <loext:graphic-properties draw:fill="none"/>
    </style:style>
    <style:style style:name="T1" style:family="text">
      <style:text-properties style:font-name="DejaVu Sans" fo:font-size="16pt" officeooo:rsid="00101a63" style:font-size-asian="16pt" style:font-size-complex="16pt"/>
    </style:style>
    <style:style style:name="T2" style:family="text">
      <style:text-properties style:font-name="DejaVu Sans" fo:font-size="16pt" officeooo:rsid="00104d27" style:font-size-asian="16pt" style:font-size-complex="16pt"/>
    </style:style>
    <style:style style:name="T3"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DejaVu Sans" fo:font-size="12pt" fo:font-style="normal" fo:font-weight="normal" officeooo:rsid="0030a648" style:font-size-asian="12pt" style:font-style-asian="normal" style:font-weight-asian="normal" style:font-size-complex="12pt" style:font-style-complex="normal" style:font-weight-complex="normal"/>
    </style:style>
    <style:style style:name="T5" style:family="text">
      <style:text-properties style:font-name="DejaVu Sans" officeooo:rsid="0025cc47"/>
    </style:style>
    <style:style style:name="T6" style:family="text">
      <style:text-properties officeooo:rsid="00104d27"/>
    </style:style>
    <style:style style:name="T7" style:family="text">
      <style:text-properties officeooo:rsid="0013d3db"/>
    </style:style>
    <style:style style:name="T8" style:family="text">
      <style:text-properties officeooo:rsid="001454bd"/>
    </style:style>
    <style:style style:name="T9" style:family="text">
      <style:text-properties officeooo:rsid="00170ee6"/>
    </style:style>
    <style:style style:name="T10" style:family="text">
      <style:text-properties officeooo:rsid="00179665"/>
    </style:style>
    <style:style style:name="T11" style:family="text">
      <style:text-properties officeooo:rsid="00192b6d"/>
    </style:style>
    <style:style style:name="T12" style:family="text">
      <style:text-properties officeooo:rsid="001bcd87"/>
    </style:style>
    <style:style style:name="T13" style:family="text">
      <style:text-properties officeooo:rsid="001fb3da"/>
    </style:style>
    <style:style style:name="T14" style:family="text">
      <style:text-properties officeooo:rsid="00204541"/>
    </style:style>
    <style:style style:name="T15" style:family="text">
      <style:text-properties officeooo:rsid="00215c20"/>
    </style:style>
    <style:style style:name="T16" style:family="text">
      <style:text-properties fo:color="#3465a4" loext:opacity="100%"/>
    </style:style>
    <style:style style:name="T17" style:family="text">
      <style:text-properties fo:color="#3465a4" loext:opacity="100%" officeooo:rsid="00215c20"/>
    </style:style>
    <style:style style:name="T18" style:family="text">
      <style:text-properties fo:color="#3465a4" loext:opacity="100%" officeooo:rsid="0022f3c8"/>
    </style:style>
    <style:style style:name="T19" style:family="text">
      <style:text-properties fo:color="#3465a4" loext:opacity="100%" officeooo:rsid="0040b167"/>
    </style:style>
    <style:style style:name="T20" style:family="text">
      <style:text-properties fo:color="#3465a4" loext:opacity="100%" officeooo:rsid="00acba8a"/>
    </style:style>
    <style:style style:name="T21" style:family="text">
      <style:text-properties fo:color="#3465a4" loext:opacity="100%" officeooo:rsid="00e49e7c"/>
    </style:style>
    <style:style style:name="T22" style:family="text">
      <style:text-properties fo:color="#3465a4" loext:opacity="100%" fo:font-size="9pt" officeooo:rsid="00e6c40a" style:font-size-asian="7.84999990463257pt" style:font-size-complex="9pt"/>
    </style:style>
    <style:style style:name="T23" style:family="text">
      <style:text-properties fo:color="#3465a4" loext:opacity="100%" officeooo:rsid="00e6c40a"/>
    </style:style>
    <style:style style:name="T24" style:family="text">
      <style:text-properties fo:color="#3465a4" loext:opacity="100%" officeooo:rsid="011ae0a8"/>
    </style:style>
    <style:style style:name="T25" style:family="text">
      <style:text-properties officeooo:rsid="0025cc47"/>
    </style:style>
    <style:style style:name="T26" style:family="text">
      <style:text-properties fo:color="#ffffff" loext:opacity="100%" style:font-name="DejaVu Sans" officeooo:rsid="0025cc47"/>
    </style:style>
    <style:style style:name="T27" style:family="text">
      <style:text-properties fo:color="#ffffff" loext:opacity="100%" style:font-name="DejaVu Sans" officeooo:rsid="0026c08b"/>
    </style:style>
    <style:style style:name="T28" style:family="text">
      <style:text-properties officeooo:rsid="0026c08b"/>
    </style:style>
    <style:style style:name="T29" style:family="text">
      <style:text-properties fo:color="#000000" loext:opacity="100%"/>
    </style:style>
    <style:style style:name="T30" style:family="text">
      <style:text-properties fo:color="#000000" loext:opacity="100%" officeooo:rsid="0026c08b"/>
    </style:style>
    <style:style style:name="T31" style:family="text">
      <style:text-properties fo:color="#000000" loext:opacity="100%" officeooo:rsid="00ae63ea"/>
    </style:style>
    <style:style style:name="T32" style:family="text">
      <style:text-properties fo:color="#000000" loext:opacity="100%" officeooo:rsid="00b021fb"/>
    </style:style>
    <style:style style:name="T33" style:family="text">
      <style:text-properties fo:color="#000000" loext:opacity="100%" officeooo:rsid="00b17b74"/>
    </style:style>
    <style:style style:name="T34" style:family="text">
      <style:text-properties fo:color="#000000" loext:opacity="100%" officeooo:rsid="00b7c629"/>
    </style:style>
    <style:style style:name="T35" style:family="text">
      <style:text-properties fo:color="#000000" loext:opacity="100%" officeooo:rsid="00b97a3e"/>
    </style:style>
    <style:style style:name="T36" style:family="text">
      <style:text-properties fo:color="#000000" loext:opacity="100%" style:text-position="0% 100%" officeooo:rsid="00c259ba" style:font-size-asian="10pt"/>
    </style:style>
    <style:style style:name="T37" style:family="text">
      <style:text-properties fo:color="#000000" loext:opacity="100%" style:text-position="0% 100%" officeooo:rsid="00b17b74" style:font-size-asian="10pt"/>
    </style:style>
    <style:style style:name="T38" style:family="text">
      <style:text-properties fo:color="#000000" loext:opacity="100%" style:text-position="0% 100%" officeooo:rsid="00b7c629" style:font-size-asian="10pt"/>
    </style:style>
    <style:style style:name="T39" style:family="text">
      <style:text-properties fo:color="#000000" loext:opacity="100%" style:text-position="0% 100%" officeooo:rsid="00cfe251" style:font-size-asian="10pt"/>
    </style:style>
    <style:style style:name="T40" style:family="text">
      <style:text-properties fo:color="#000000" loext:opacity="100%" style:text-position="0% 100%" officeooo:rsid="00f09c36" style:font-size-asian="10pt"/>
    </style:style>
    <style:style style:name="T41" style:family="text">
      <style:text-properties fo:color="#000000" loext:opacity="100%" style:text-position="0% 100%" fo:font-size="10pt" fo:font-style="normal" fo:font-weight="normal" style:font-size-asian="8.75pt" style:font-style-asian="normal" style:font-weight-asian="normal" style:font-size-complex="10pt" style:font-style-complex="normal" style:font-weight-complex="normal"/>
    </style:style>
    <style:style style:name="T42" style:family="text">
      <style:text-properties fo:color="#000000" loext:opacity="100%" style:text-position="0% 100%" fo:font-size="10pt" fo:font-style="normal" fo:font-weight="normal" officeooo:rsid="00335a1c" style:font-size-asian="8.75pt" style:font-style-asian="normal" style:font-weight-asian="normal" style:font-size-complex="10pt" style:font-style-complex="normal" style:font-weight-complex="normal"/>
    </style:style>
    <style:style style:name="T43" style:family="text">
      <style:text-properties fo:color="#000000" loext:opacity="100%" style:text-position="0% 100%" fo:font-size="10pt" fo:font-style="normal" fo:font-weight="normal" officeooo:rsid="00ae63ea" style:font-size-asian="8.75pt" style:font-style-asian="normal" style:font-weight-asian="normal" style:font-size-complex="10pt" style:font-style-complex="normal" style:font-weight-complex="normal"/>
    </style:style>
    <style:style style:name="T44" style:family="text">
      <style:text-properties fo:color="#000000" loext:opacity="100%" style:text-position="0% 100%" fo:font-size="10pt" fo:font-style="normal" fo:font-weight="normal" officeooo:rsid="00b021fb" style:font-size-asian="8.75pt" style:font-style-asian="normal" style:font-weight-asian="normal" style:font-size-complex="10pt" style:font-style-complex="normal" style:font-weight-complex="normal"/>
    </style:style>
    <style:style style:name="T45" style:family="text">
      <style:text-properties fo:color="#000000" loext:opacity="100%" style:text-position="0% 100%" fo:font-size="10pt" fo:font-style="normal" fo:font-weight="normal" officeooo:rsid="00b17b74" style:font-size-asian="8.75pt" style:font-style-asian="normal" style:font-weight-asian="normal" style:font-size-complex="10pt" style:font-style-complex="normal" style:font-weight-complex="normal"/>
    </style:style>
    <style:style style:name="T46" style:family="text">
      <style:text-properties fo:color="#000000" loext:opacity="100%" style:text-position="0% 100%" fo:font-size="10pt" fo:font-style="normal" fo:font-weight="normal" officeooo:rsid="01068269" style:font-size-asian="8.75pt" style:font-style-asian="normal" style:font-weight-asian="normal" style:font-size-complex="10pt" style:font-style-complex="normal" style:font-weight-complex="normal"/>
    </style:style>
    <style:style style:name="T47" style:family="text">
      <style:text-properties fo:color="#000000" loext:opacity="100%" style:text-position="0% 100%" officeooo:rsid="00f84a78"/>
    </style:style>
    <style:style style:name="T48" style:family="text">
      <style:text-properties fo:color="#000000" loext:opacity="100%" style:text-position="0% 100%" officeooo:rsid="00fa6bfc"/>
    </style:style>
    <style:style style:name="T49" style:family="text">
      <style:text-properties fo:color="#000000" loext:opacity="100%" style:text-position="0% 100%" officeooo:rsid="00fbd4c7"/>
    </style:style>
    <style:style style:name="T50" style:family="text">
      <style:text-properties fo:color="#000000" loext:opacity="100%" style:text-position="0% 100%" officeooo:rsid="00fe8db9"/>
    </style:style>
    <style:style style:name="T51" style:family="text">
      <style:text-properties fo:color="#000000" loext:opacity="100%" style:text-position="0% 100%" officeooo:rsid="010039c2"/>
    </style:style>
    <style:style style:name="T52" style:family="text">
      <style:text-properties fo:color="#000000" loext:opacity="100%" officeooo:rsid="00c04bd5"/>
    </style:style>
    <style:style style:name="T53" style:family="text">
      <style:text-properties fo:color="#000000" loext:opacity="100%" officeooo:rsid="00d48a46"/>
    </style:style>
    <style:style style:name="T54" style:family="text">
      <style:text-properties fo:color="#000000" loext:opacity="100%" officeooo:rsid="00d48a46" style:font-size-asian="10pt"/>
    </style:style>
    <style:style style:name="T55" style:family="text">
      <style:text-properties fo:color="#000000" loext:opacity="100%" officeooo:rsid="00c259ba" style:font-size-asian="10pt"/>
    </style:style>
    <style:style style:name="T56" style:family="text">
      <style:text-properties fo:color="#000000" loext:opacity="100%" officeooo:rsid="00b17b74" style:font-size-asian="10pt"/>
    </style:style>
    <style:style style:name="T57" style:family="text">
      <style:text-properties fo:color="#000000" loext:opacity="100%" officeooo:rsid="00f09c36" style:font-size-asian="10pt"/>
    </style:style>
    <style:style style:name="T58" style:family="text">
      <style:text-properties fo:color="#000000" loext:opacity="100%" officeooo:rsid="00d5a42f"/>
    </style:style>
    <style:style style:name="T59" style:family="text">
      <style:text-properties fo:color="#000000" loext:opacity="100%" officeooo:rsid="010ed879"/>
    </style:style>
    <style:style style:name="T60" style:family="text">
      <style:text-properties fo:color="#000000" loext:opacity="100%" officeooo:rsid="004ba4e0"/>
    </style:style>
    <style:style style:name="T61" style:family="text">
      <style:text-properties fo:color="#000000" loext:opacity="100%" officeooo:rsid="011101b6"/>
    </style:style>
    <style:style style:name="T62" style:family="text">
      <style:text-properties fo:color="#000000" loext:opacity="100%" officeooo:rsid="0111030a"/>
    </style:style>
    <style:style style:name="T63" style:family="text">
      <style:text-properties fo:color="#000000" loext:opacity="100%" officeooo:rsid="00ff18b3"/>
    </style:style>
    <style:style style:name="T64" style:family="text">
      <style:text-properties officeooo:rsid="0029471d"/>
    </style:style>
    <style:style style:name="T65" style:family="text">
      <style:text-properties officeooo:rsid="002ba114"/>
    </style:style>
    <style:style style:name="T66" style:family="text">
      <style:text-properties officeooo:rsid="002d2abe"/>
    </style:style>
    <style:style style:name="T67" style:family="text">
      <style:text-properties officeooo:rsid="002ee5dd"/>
    </style:style>
    <style:style style:name="T68" style:family="text">
      <style:text-properties officeooo:rsid="00335a1c"/>
    </style:style>
    <style:style style:name="T69" style:family="text">
      <style:text-properties officeooo:rsid="00355425"/>
    </style:style>
    <style:style style:name="T70" style:family="text">
      <style:text-properties officeooo:rsid="0036289e"/>
    </style:style>
    <style:style style:name="T71" style:family="text">
      <style:text-properties officeooo:rsid="00379f15"/>
    </style:style>
    <style:style style:name="T72" style:family="text">
      <style:text-properties officeooo:rsid="003927dd"/>
    </style:style>
    <style:style style:name="T73" style:family="text">
      <style:text-properties officeooo:rsid="00393318"/>
    </style:style>
    <style:style style:name="T74" style:family="text">
      <style:text-properties officeooo:rsid="003a3e7c"/>
    </style:style>
    <style:style style:name="T75" style:family="text">
      <style:text-properties officeooo:rsid="003ab1f0"/>
    </style:style>
    <style:style style:name="T76" style:family="text">
      <style:text-properties officeooo:rsid="003d787b"/>
    </style:style>
    <style:style style:name="T77" style:family="text">
      <style:text-properties officeooo:rsid="00407efa"/>
    </style:style>
    <style:style style:name="T78" style:family="text">
      <style:text-properties officeooo:rsid="0046c530"/>
    </style:style>
    <style:style style:name="T79" style:family="text">
      <style:text-properties officeooo:rsid="004b9e02"/>
    </style:style>
    <style:style style:name="T80" style:family="text">
      <style:text-properties officeooo:rsid="004ba4e0"/>
    </style:style>
    <style:style style:name="T81" style:family="text">
      <style:text-properties officeooo:rsid="0051d537"/>
    </style:style>
    <style:style style:name="T82" style:family="text">
      <style:text-properties officeooo:rsid="00533e6c"/>
    </style:style>
    <style:style style:name="T83" style:family="text">
      <style:text-properties style:font-name="Liberation Serif1" officeooo:rsid="00533e6c" style:font-name-asian="Liberation Serif1" style:font-name-complex="Liberation Serif1"/>
    </style:style>
    <style:style style:name="T84" style:family="text">
      <style:text-properties officeooo:rsid="00533e6c" style:font-name-asian="Noto Serif CJK SC" style:font-name-complex="FreeSans"/>
    </style:style>
    <style:style style:name="T85" style:family="text">
      <style:text-properties style:text-position="super 58%"/>
    </style:style>
    <style:style style:name="T86" style:family="text">
      <style:text-properties style:text-position="0% 100%"/>
    </style:style>
    <style:style style:name="T87" style:family="text">
      <style:text-properties style:text-position="0% 100%" officeooo:rsid="00582e76"/>
    </style:style>
    <style:style style:name="T88" style:family="text">
      <style:text-properties style:text-position="0% 100%" officeooo:rsid="0059abd5"/>
    </style:style>
    <style:style style:name="T89" style:family="text">
      <style:text-properties style:text-position="0% 100%" officeooo:rsid="0059c815"/>
    </style:style>
    <style:style style:name="T90" style:family="text">
      <style:text-properties style:text-position="0% 100%" officeooo:rsid="005d5b7e"/>
    </style:style>
    <style:style style:name="T91" style:family="text">
      <style:text-properties style:text-position="0% 100%" officeooo:rsid="005e9cbb"/>
    </style:style>
    <style:style style:name="T92" style:family="text">
      <style:text-properties style:text-position="0% 100%" officeooo:rsid="00335a1c"/>
    </style:style>
    <style:style style:name="T93" style:family="text">
      <style:text-properties style:text-position="0% 100%" officeooo:rsid="003d787b"/>
    </style:style>
    <style:style style:name="T94" style:family="text">
      <style:text-properties style:text-position="0% 100%" officeooo:rsid="00602433"/>
    </style:style>
    <style:style style:name="T95" style:family="text">
      <style:text-properties style:text-position="0% 100%" officeooo:rsid="006054b5"/>
    </style:style>
    <style:style style:name="T96" style:family="text">
      <style:text-properties style:text-position="0% 100%" officeooo:rsid="0061ce99"/>
    </style:style>
    <style:style style:name="T97" style:family="text">
      <style:text-properties style:text-position="0% 100%" officeooo:rsid="006200ab"/>
    </style:style>
    <style:style style:name="T98" style:family="text">
      <style:text-properties style:text-position="0% 100%" officeooo:rsid="00624c65"/>
    </style:style>
    <style:style style:name="T99" style:family="text">
      <style:text-properties style:text-position="0% 100%" officeooo:rsid="0063a5d3"/>
    </style:style>
    <style:style style:name="T100" style:family="text">
      <style:text-properties style:text-position="0% 100%" officeooo:rsid="00671349"/>
    </style:style>
    <style:style style:name="T101" style:family="text">
      <style:text-properties style:text-position="0% 100%" officeooo:rsid="006fe0c7"/>
    </style:style>
    <style:style style:name="T102" style:family="text">
      <style:text-properties style:text-position="0% 100%" officeooo:rsid="00714849"/>
    </style:style>
    <style:style style:name="T103" style:family="text">
      <style:text-properties style:text-position="0% 100%" officeooo:rsid="0071f3f8"/>
    </style:style>
    <style:style style:name="T104" style:family="text">
      <style:text-properties style:text-position="0% 100%" officeooo:rsid="00734170"/>
    </style:style>
    <style:style style:name="T105" style:family="text">
      <style:text-properties style:text-position="0% 100%" officeooo:rsid="00742350"/>
    </style:style>
    <style:style style:name="T106" style:family="text">
      <style:text-properties style:text-position="0% 100%" officeooo:rsid="0075d169"/>
    </style:style>
    <style:style style:name="T107" style:family="text">
      <style:text-properties style:text-position="0% 100%" officeooo:rsid="007be0ca"/>
    </style:style>
    <style:style style:name="T108" style:family="text">
      <style:text-properties style:text-position="0% 100%" officeooo:rsid="007c2e20"/>
    </style:style>
    <style:style style:name="T109" style:family="text">
      <style:text-properties style:text-position="0% 100%" officeooo:rsid="007dd643"/>
    </style:style>
    <style:style style:name="T110" style:family="text">
      <style:text-properties style:text-position="0% 100%" officeooo:rsid="007f38a2"/>
    </style:style>
    <style:style style:name="T111" style:family="text">
      <style:text-properties style:text-position="0% 100%" officeooo:rsid="00804e61"/>
    </style:style>
    <style:style style:name="T112" style:family="text">
      <style:text-properties style:text-position="0% 100%" officeooo:rsid="0081b2b6"/>
    </style:style>
    <style:style style:name="T113" style:family="text">
      <style:text-properties style:text-position="0% 100%" officeooo:rsid="0086b017"/>
    </style:style>
    <style:style style:name="T114" style:family="text">
      <style:text-properties style:text-position="0% 100%" officeooo:rsid="008719ee"/>
    </style:style>
    <style:style style:name="T115" style:family="text">
      <style:text-properties style:text-position="0% 100%" officeooo:rsid="0087b74e"/>
    </style:style>
    <style:style style:name="T116" style:family="text">
      <style:text-properties style:text-position="0% 100%" officeooo:rsid="00887c80"/>
    </style:style>
    <style:style style:name="T117" style:family="text">
      <style:text-properties style:text-position="0% 100%" officeooo:rsid="008c9f29"/>
    </style:style>
    <style:style style:name="T118" style:family="text">
      <style:text-properties style:text-position="0% 100%" officeooo:rsid="005424a6"/>
    </style:style>
    <style:style style:name="T119" style:family="text">
      <style:text-properties style:text-position="0% 100%" officeooo:rsid="00a506c8"/>
    </style:style>
    <style:style style:name="T120" style:family="text">
      <style:text-properties style:text-position="0% 100%" officeooo:rsid="00ce7986"/>
    </style:style>
    <style:style style:name="T121" style:family="text">
      <style:text-properties style:text-position="0% 100%" officeooo:rsid="00ce9ae4"/>
    </style:style>
    <style:style style:name="T122" style:family="text">
      <style:text-properties style:text-position="0% 100%" officeooo:rsid="00dd05da"/>
    </style:style>
    <style:style style:name="T123" style:family="text">
      <style:text-properties style:text-position="0% 100%" officeooo:rsid="00dfcc4b"/>
    </style:style>
    <style:style style:name="T124" style:family="text">
      <style:text-properties style:text-position="0% 100%" officeooo:rsid="00e8ad7b"/>
    </style:style>
    <style:style style:name="T125" style:family="text">
      <style:text-properties style:text-position="0% 100%" officeooo:rsid="00f59b7e"/>
    </style:style>
    <style:style style:name="T126" style:family="text">
      <style:text-properties style:text-position="0% 100%" officeooo:rsid="00f80ae7"/>
    </style:style>
    <style:style style:name="T127" style:family="text">
      <style:text-properties style:text-position="0% 100%" officeooo:rsid="00fcca3a"/>
    </style:style>
    <style:style style:name="T128" style:family="text">
      <style:text-properties style:text-position="0% 100%" officeooo:rsid="01097b5e"/>
    </style:style>
    <style:style style:name="T129" style:family="text">
      <style:text-properties style:text-position="0% 100%" officeooo:rsid="00a3a936"/>
    </style:style>
    <style:style style:name="T130" style:family="text">
      <style:text-properties style:text-position="0% 100%" officeooo:rsid="0112407f"/>
    </style:style>
    <style:style style:name="T131" style:family="text">
      <style:text-properties style:text-position="0% 100%" officeooo:rsid="0117c786"/>
    </style:style>
    <style:style style:name="T132" style:family="text">
      <style:text-properties style:text-position="0% 100%" officeooo:rsid="011deb40"/>
    </style:style>
    <style:style style:name="T133" style:family="text">
      <style:text-properties officeooo:rsid="006d15c7"/>
    </style:style>
    <style:style style:name="T134" style:family="text">
      <style:text-properties officeooo:rsid="009f0f75"/>
    </style:style>
    <style:style style:name="T135" style:family="text">
      <style:text-properties fo:font-size="8pt" officeooo:rsid="00425b5b" style:font-size-asian="7pt" style:font-size-complex="8pt"/>
    </style:style>
    <style:style style:name="T136" style:family="text">
      <style:text-properties fo:font-size="8pt" officeooo:rsid="00a21a52" style:font-size-asian="7pt" style:font-size-complex="8pt"/>
    </style:style>
    <style:style style:name="T137" style:family="text">
      <style:text-properties fo:font-size="8pt" officeooo:rsid="011309c8" style:font-size-asian="7pt" style:font-size-complex="8pt"/>
    </style:style>
    <style:style style:name="T138" style:family="text">
      <style:text-properties fo:font-size="8pt" officeooo:rsid="011d5a77" style:font-size-asian="7pt" style:font-size-complex="8pt"/>
    </style:style>
    <style:style style:name="T139" style:family="text">
      <style:text-properties fo:font-size="8pt" officeooo:rsid="00dac075" style:font-size-asian="8pt" style:font-size-complex="8pt"/>
    </style:style>
    <style:style style:name="T140" style:family="text">
      <style:text-properties fo:font-size="8pt" officeooo:rsid="00dc8e45" style:font-size-asian="8pt" style:font-size-complex="8pt"/>
    </style:style>
    <style:style style:name="T141" style:family="text">
      <style:text-properties officeooo:rsid="00a3a936"/>
    </style:style>
    <style:style style:name="T142" style:family="text">
      <style:text-properties officeooo:rsid="00a506c8"/>
    </style:style>
    <style:style style:name="T143" style:family="text">
      <style:text-properties officeooo:rsid="00ac9431"/>
    </style:style>
    <style:style style:name="T144" style:family="text">
      <style:text-properties officeooo:rsid="00acba8a"/>
    </style:style>
    <style:style style:name="T145" style:family="text">
      <style:text-properties officeooo:rsid="00ae63ea"/>
    </style:style>
    <style:style style:name="T146" style:family="text">
      <style:text-properties officeooo:rsid="00af9705"/>
    </style:style>
    <style:style style:name="T147" style:family="text">
      <style:text-properties officeooo:rsid="00b021fb"/>
    </style:style>
    <style:style style:name="T148" style:family="text">
      <style:text-properties officeooo:rsid="00b17b74"/>
    </style:style>
    <style:style style:name="T149" style:family="text">
      <style:text-properties officeooo:rsid="00b5c5aa"/>
    </style:style>
    <style:style style:name="T150" style:family="text">
      <style:text-properties officeooo:rsid="00b97a3e"/>
    </style:style>
    <style:style style:name="T151" style:family="text">
      <style:text-properties officeooo:rsid="00be60b0"/>
    </style:style>
    <style:style style:name="T152" style:family="text">
      <style:text-properties officeooo:rsid="00d48a46"/>
    </style:style>
    <style:style style:name="T153" style:family="text">
      <style:text-properties officeooo:rsid="00dac075"/>
    </style:style>
    <style:style style:name="T154" style:family="text">
      <style:text-properties officeooo:rsid="00dc8e45"/>
    </style:style>
    <style:style style:name="T155" style:family="text">
      <style:text-properties officeooo:rsid="00dd05da"/>
    </style:style>
    <style:style style:name="T156" style:family="text">
      <style:text-properties officeooo:rsid="00e6c40a"/>
    </style:style>
    <style:style style:name="T157" style:family="text">
      <style:text-properties officeooo:rsid="00e91c10"/>
    </style:style>
    <style:style style:name="T158" style:family="text">
      <style:text-properties officeooo:rsid="00ec25ba"/>
    </style:style>
    <style:style style:name="T159" style:family="text">
      <style:text-properties officeooo:rsid="00f004c8"/>
    </style:style>
    <style:style style:name="T160" style:family="text">
      <style:text-properties officeooo:rsid="00fa4080"/>
    </style:style>
    <style:style style:name="T161" style:family="text">
      <style:text-properties officeooo:rsid="00ff18b3"/>
    </style:style>
    <style:style style:name="T162" style:family="text">
      <style:text-properties officeooo:rsid="01024bb9"/>
    </style:style>
    <style:style style:name="T163" style:family="text">
      <style:text-properties officeooo:rsid="01030115"/>
    </style:style>
    <style:style style:name="T164" style:family="text">
      <style:text-properties officeooo:rsid="01044d33"/>
    </style:style>
    <style:style style:name="T165" style:family="text">
      <style:text-properties officeooo:rsid="01068269"/>
    </style:style>
    <style:style style:name="T166" style:family="text">
      <style:text-properties officeooo:rsid="0107a5ef"/>
    </style:style>
    <style:style style:name="T167" style:family="text">
      <style:text-properties officeooo:rsid="01090c3e"/>
    </style:style>
    <style:style style:name="T168" style:family="text">
      <style:text-properties officeooo:rsid="01097b5e"/>
    </style:style>
    <style:style style:name="T169" style:family="text">
      <style:text-properties officeooo:rsid="010d37a7"/>
    </style:style>
    <style:style style:name="T170" style:family="text">
      <style:text-properties officeooo:rsid="010ed879"/>
    </style:style>
    <style:style style:name="T171" style:family="text">
      <style:text-properties officeooo:rsid="00b7c629"/>
    </style:style>
    <style:style style:name="T172" style:family="text">
      <style:text-properties officeooo:rsid="01105ec4"/>
    </style:style>
    <style:style style:name="T173" style:family="text">
      <style:text-properties officeooo:rsid="011101b6"/>
    </style:style>
    <style:style style:name="T174" style:family="text">
      <style:text-properties officeooo:rsid="0111030a"/>
    </style:style>
    <style:style style:name="T175" style:family="text">
      <style:text-properties officeooo:rsid="0112407f"/>
    </style:style>
    <style:style style:name="T176" style:family="text">
      <style:text-properties officeooo:rsid="0113b914"/>
    </style:style>
    <style:style style:name="T177" style:family="text">
      <style:text-properties officeooo:rsid="0116f418"/>
    </style:style>
    <style:style style:name="T178" style:family="text">
      <style:text-properties officeooo:rsid="0117c786"/>
    </style:style>
    <style:style style:name="T179" style:family="text">
      <style:text-properties officeooo:rsid="011819e9"/>
    </style:style>
    <style:style style:name="T180" style:family="text">
      <style:text-properties officeooo:rsid="011ae0a8"/>
    </style:style>
    <style:style style:name="T181" style:family="text">
      <style:text-properties officeooo:rsid="011b6511"/>
    </style:style>
    <style:style style:name="T182" style:family="text">
      <style:text-properties officeooo:rsid="011d5a77"/>
    </style:style>
    <style:style style:name="T183" style:family="text">
      <style:text-properties officeooo:rsid="011db67a"/>
    </style:style>
    <style:style style:name="T184" style:family="text">
      <style:text-properties officeooo:rsid="011f4412"/>
    </style:style>
    <style:style style:name="T185" style:family="text">
      <style:text-properties officeooo:rsid="0120a0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start="Square"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ot"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Dot" svg:stroke-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ot" svg:stroke-color="#d62e4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98in" svg:stroke-color="#d62e4e"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ouble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Long_20_Dot" svg:stroke-color="#35526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dash" draw:stroke-dash="Long_20_Dot" svg:stroke-color="#5983b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000000" draw:fill-color="#ffffff"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6b5e9b"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000000"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e16173"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c9211e"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1e6a3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svg:stroke-color="#c9211e" draw:fill="solid" draw:fill-color="#c9211e"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svg:stroke-color="#8e86ae" draw:fill="solid" draw:fill-color="#8e86ae" draw:textarea-horizontal-align="justify" draw:textarea-vertical-align="middle" draw:auto-grow-height="false" fo:min-height="0.378in" fo:min-width="2.1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svg:stroke-color="#045b1b" draw:fill="solid" draw:fill-color="#168253"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none" draw:textarea-horizontal-align="justify" draw:textarea-vertical-align="middle" draw:auto-grow-height="false" fo:min-height="0.189in" fo:min-width="1.2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fill="none" draw:textarea-horizontal-align="justify" draw:textarea-vertical-align="middle" draw:auto-grow-height="false" fo:min-height="0.1898in" fo:min-width="1.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none" draw:textarea-horizontal-align="justify" draw:textarea-vertical-align="middle" draw:auto-grow-height="false" fo:min-height="1.0311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color="#000000" draw:fill="none" draw:textarea-horizontal-align="justify" draw:textarea-vertical-align="middle" draw:auto-grow-height="false" fo:min-height="3.007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none" draw:textarea-horizontal-align="justify" draw:textarea-vertical-align="middle" draw:auto-grow-height="false" fo:min-height="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none" draw:textarea-horizontal-align="justify" draw:textarea-vertical-align="middle" draw:auto-grow-height="false" fo:min-height="0.1791in" fo:min-width="1.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color="#000000" draw:fill="none" draw:textarea-horizontal-align="justify" draw:textarea-vertical-align="middle" draw:auto-grow-height="false" fo:min-height="0.9898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color="#000000" draw:fill="none" draw:textarea-horizontal-align="justify" draw:textarea-vertical-align="middle" draw:auto-grow-height="false" fo:min-height="0.9898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3">ΤΜΗΜΑ ΠΛΗΡΟΦΟΡΙΚΗΣ &amp; ΤΗΛΕΠΙΚΟΙΝΩΝΙΩΝ</text:p>
      <text:p text:style-name="P1">ΑΝΑΠΤΥΞΗ ΛΟΓΙΣΜΙΚΟΥ ΓΙΑ ΠΛΗΡΟΦΟΡΙΑΚΑ ΣΥΣΤΗΜΑΤΑ</text:p>
      <text:p text:style-name="P5"/>
      <text:p text:style-name="P5"/>
      <text:p text:style-name="P5"/>
      <text:p text:style-name="P5"/>
      <text:p text:style-name="P4">Αναγνώριση Ταυτότητας / Αποσαφήνιση</text:p>
      <text:p text:style-name="P4">Μεγάλου Όγκου Δεδομένων</text:p>
      <text:p text:style-name="P17"><text:span text:style-name="T2">(</text:span><text:span text:style-name="T1">Big Data </text:span><text:span text:style-name="T2">Entity Resolution)</text:span></text:p>
      <text:p text:style-name="P5"/>
      <text:p text:style-name="P5"/>
      <text:p text:style-name="P5"/>
      <text:p text:style-name="P5"/>
      <text:p text:style-name="P5">Μιχάλης Βουρτζόυμης</text:p>
      <text:p text:style-name="P5">Μερόπη Φανού</text:p>
      <text:p text:style-name="P5"/>
      <text:p text:style-name="P6">2020-202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ΠΕΡΙΕΧΟΜΕΝΑ</text:p>
      <text:p text:style-name="P8"/>
      <text:p text:style-name="P8"/>
      <text:p text:style-name="P8"/>
      <text:list xml:id="list2954872525" text:style-name="L1">
        <text:list-item>
          <text:p text:style-name="P230">Εισαγωγή…………………………………………………………………………..<text:span text:style-name="T133">3</text:span></text:p>
        </text:list-item>
      </text:list>
      <text:p text:style-name="P8"/>
      <text:list xml:id="list235424880533269" text:continue-numbering="true" text:style-name="L1">
        <text:list-item>
          <text:p text:style-name="P231">Αποθήκευση Δεδομένων <text:span text:style-name="T69">Εισόδου……………………………………………</text:span><text:span text:style-name="T133">4</text:span></text:p>
        </text:list-item>
      </text:list>
      <text:p text:style-name="P9"/>
      <text:list xml:id="list235425068996390" text:continue-numbering="true" text:style-name="L1">
        <text:list-item>
          <text:p text:style-name="P232"><text:span text:style-name="T70">Δυαδικός Ταξινομητής…………………………………………………………</text:span><text:span text:style-name="T133">7</text:span></text:p>
        </text:list-item>
      </text:list>
      <text:p text:style-name="P10"/>
      <text:list xml:id="list235426352192365" text:continue-numbering="true" text:style-name="L1">
        <text:list-item>
          <text:p text:style-name="P233">Προεπεξεργασία Δεδομένων………………………………………………….<text:span text:style-name="T133">8</text:span></text:p>
        </text:list-item>
      </text:list>
      <text:p text:style-name="P11"/>
      <text:list xml:id="list235425067802495" text:continue-numbering="true" text:style-name="L1">
        <text:list-item>
          <text:p text:style-name="P234">Μοντέλο Μηχανικής Μάθησης – Εκπαίδευση…………………………...<text:span text:style-name="T133">1</text:span><text:span text:style-name="T185">3</text:span></text:p>
        </text:list-item>
      </text:list>
      <text:p text:style-name="P12"/>
      <text:list xml:id="list235425640444329" text:continue-numbering="true" text:style-name="L1">
        <text:list-item>
          <text:p text:style-name="P235">Μοντέλο Μηχνικής Μάθησης – Έλεγχος – <text:span text:style-name="T160">Ακρίβεια…………………..</text:span><text:span text:style-name="T185">17</text:span></text:p>
        </text:list-item>
      </text:list>
      <text:p text:style-name="P13"/>
      <text:list xml:id="list235425510127505" text:continue-numbering="true" text:style-name="L1">
        <text:list-item>
          <text:p text:style-name="P236">Τελικά Αποτελέσματα &amp; Προδιαγραφές………………………………….<text:span text:style-name="T185">18</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1. ΕΙΣΑΓΩΓΗ</text:p>
      <text:p text:style-name="P14"/>
      <text:p text:style-name="P14"/>
      <text:p text:style-name="P18">Η εφαρμογή που πρόκειται να παρουσιαστεί στη συνέχεια υλοποιήθηκε στα πλαίσια του μαθήματος Ανάπτυξη Λογισμικού για Πληροφοριακά Συστήματα με θέμα τη διαχείρηση big data και την <text:span text:style-name="T6">αναγνώριση ταυτότητας</text:span> σε συνδυασμό με τεχνικές μηχανικής μάθησης.</text:p>
      <text:p text:style-name="P72"/>
      <text:p text:style-name="P21">Τα δεδομένα που χρησιμοποιούνται ως είσοδος της εφαρμογής αναπαριστούν ένα σύνολο από προϊόντα, <text:span text:style-name="T7">τα οποία έχουν εξαχθεί από διαφορετικά web sites. Κάθε προϊόν έχει ορισμένα χαρακτηριστικά που ορίζουν την προδιαγραφή του. Βάσει αυτών των χαρακτηριστικών καλείται η εν λόγω εφαρμογή να είναι σε θέση να αναγνωρίζει με επιτυχία τόσο τα όμοια προϊόντα όσο και αυτά που διαφέρουν μεταξύ τους.</text:span></text:p>
      <text:p text:style-name="P73"/>
      <text:p text:style-name="P20"><text:span text:style-name="T7">Στα πλαίσια αυτής της αναφοράς θ</text:span><text:span text:style-name="T6">α γίνει παρουσίαση τόσο των δομών δεδομένων που επιλέχθηκαν για την ευκολότερη </text:span><text:span text:style-name="T7">αποθήκευση και διαχείρηση των δεδομένων αλλά και των αλγορίθμων μηχανικής μάθησης που δοκιμάστηκαν για την αποτελεσματικότερη ταυτοποίηση των προϊόντων. Παράλληλα με </text:span><text:span text:style-name="T8">κάθε σχεδιαστική ή προγραμματιστική επιλογή που θα παρουσιάζεται</text:span><text:span text:style-name="T7"> θα δίνονται και </text:span><text:span text:style-name="T8">τα αντίστοιχα</text:span><text:span text:style-name="T7"> διαγράμματα </text:span><text:span text:style-name="T8">με πειραματικές τιμές από ενδεικτικές παραμέτρους όπως χρόνος εκτέλεσης, κατανάλωση μνήμης κ.ά. .</text:span></text:p>
      <text:p text:style-name="P74"/>
      <text:p text:style-name="P22">Τέλος θα γίνει σύνοψη των επιλογών των δομών και των τεχνικών που απέφεραν συγκριτικά τα καλύτερα αποτελέσματα, παραθέτοντας και τις συνθήκες υπό τις οποίες πραγματοποιήθηκαν οι δοκιμές.</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2"><text:soft-page-break/>2. ΑΠΟΘΗΚΕΥΣΗ ΔΕΔΟΜΕΝΩΝ <text:span text:style-name="T69">ΕΙΣΟΔΟΥ</text:span></text:p>
      <text:p text:style-name="P22"/>
      <text:p text:style-name="P22"/>
      <text:p text:style-name="P23">Η εφαρμογή λαμβάνει ως δεδομένα ένα σύνολο από προϊόντα (dataset X) και ένα σύνολο με τις σχέσεις ανά ζεύγη για κάποια από αυτά (dataset W). Κάθε προϊόν έχει ένα σύνολο από ιδιότητες που το χαρακτηρίζουν. Οι ιδιότητες αυτές έχουν την μορφή &lt; key: values&gt;. Έτσι, για <text:span text:style-name="T9">ένα</text:span> προϊόν αποθηκεύεται ένας πίνακας με κάθε στοιχείο να <text:span text:style-name="T9">αποτελείτα</text:span>ι <text:span text:style-name="T9">από</text:span> το key και μια λίστα από τα values της αντίστοιχης ιδιότητας.</text:p>
      <text:p text:style-name="P23"/>
      <text:p text:style-name="P24"><text:span text:style-name="T10">Επίσης, κάθε προϊόν έχει ένα δικό του μοναδικό id. Για τ</text:span><text:span text:style-name="T11">ον</text:span><text:span text:style-name="T10"> </text:span><text:span text:style-name="T11">εντοπισμό</text:span><text:span text:style-name="T10"> ενός προϊόντος που γνωρίζουμε το id του, χρησιμοποιείται η δομή ενός </text:span><text:span text:style-name="T11">πίνακα κατακερματισμού</text:span><text:span text:style-name="T10"> </text:span><text:span text:style-name="T11">(h</text:span><text:span text:style-name="T10">ashtable</text:span><text:span text:style-name="T11">)</text:span><text:span text:style-name="T10">. </text:span><text:span text:style-name="T11">Η επιλογή της δομής αυτής έγινε κυρίως λόγω του πλεονεκτήματος που διαθέτει σε σχέση με άλλες δομές ως προς τον χρόνο ανάκτησης των δεδομένων που χαρακτηρίζονται με κάποιο μοναδικό τρόπο (στη δική μας περίπτωση το id του προϊόντος). </text:span><text:span text:style-name="T10">Συγκεκριμένα </text:span><text:span text:style-name="T11">ο</text:span><text:span text:style-name="T10"> </text:span><text:span text:style-name="T11">πίνακας</text:span><text:span text:style-name="T10"> αυτ</text:span><text:span text:style-name="T11">ός</text:span><text:span text:style-name="T10"> επιτρέπει την ανάκτηση ενός προϊόντος σε Ο(1) χρόνο. </text:span><text:span text:style-name="T11">Κάτι τέτοιο θεωρήθηκε ιδιαίτερα χρήσιμο στην υλοποίηση της συγκεκριμένης εφαρμογής, καθώς απαιτείται συχνή ανάκτηση ορισμένων προϊόντων από ένα σημαντικά μεγάλο σύνολο δεδομένων, χωρίς να υπάρχει κάποια προφανής δυνατότητα ταξινόμησής τους.</text:span></text:p>
      <text:p text:style-name="P86"/>
      <text:p text:style-name="P29">Ορίζουμε ένα πίνακα κατακερματισμού μεγέθους 500 κάδων (buckets), με κάθε κάδο να έχει μέγεθος 100bytes, <text:span text:style-name="T68">ώστε να έχουμε μια καλή ισορροπία ανάμεσα σε χρόνο εκτέλεσης και κατανάλωση μνήμης. Στ</text:span><text:span text:style-name="T76">α</text:span><text:span text:style-name="T68"> παρακάτω δι</text:span><text:span text:style-name="T76">α</text:span><text:span text:style-name="T68">γρ</text:span><text:span text:style-name="T76">ά</text:span><text:span text:style-name="T68">μμα</text:span><text:span text:style-name="T76">τα</text:span><text:span text:style-name="T68"> φαίνεται </text:span><text:span text:style-name="T76">αντίστοιχα</text:span><text:span text:style-name="T68"> η μεταβολή των δύο αυτών παραμέτρων για τα διάφορα μεγέθη του hashtable και των buckets του</text:span></text:p>
      <text:p text:style-name="P29"/>
      <text:p text:style-name="P77"/>
      <text:p text:style-name="P176">(execution time in sec)</text:p>
      <text:p text:style-name="P240"><draw:line text:anchor-type="paragraph" draw:z-index="59" draw:name="Shape30_1" draw:style-name="gr4" draw:text-style-name="P281" svg:x1="0.2008in" svg:y1="2.3937in" svg:x2="0.2008in" svg:y2="0in"><text:p/></draw:line><draw:line text:anchor-type="paragraph" draw:z-index="83" draw:name="Shape31_18" draw:style-name="gr1" draw:text-style-name="P281" svg:x1="0.2008in" svg:y1="0.1535in" svg:x2="4.7634in" svg:y2="0.1535in"><text:p/></draw:line></text:p>
      <text:p text:style-name="P240"><draw:line text:anchor-type="paragraph" draw:z-index="216" draw:name="Shape38_4" draw:style-name="gr2" draw:text-style-name="P282" svg:x1="4.7736in" svg:y1="0.0244in" svg:x2="4.7634in" svg:y2="2.311in"><text:p/></draw:line>(9)</text:p>
      <text:p text:style-name="P110"><draw:line text:anchor-type="paragraph" draw:z-index="215" draw:name="Shape38_3" draw:style-name="gr2" draw:text-style-name="P282" svg:x1="5.9193in" svg:y1="0.0256in" svg:x2="5.9193in" svg:y2="2.2067in"><text:p/></draw:line><draw:line text:anchor-type="paragraph" draw:z-index="222" draw:name="Shape31_0" draw:style-name="gr1" draw:text-style-name="P281" svg:x1="0.2008in" svg:y1="0.0673in" svg:x2="5.9197in" svg:y2="0.0673in"><text:p/></draw:line>(<text:span text:style-name="T163">8</text:span>)</text:p>
      <text:p text:style-name="P116"/>
      <text:p text:style-name="P116"/>
      <text:p text:style-name="P110"/>
      <text:p text:style-name="P110"/>
      <text:p text:style-name="P120"/>
      <text:p text:style-name="P110"><draw:line text:anchor-type="paragraph" draw:z-index="85" draw:name="Shape31_20" draw:style-name="gr1" draw:text-style-name="P281" svg:x1="0.2602in" svg:y1="0.976in" svg:x2="1.8358in" svg:y2="0.976in"><text:p/></draw:line></text:p>
      <text:p text:style-name="P110"><draw:line text:anchor-type="paragraph" draw:z-index="86" draw:name="Shape31_21" draw:style-name="gr1" draw:text-style-name="P281" svg:x1="0.2008in" svg:y1="0.0571in" svg:x2="6.2528in" svg:y2="0.028in"><text:p/></draw:line><draw:line text:anchor-type="paragraph" draw:z-index="214" draw:name="Shape38_2" draw:style-name="gr2" draw:text-style-name="P282" svg:x1="6.2528in" svg:y1="0.028in" svg:x2="6.2528in" svg:y2="1.3043in"><text:p/></draw:line>(<text:span text:style-name="T163">7</text:span>)</text:p>
      <text:p text:style-name="P110"/>
      <text:p text:style-name="P120"/>
      <text:p text:style-name="P110"><draw:line text:anchor-type="paragraph" draw:z-index="213" draw:name="Shape38_1" draw:style-name="gr2" draw:text-style-name="P282" svg:x1="0.3984in" svg:y1="0.0047in" svg:x2="0.3984in" svg:y2="0.9165in"><text:p/></draw:line><draw:line text:anchor-type="paragraph" draw:z-index="82" draw:name="Shape31_17" draw:style-name="gr1" draw:text-style-name="P281" svg:x1="0.2008in" svg:y1="0.0047in" svg:x2="0.3571in" svg:y2="0.0047in"><text:p/></draw:line>(<text:span text:style-name="T163">6</text:span>)</text:p>
      <text:p text:style-name="P148"><draw:line text:anchor-type="paragraph" draw:z-index="221" draw:name="Shape38_9" draw:style-name="gr2" draw:text-style-name="P282" svg:x1="1.6382in" svg:y1="0.0528in" svg:x2="1.6382in" svg:y2="0.7874in"><text:p/></draw:line><draw:line text:anchor-type="paragraph" draw:z-index="84" draw:name="Shape31_19" draw:style-name="gr1" draw:text-style-name="P281" svg:x1="0.2008in" svg:y1="0.0819in" svg:x2="1.5862in" svg:y2="0.0819in"><text:p/></draw:line>(5)</text:p>
      <text:p text:style-name="P120"/>
      <text:p text:style-name="P148"><draw:line text:anchor-type="paragraph" draw:z-index="220" draw:name="Shape38_8" draw:style-name="gr2" draw:text-style-name="P282" svg:x1="1.878in" svg:y1="0.0445in" svg:x2="1.878in" svg:y2="0.5291in"><text:p/></draw:line>(4)</text:p>
      <text:p text:style-name="P110"><draw:line text:anchor-type="paragraph" draw:z-index="219" draw:name="Shape38_7" draw:style-name="gr2" draw:text-style-name="P282" svg:x1="2.378in" svg:y1="0.0925in" svg:x2="2.378in" svg:y2="0.4in"><text:p/></draw:line><draw:line text:anchor-type="paragraph" draw:z-index="87" draw:name="Shape31_23" draw:style-name="gr1" draw:text-style-name="P281" svg:x1="0.2008in" svg:y1="0.0925in" svg:x2="2.378in" svg:y2="0.0925in"><text:p/></draw:line>(<text:span text:style-name="T162">3</text:span>)</text:p>
      <text:p text:style-name="P110"><draw:line text:anchor-type="paragraph" draw:z-index="60" draw:name="Shape31_4" draw:style-name="gr1" draw:text-style-name="P281" svg:x1="3.5339in" svg:y1="0.0953in" svg:x2="3.5339in" svg:y2="0.3043in"><text:p/></draw:line><draw:line text:anchor-type="paragraph" draw:z-index="218" draw:name="Shape38_6" draw:style-name="gr2" draw:text-style-name="P282" svg:x1="3.5339in" svg:y1="0.0953in" svg:x2="3.5339in" svg:y2="0.2697in"><text:p/></draw:line><draw:line text:anchor-type="paragraph" draw:z-index="88" draw:name="Shape31_25" draw:style-name="gr1" draw:text-style-name="P281" svg:x1="0.2008in" svg:y1="0.0949in" svg:x2="3.5343in" svg:y2="0.0846in"><text:p/></draw:line>(<text:span text:style-name="T162">2</text:span>)</text:p>
      <text:p text:style-name="P148"><draw:line text:anchor-type="paragraph" draw:z-index="61" draw:name="Shape32" draw:style-name="gr3" draw:text-style-name="P281" svg:x1="1.878in" svg:y1="0.2303in" svg:x2="1.878in" svg:y2="0.0846in"><text:p/></draw:line><draw:line text:anchor-type="paragraph" draw:z-index="62" draw:name="Shape32_0" draw:style-name="gr3" draw:text-style-name="P281" svg:x1="2.378in" svg:y1="0.2303in" svg:x2="2.378in" svg:y2="0.0846in"><text:p/></draw:line><draw:line text:anchor-type="paragraph" draw:z-index="63" draw:name="Shape32_1" draw:style-name="gr3" draw:text-style-name="P281" svg:x1="3.5339in" svg:y1="0.2303in" svg:x2="3.5339in" svg:y2="0.0846in"><text:p/></draw:line><draw:line text:anchor-type="paragraph" draw:z-index="64" draw:name="Shape32_2" draw:style-name="gr3" draw:text-style-name="P281" svg:x1="3.8362in" svg:y1="0.2303in" svg:x2="3.8362in" svg:y2="0.0846in"><text:p/></draw:line><draw:line text:anchor-type="paragraph" draw:z-index="65" draw:name="Shape32_3" draw:style-name="gr3" draw:text-style-name="P281" svg:x1="4.7634in" svg:y1="0.2409in" svg:x2="4.7634in" svg:y2="0.0953in"><text:p/></draw:line><draw:line text:anchor-type="paragraph" draw:z-index="66" draw:name="Shape32_4" draw:style-name="gr3" draw:text-style-name="P282" svg:x1="5.9193in" svg:y1="0.2539in" svg:x2="5.9193in" svg:y2="0.1051in"><text:p/></draw:line><draw:line text:anchor-type="paragraph" draw:z-index="67" draw:name="Shape32_5" draw:style-name="gr3" draw:text-style-name="P282" svg:x1="6.2528in" svg:y1="0.2323in" svg:x2="6.2528in" svg:y2="0.0843in"><text:p/></draw:line><draw:line text:anchor-type="paragraph" draw:z-index="68" draw:name="Shape32_6" draw:style-name="gr3" draw:text-style-name="P281" svg:x1="0.3984in" svg:y1="0.2409in" svg:x2="0.3984in" svg:y2="0.0953in"><text:p/></draw:line><draw:line text:anchor-type="paragraph" draw:z-index="69" draw:name="Shape32_7" draw:style-name="gr3" draw:text-style-name="P281" svg:x1="1.6382in" svg:y1="0.2303in" svg:x2="1.6382in" svg:y2="0.0846in"><text:p/></draw:line><draw:line text:anchor-type="paragraph" draw:z-index="217" draw:name="Shape38_5" draw:style-name="gr2" draw:text-style-name="P282" svg:x1="3.8362in" svg:y1="0.0217in" svg:x2="3.8362in" svg:y2="0.1417in"><text:p/></draw:line><draw:line text:anchor-type="paragraph" draw:z-index="81" draw:name="Shape31_13" draw:style-name="gr1" draw:text-style-name="P281" svg:x1="0.2008in" svg:y1="0.0217in" svg:x2="3.8362in" svg:y2="0.0217in"><text:p/></draw:line>(1)</text:p>
      <text:p text:style-name="P170"><draw:line text:anchor-type="paragraph" draw:z-index="58" draw:name="Shape29" draw:style-name="gr5" draw:text-style-name="P282" svg:x1="0.2004in" svg:y1="0.0114in" svg:x2="6.5807in" svg:y2="0.0126in"><text:p/></draw:line></text:p>
      <text:p text:style-name="P101"><text:s text:c="3"/><text:span text:style-name="T77">(</text:span><text:span text:style-name="T164">80</text:span><text:span text:style-name="T77">0,</text:span><text:span text:style-name="T164">1</text:span><text:span text:style-name="T77">00) <text:s text:c="9"/>(250,100) (5</text:span><text:span text:style-name="T164">0</text:span><text:span text:style-name="T77">0,</text:span><text:span text:style-name="T164">10</text:span><text:span text:style-name="T77">0) (</text:span><text:span text:style-name="T164">8</text:span><text:span text:style-name="T77">00,300) <text:s text:c="2"/>(</text:span><text:span text:style-name="T164">2</text:span><text:span text:style-name="T77">50,</text:span><text:span text:style-name="T164">3</text:span><text:span text:style-name="T77">00) (500,</text:span><text:span text:style-name="T164">30</text:span><text:span text:style-name="T77">0) <text:s text:c="2"/>(800,</text:span><text:span text:style-name="T164">5</text:span><text:span text:style-name="T77">0) <text:s text:c="9"/>(</text:span><text:span text:style-name="T164">25</text:span><text:span text:style-name="T77">0,</text:span><text:span text:style-name="T164">5</text:span><text:span text:style-name="T77">0) <text:s text:c="2"/>(</text:span><text:span text:style-name="T164">5</text:span><text:span text:style-name="T77">00,50)</text:span></text:p>
      <text:p text:style-name="P151"/>
      <text:p text:style-name="P93"><text:tab/><text:tab/><text:tab/><text:tab/><text:tab/><text:tab/><text:tab/><text:tab/><text:tab/> <text:s text:c="11"/><text:span text:style-name="T19">(hashtable size, bucket size)</text:span></text:p>
      <text:p text:style-name="P200">ό<text:span text:style-name="T78">που</text:span></text:p>
      <text:p text:style-name="P192"/>
      <text:p text:style-name="P187">(1): 3m 52.234s <text:span text:style-name="T161">[(</text:span><text:span text:style-name="T164">500,300</text:span><text:span text:style-name="T161">), trainSize:683,499]</text:span><text:tab/>(2): 4m 2.959s <text:span text:style-name="T161">[(</text:span><text:span text:style-name="T164">250,300</text:span><text:span text:style-name="T161">), trainSize:683,357]</text:span></text:p>
      <text:p text:style-name="P187">(3): 4m 37.287s <text:span text:style-name="T161">[(</text:span><text:span text:style-name="T164">800,300</text:span><text:span text:style-name="T161">), trainSize:679,628]</text:span><text:tab/>(4): 5m 6.877s <text:span text:style-name="T161">[(</text:span><text:span text:style-name="T164">500,100</text:span><text:span text:style-name="T161">), trainSize:679,015]</text:span></text:p>
      <text:p text:style-name="P187">(5): 5m 57.772s <text:span text:style-name="T161">[(</text:span><text:span text:style-name="T164">250,100</text:span><text:span text:style-name="T161">), trainSize:682,279]</text:span><text:tab/>(6): 6m30.425s <text:span text:style-name="T161">[(</text:span><text:span text:style-name="T164">800,100</text:span><text:span text:style-name="T161">), trainSize:680,540]</text:span></text:p>
      <text:p text:style-name="P187">(7): 7m 44.201s <text:span text:style-name="T161">[(</text:span><text:span text:style-name="T164">500,50</text:span><text:span text:style-name="T161">), trainSize:681,246]</text:span><text:tab/>(8): 11m 0.097s <text:span text:style-name="T161">[(</text:span><text:span text:style-name="T164">250,50</text:span><text:span text:style-name="T161">), trainSize:681,273]</text:span></text:p>
      <text:p text:style-name="P187"><text:span text:style-name="T161">(</text:span>9): 11m 11.361s <text:span text:style-name="T161">[(</text:span><text:span text:style-name="T164">800,50</text:span><text:span text:style-name="T161">), trainSize:681,520]</text:span></text:p>
      <text:p text:style-name="P177"><text:soft-page-break/></text:p>
      <text:p text:style-name="P177"/>
      <text:p text:style-name="P177">(allocated memory in bytes)</text:p>
      <text:p text:style-name="P149"><draw:line text:anchor-type="paragraph" draw:z-index="71" draw:name="Shape30_0" draw:style-name="gr4" draw:text-style-name="P282" svg:x1="0.2012in" svg:y1="2.4835in" svg:x2="0.2012in" svg:y2="0.089in"><text:p/></draw:line></text:p>
      <text:p text:style-name="P149"><draw:line text:anchor-type="paragraph" draw:z-index="230" draw:name="Shape38_20" draw:style-name="gr2" draw:text-style-name="P282" svg:x1="1.8882in" svg:y1="0.0854in" svg:x2="1.878in" svg:y2="2.2571in"><text:p/></draw:line><text:s/></text:p>
      <text:p text:style-name="P126"><draw:line text:anchor-type="paragraph" draw:z-index="92" draw:name="Shape31_28" draw:style-name="gr1" draw:text-style-name="P281" svg:x1="0.2008in" svg:y1="0.1469in" svg:x2="3.8362in" svg:y2="0.128in"><text:p/></draw:line><draw:line text:anchor-type="paragraph" draw:z-index="91" draw:name="Shape31_27" draw:style-name="gr1" draw:text-style-name="P281" svg:x1="0.2008in" svg:y1="0.011in" svg:x2="1.8154in" svg:y2="0.011in"><text:p/></draw:line><draw:line text:anchor-type="paragraph" draw:z-index="227" draw:name="Shape38_17" draw:style-name="gr2" draw:text-style-name="P282" svg:x1="3.8362in" svg:y1="0.128in" svg:x2="3.8362in" svg:y2="2.128in"><text:p/></draw:line>(9)</text:p>
      <text:p text:style-name="P126">(8)</text:p>
      <text:p text:style-name="P126"><draw:line text:anchor-type="paragraph" draw:z-index="93" draw:name="Shape31_29" draw:style-name="gr1" draw:text-style-name="P281" svg:x1="0.2008in" svg:y1="0.0535in" svg:x2="6.2528in" svg:y2="0.0551in"><text:p/></draw:line><draw:line text:anchor-type="paragraph" draw:z-index="224" draw:name="Shape38_14" draw:style-name="gr2" draw:text-style-name="P282" svg:x1="6.2839in" svg:y1="0in" svg:x2="6.2528in" svg:y2="1.8693in"><text:p/></draw:line>(7)</text:p>
      <text:p text:style-name="P121"/>
      <text:p text:style-name="P121"/>
      <text:p text:style-name="P102"/>
      <text:p text:style-name="P121"/>
      <text:p text:style-name="P128">(6)</text:p>
      <text:p text:style-name="P159"><draw:line text:anchor-type="paragraph" draw:z-index="96" draw:name="Shape31_32" draw:style-name="gr1" draw:text-style-name="P281" svg:x1="0.2528in" svg:y1="0.0028in" svg:x2="5.9193in" svg:y2="0.0043in"><text:p/></draw:line><draw:line text:anchor-type="paragraph" draw:z-index="97" draw:name="Shape31_30" draw:style-name="gr1" draw:text-style-name="P281" svg:x1="0.2008in" svg:y1="0.1252in" svg:x2="3.5343in" svg:y2="0.1252in"><text:p/></draw:line><draw:line text:anchor-type="paragraph" draw:z-index="225" draw:name="Shape38_15" draw:style-name="gr2" draw:text-style-name="P282" svg:x1="5.9193in" svg:y1="0.0043in" svg:x2="5.9193in" svg:y2="1.078in"><text:p/></draw:line></text:p>
      <text:p text:style-name="P126"><draw:line text:anchor-type="paragraph" draw:z-index="95" draw:name="Shape31_33" draw:style-name="gr1" draw:text-style-name="P281" svg:x1="0.2008in" svg:y1="0.1264in" svg:x2="1.6382in" svg:y2="0.1283in"><text:p/></draw:line><draw:line text:anchor-type="paragraph" draw:z-index="231" draw:name="Shape38_21" draw:style-name="gr2" draw:text-style-name="P282" svg:x1="1.6382in" svg:y1="0.1283in" svg:x2="1.6382in" svg:y2="0.9803in"><text:p/></draw:line><draw:line text:anchor-type="paragraph" draw:z-index="228" draw:name="Shape38_18" draw:style-name="gr2" draw:text-style-name="P282" svg:x1="3.5339in" svg:y1="0.028in" svg:x2="3.5339in" svg:y2="0.9807in"><text:p/></draw:line>(5)</text:p>
      <text:p text:style-name="P126">(4)</text:p>
      <text:p text:style-name="P152"/>
      <text:p text:style-name="P126"><draw:line text:anchor-type="paragraph" draw:z-index="94" draw:name="Shape31_34" draw:style-name="gr1" draw:text-style-name="P282" svg:x1="0.2008in" svg:y1="0.0098in" svg:x2="0.3988in" svg:y2="0.0098in"><text:p/></draw:line><draw:line text:anchor-type="paragraph" draw:z-index="223" draw:name="Shape38_13" draw:style-name="gr2" draw:text-style-name="P282" svg:x1="0.3984in" svg:y1="0.0098in" svg:x2="0.3984in" svg:y2="0.6252in"><text:p/></draw:line>(3)</text:p>
      <text:p text:style-name="P152"><draw:line text:anchor-type="paragraph" draw:z-index="89" draw:name="Shape31_24" draw:style-name="gr1" draw:text-style-name="P281" svg:x1="0.2008in" svg:y1="0.0965in" svg:x2="4.7634in" svg:y2="0.0965in"><text:p/></draw:line><draw:line text:anchor-type="paragraph" draw:z-index="226" draw:name="Shape38_16" draw:style-name="gr2" draw:text-style-name="P282" svg:x1="4.7634in" svg:y1="0.0965in" svg:x2="4.7634in" svg:y2="0.4957in"><text:p/></draw:line></text:p>
      <text:p text:style-name="P126">(2)</text:p>
      <text:p text:style-name="P121"/>
      <text:p text:style-name="P126"><draw:line text:anchor-type="paragraph" draw:z-index="72" draw:name="Shape32_8" draw:style-name="gr3" draw:text-style-name="P281" svg:x1="1.878in" svg:y1="0.2303in" svg:x2="1.878in" svg:y2="0.0846in"><text:p/></draw:line><draw:line text:anchor-type="paragraph" draw:z-index="74" draw:name="Shape32_10" draw:style-name="gr3" draw:text-style-name="P281" svg:x1="3.5339in" svg:y1="0.2303in" svg:x2="3.5339in" svg:y2="0.0846in"><text:p/></draw:line><draw:line text:anchor-type="paragraph" draw:z-index="75" draw:name="Shape32_11" draw:style-name="gr3" draw:text-style-name="P281" svg:x1="3.8362in" svg:y1="0.2303in" svg:x2="3.8362in" svg:y2="0.0846in"><text:p/></draw:line><draw:line text:anchor-type="paragraph" draw:z-index="76" draw:name="Shape32_12" draw:style-name="gr3" draw:text-style-name="P281" svg:x1="4.7634in" svg:y1="0.2409in" svg:x2="4.7634in" svg:y2="0.0953in"><text:p/></draw:line><draw:line text:anchor-type="paragraph" draw:z-index="77" draw:name="Shape32_13" draw:style-name="gr3" draw:text-style-name="P282" svg:x1="5.9193in" svg:y1="0.2539in" svg:x2="5.9193in" svg:y2="0.1051in"><text:p/></draw:line><draw:line text:anchor-type="paragraph" draw:z-index="78" draw:name="Shape32_14" draw:style-name="gr3" draw:text-style-name="P282" svg:x1="6.2528in" svg:y1="0.2323in" svg:x2="6.2528in" svg:y2="0.0843in"><text:p/></draw:line><draw:line text:anchor-type="paragraph" draw:z-index="79" draw:name="Shape32_15" draw:style-name="gr3" draw:text-style-name="P281" svg:x1="0.3984in" svg:y1="0.2409in" svg:x2="0.3984in" svg:y2="0.0953in"><text:p/></draw:line><draw:line text:anchor-type="paragraph" draw:z-index="80" draw:name="Shape32_16" draw:style-name="gr3" draw:text-style-name="P281" svg:x1="1.6382in" svg:y1="0.2303in" svg:x2="1.6382in" svg:y2="0.0846in"><text:p/></draw:line><draw:line text:anchor-type="paragraph" draw:z-index="73" draw:name="Shape32_9" draw:style-name="gr3" draw:text-style-name="P282" svg:x1="2.378in" svg:y1="0.2323in" svg:x2="2.378in" svg:y2="0.1051in"><text:p/></draw:line><draw:line text:anchor-type="paragraph" draw:z-index="90" draw:name="Shape31_26" draw:style-name="gr1" draw:text-style-name="P281" svg:x1="0.2008in" svg:y1="0.0791in" svg:x2="2.4508in" svg:y2="0.0791in"><text:p/></draw:line><draw:line text:anchor-type="paragraph" draw:z-index="229" draw:name="Shape38_19" draw:style-name="gr2" draw:text-style-name="P282" svg:x1="2.378in" svg:y1="0.0791in" svg:x2="2.378in" svg:y2="0.1417in"><text:p/></draw:line>(1)</text:p>
      <text:p text:style-name="P179"><draw:line text:anchor-type="paragraph" draw:z-index="70" draw:name="Shape29_0" draw:style-name="gr5" draw:text-style-name="P282" svg:x1="0.2004in" svg:y1="0.0114in" svg:x2="6.5807in" svg:y2="0.0126in"><text:p/></draw:line></text:p>
      <text:p text:style-name="P102"><text:s text:c="3"/><text:span text:style-name="T77">(250,300) <text:s text:c="8"/>(250,100) (250,50) (500,300) <text:s text:c="2"/>(500,100) <text:s text:c="2"/>(500,50) <text:s text:c="2"/>(800,300) <text:s text:c="8"/>(800,100) <text:s text:c="2"/>(800,50)</text:span></text:p>
      <text:p text:style-name="P152"/>
      <text:p text:style-name="P94"><text:tab/><text:tab/><text:tab/><text:tab/><text:tab/><text:tab/><text:tab/><text:tab/><text:tab/> <text:s text:c="11"/><text:span text:style-name="T19">(hashtable size, bucket size)</text:span></text:p>
      <text:p text:style-name="P201"/>
      <text:p text:style-name="P201">ό<text:span text:style-name="T78">που</text:span></text:p>
      <text:p text:style-name="P193"/>
      <text:p text:style-name="P190">(1): <text:span text:style-name="T79">80,</text:span><text:span text:style-name="T172">795,852,783</text:span> <text:span text:style-name="T79">b </text:span><text:span text:style-name="T161">[trainSize:683,499]<text:tab/><text:tab/></text:span>(2): <text:span text:style-name="T79">80,</text:span><text:span text:style-name="T173">795,964,247</text:span><text:span text:style-name="T79"> b </text:span><text:span text:style-name="T174">[</text:span><text:span text:style-name="T161">trainSize:679,628</text:span><text:span text:style-name="T174">]</text:span></text:p>
      <text:p text:style-name="P190">(3): <text:span text:style-name="T79">80,</text:span><text:span text:style-name="T173">796,038,071</text:span><text:span text:style-name="T79"> b </text:span><text:span text:style-name="T174">[</text:span><text:span text:style-name="T161">trainSize:683,357</text:span><text:span text:style-name="T174">]</text:span><text:tab/><text:tab/>(4): <text:span text:style-name="T79">80,</text:span><text:span text:style-name="T173">796,129,391</text:span> <text:span text:style-name="T79">b </text:span><text:span text:style-name="T174">[</text:span><text:span text:style-name="T161">trainSize:682,279</text:span><text:span text:style-name="T174">]</text:span></text:p>
      <text:p text:style-name="P190">(5): <text:span text:style-name="T80">80,</text:span><text:span text:style-name="T173">796,177,031</text:span><text:span text:style-name="T80"> b </text:span><text:span text:style-name="T174">[</text:span><text:span text:style-name="T161">trainSize:679,015</text:span><text:span text:style-name="T174">]<text:tab/></text:span><text:tab/>(6): <text:span text:style-name="T80">80,</text:span><text:span text:style-name="T173">796,185,039</text:span><text:span text:style-name="T80"> b </text:span><text:span text:style-name="T174">[</text:span><text:span text:style-name="T161">trainSize:681,273</text:span><text:span text:style-name="T174">]</text:span></text:p>
      <text:p text:style-name="P190">(7): <text:span text:style-name="T80">80,</text:span><text:span text:style-name="T173">796,466,478</text:span><text:span text:style-name="T80"> b </text:span><text:span text:style-name="T174">[</text:span><text:span text:style-name="T161">trainSize:681,520</text:span><text:span text:style-name="T174">]</text:span><text:tab/><text:tab/>(8): <text:span text:style-name="T80">80,</text:span><text:span text:style-name="T173">796,532,415</text:span><text:span text:style-name="T80"> b </text:span><text:span text:style-name="T174">[</text:span><text:span text:style-name="T161">trainSize:681,246]</text:span></text:p>
      <text:p text:style-name="P166"><text:span text:style-name="T29">(9): </text:span><text:span text:style-name="T60">80,</text:span><text:span text:style-name="T61">796,550,519</text:span><text:span text:style-name="T60"> b </text:span><text:span text:style-name="T62">[</text:span><text:span text:style-name="T63">trainSize:681,273</text:span><text:span text:style-name="T62">]</text:span></text:p>
      <text:p text:style-name="P86"/>
      <text:p text:style-name="P24"/>
      <text:p text:style-name="P25">Πέρα από την αποθήκευση και την ανάκτηση των προϊόντων αυτών καθεαυτών, η άλλη πληροφορία που δίνεται στην εφαρμογή είναι η ύπαρξη ομοιότητας ή διαφοράς ανα ζεύγη για κάποια από τα προϊόντα. Για την αναπαράσταση αυτής της πληροφορίας χρησιμοποιούνται οι λεγόμενες κλίκες. Οι κλίκες είναι σύνολα από προϊόντα που έχουν όλα την ίδια σχέση μεταξύ τους (ομοιότητας ή διαφοράς). Ειδικότερα, αρκεί να υλοποιηθούν πλήρως όλες οι διακριτές κλίκες ομοιότητας που προκύπτουν, με κάθε προϊόν να <text:span text:style-name="T65">είναι</text:span> άμεσ<text:span text:style-name="T65">α</text:span> <text:span text:style-name="T65">συνδεδεμένο με</text:span> την κλίκα στην οποία ανήκει (Ο(1) χρόνος). Στη συνέχεια μπορούμε να συμπεράνουμε ότι αν ένα προϊόν Α διαφέρει από ένα προϊόν Β, τότε το Α θα διαφέρει κι από όλα τα προϊόντα που ανήκουν στην ίδια κλίκα με το Β. <text:span text:style-name="T12">Επομένως οι γνωστές διαφορές μεταξύ προϊόντων αρκεί να αναπαρασταθούν ως διαφορές μεταξύ κλικών. Τέλος, είναι φυσικό να υπάρχουν ζεύγη προϊόντων και κατ’ επέκταση κλ</text:span><text:span text:style-name="T66">ι</text:span><text:span text:style-name="T12">κ</text:span><text:span text:style-name="T66">ώ</text:span><text:span text:style-name="T12">ν για τα οποία δεν έχουμε κάποια </text:span><text:span text:style-name="T67">άμεση ή έμμεση</text:span><text:span text:style-name="T12"> πληροφορία ως προς το αν ταιριάζουν ή όχι.</text:span></text:p>
      <text:p text:style-name="P26"/>
      <text:p text:style-name="P26"><text:s/><text:span text:style-name="T64">Για παράδειγμα</text:span><text:span text:style-name="T25"> έστω ότι έχουμε τα προϊόντα με id <text:s/>a,b,c,d,e,f,g,</text:span><text:span text:style-name="T64">h</text:span><text:span text:style-name="T25"> <text:s/>και έστω ότι ισχύουν τα εξής:</text:span></text:p>
      <text:p text:style-name="P26"/>
      <text:p text:style-name="P27">hash(a) = hash(b) = hash(c) = hash(d) = 0</text:p>
      <text:p text:style-name="P27">hash(e) = hash(f) = 1</text:p>
      <text:p text:style-name="P27">hash(g) = hash(h) = 2 <text:s text:c="4"/>και</text:p>
      <text:p text:style-name="P75"/>
      <text:p text:style-name="P28">a,b <text:s text:c="4"/>όμοια<text:tab/><text:tab/><text:tab/>c,e <text:s text:c="4"/>όμοια</text:p>
      <text:p text:style-name="P53"><text:span text:style-name="T3">b,g <text:s text:c="4"/>όμοια<text:tab/><text:tab/><text:tab/></text:span><text:span text:style-name="T4">c</text:span><text:span text:style-name="T3">,f <text:s text:c="5"/>όμοια</text:span></text:p>
      <text:p text:style-name="P53"><text:span text:style-name="T3">a,d <text:s text:c="4"/>όμοια<text:tab/><text:tab/><text:tab/></text:span><text:span text:style-name="T4">e</text:span><text:span text:style-name="T3">,h <text:s text:c="4"/>διαφορετικά</text:span></text:p>
      <text:p text:style-name="P76"><text:soft-page-break/></text:p>
      <text:p text:style-name="P28">Τότε, σχηματικά, οι δομές στη μνήμη θα έχουν την παρακάτω μορφή</text:p>
      <text:p text:style-name="P168"/>
      <text:p text:style-name="P169"/>
      <text:p text:style-name="P168"/>
      <text:p text:style-name="P89"><draw:custom-shape text:anchor-type="paragraph" draw:z-index="4" draw:name="Shape2_0" draw:style-name="gr29" draw:text-style-name="P288" svg:width="1.2303in" svg:height="1.0004in" svg:x="0.3154in" svg:y="0.0902in"><text:p/><draw:enhanced-geometry svg:viewBox="0 0 21600 21600" draw:type="rectangle" draw:enhanced-path="M 0 0 L 21600 0 21600 21600 0 21600 0 0 Z N"/></draw:custom-shape><draw:custom-shape text:anchor-type="paragraph" draw:z-index="5" draw:name="Shape2_1" draw:style-name="gr28" draw:text-style-name="P288" svg:width="1.2303in" svg:height="3.0071in" svg:x="0.3154in" svg:y="0.0902in"><text:p/><draw:enhanced-geometry svg:viewBox="0 0 21600 21600" draw:type="rectangle" draw:enhanced-path="M 0 0 L 21600 0 21600 21600 0 21600 0 0 Z N"/></draw:custom-shape><draw:custom-shape text:anchor-type="paragraph" draw:z-index="6" draw:name="Shape2_3" draw:style-name="gr27" draw:text-style-name="P289" svg:width="1.2295in" svg:height="1.0315in" svg:x="4.7736in" svg:y="0.1008in"><text:p/><draw:enhanced-geometry svg:viewBox="0 0 21600 21600" draw:type="rectangle" draw:enhanced-path="M 0 0 L 21600 0 21600 21600 0 21600 0 0 Z N"/></draw:custom-shape><draw:line text:anchor-type="paragraph" draw:z-index="3" draw:name="Shape4" draw:style-name="gr4" draw:text-style-name="P281" svg:x1="1.5445in" svg:y1="0.1217in" svg:x2="4.7736in" svg:y2="0.1008in"><text:p/></draw:line></text:p>
      <text:p text:style-name="P89"><text:s text:c="9"/><text:span text:style-name="T13">0<text:tab/><text:tab/><text:tab/><text:tab/><text:tab/><text:tab/><text:tab/><text:tab/><text:tab/></text:span><text:span text:style-name="T15">0</text:span></text:p>
      <text:p text:style-name="P91"><draw:custom-shape text:anchor-type="paragraph" draw:z-index="7" draw:name="Shape3_5" draw:style-name="gr25" draw:text-style-name="P288" svg:width="1.2315in" svg:height="0.2087in" svg:x="0.313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3_1" draw:style-name="gr26" draw:text-style-name="P288" svg:width="1.2323in" svg:height="0.2094in" svg:x="4.7709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0" draw:name="Shape1_15" draw:style-name="gr16" draw:text-style-name="P284"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_14" draw:style-name="gr17" draw:text-style-name="P284"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1_13" draw:style-name="gr16" draw:text-style-name="P284"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_12" draw:style-name="gr17" draw:text-style-name="P284"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9"><draw:line text:anchor-type="paragraph" draw:z-index="15" draw:name="Shape5" draw:style-name="gr24" draw:text-style-name="P281" svg:x1="1.5453in" svg:y1="0.1091in" svg:x2="2.6799in" svg:y2="0.1091in"><text:p/></draw:line><draw:line text:anchor-type="paragraph" draw:z-index="21" draw:name="Shape11" draw:style-name="gr24" draw:text-style-name="P281" svg:x1="4.7736in" svg:y1="0.1299in" svg:x2="4.0028in" svg:y2="0.1402in"><text:p/></draw:line><text:s text:c="5"/><text:tab/><text:span text:style-name="T17">record 1</text:span><text:span text:style-name="T15"><text:tab/><text:tab/><text:tab/> <text:s text:c="6"/></text:span><text:span text:style-name="T28">a </text:span><text:span text:style-name="T15"><text:tab/> <text:s text:c="4"/></text:span><text:span text:style-name="T28">c<text:tab/></text:span><text:span text:style-name="T15"><text:tab/><text:tab/></text:span><text:span text:style-name="T18">record 3</text:span></text:p>
      <text:p text:style-name="P91"><draw:custom-shape text:anchor-type="paragraph" draw:z-index="2" draw:name="Shape3_4" draw:style-name="gr30" draw:text-style-name="P288" svg:width="1.2307in" svg:height="0.1988in" svg:x="0.3146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3_0" draw:style-name="gr25" draw:text-style-name="P288" svg:width="1.2315in" svg:height="0.2087in" svg:x="4.7736in" svg:y="0.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6" draw:name="Shape6" draw:style-name="gr24" draw:text-style-name="P281" svg:x1="1.5453in" svg:y1="0.1362in" svg:x2="2.2008in" svg:y2="0.3134in"><text:p/></draw:line><draw:line text:anchor-type="paragraph" draw:z-index="22" draw:name="Shape12" draw:style-name="gr24" draw:text-style-name="P281" svg:x1="4.7736in" svg:y1="0.1465in" svg:x2="4.4925in" svg:y2="0.3236in"><text:p/></draw:line><draw:line text:anchor-type="paragraph" draw:z-index="27" draw:name="Shape15" draw:style-name="gr20" draw:text-style-name="P281" svg:x1="3.0236in" svg:y1="0.1362in" svg:x2="4.4291in" svg:y2="1.0669in"><text:p/></draw:line><draw:path text:anchor-type="paragraph" draw:z-index="30" draw:name="Shape18" draw:style-name="gr19" draw:text-style-name="P281" svg:width="1.711in" svg:height="0.6713in" draw:transform="rotate (-1.63973683224867) translate (4.47482725764524in 0.182372228966253in)" svg:viewBox="0 0 4347 1706" svg:d="M0 1706c4226 0 4347-1706 4347-1706"><text:p/></draw:path><text:tab/><text:span text:style-name="T16">record 2</text:span><text:tab/><text:tab/><text:tab/><text:tab/><text:tab/><text:tab/><text:tab/><text:tab/><text:span text:style-name="T18">record 4</text:span></text:p>
      <text:p text:style-name="P90"><draw:custom-shape text:anchor-type="paragraph" draw:z-index="0" draw:name="Shape2_0" draw:style-name="gr32" draw:text-style-name="P288" svg:width="1.2303in" svg:height="0.9898in" svg:x="0.3154in" svg:y="0.1319in"><text:p/><draw:enhanced-geometry svg:viewBox="0 0 21600 21600" draw:type="rectangle" draw:enhanced-path="M 0 0 L 21600 0 21600 21600 0 21600 0 0 Z N"/></draw:custom-shape><draw:custom-shape text:anchor-type="paragraph" draw:z-index="14" draw:name="Shape1_4" draw:style-name="gr17" draw:text-style-name="P284"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1_0" draw:style-name="gr16" draw:text-style-name="P284"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_11" draw:style-name="gr16" draw:text-style-name="P284"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_10" draw:style-name="gr17" draw:text-style-name="P284"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9"><draw:line text:anchor-type="paragraph" draw:z-index="26" draw:name="Shape14" draw:style-name="gr20" draw:text-style-name="P281" svg:x1="4.428in" svg:y1="0.1882in" svg:x2="4.4496in" svg:y2="0.5992in"><text:p/></draw:line><draw:line text:anchor-type="paragraph" draw:z-index="28" draw:name="Shape16" draw:style-name="gr20" draw:text-style-name="P281" svg:x1="2.6382in" svg:y1="0.0689in" svg:x2="4.4291in" svg:y2="0.7772in"><text:p/></draw:line><text:s text:c="9"/><text:span text:style-name="T13">1<text:tab/><text:tab/><text:tab/> <text:s text:c="6"/></text:span><text:span text:style-name="T28">b<text:tab/><text:tab/><text:tab/><text:tab/> <text:s text:c="4"/>d</text:span></text:p>
      <text:p text:style-name="P91"><draw:custom-shape text:anchor-type="paragraph" draw:z-index="13" draw:name="Shape3_7" draw:style-name="gr25" draw:text-style-name="P288" svg:width="1.2315in" svg:height="0.2087in" svg:x="0.315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4" draw:name="Shape1_9" draw:style-name="gr16" draw:text-style-name="P284"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_8" draw:style-name="gr17" draw:text-style-name="P284"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1"><draw:line text:anchor-type="paragraph" draw:z-index="17" draw:name="Shape7" draw:style-name="gr24" draw:text-style-name="P281" svg:x1="1.5465in" svg:y1="0.1091in" svg:x2="2.6902in" svg:y2="0.1091in"><text:p/></draw:line><text:tab/><text:span text:style-name="T18">record 5<text:tab/><text:tab/><text:tab/> <text:s text:c="6"/></text:span><text:span text:style-name="T30">e</text:span></text:p>
      <text:p text:style-name="P91"><draw:custom-shape text:anchor-type="paragraph" draw:z-index="12" draw:name="Shape3_6" draw:style-name="gr25" draw:text-style-name="P288" svg:width="1.2315in" svg:height="0.2087in" svg:x="0.3154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name="Shape8" draw:style-name="gr24" draw:text-style-name="P281" svg:x1="1.5465in" svg:y1="0.1465in" svg:x2="2.2008in" svg:y2="0.3339in"><text:p/></draw:line><draw:custom-shape text:anchor-type="paragraph" draw:z-index="23" draw:name="Shape13" draw:style-name="gr23" draw:text-style-name="P287" svg:width="2.1461in" svg:height="0.4169in" svg:x="4.4291in" svg:y="0.0244in"><text:p text:style-name="P229"><text:span text:style-name="T25"><text:s/></text:span><text:span text:style-name="T26">a, b, d, g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Shape13_1" draw:style-name="gr21" draw:text-style-name="P285" svg:width="2.1461in" svg:height="0.4169in" svg:x="4.4291in" svg:y="0.822in"><text:p text:style-name="P229"><text:span text:style-name="T5"><text:s/></text:span><text:span text:style-name="T27">c, e</text:span><text:span text:style-name="T26">, </text:span><text:span text:style-name="T27">f</text:span><text:span text:style-name="T26">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32" draw:name="Shape20" draw:style-name="gr19" draw:text-style-name="P281" svg:width="1.5913in" svg:height="0.4146in" draw:transform="rotate (-0.846135621366852) translate (3.37398647337609in -0.166825690216279in)" svg:viewBox="0 0 4043 1054" svg:d="M0 1054c2792 1 4043-1054 4043-1054"><text:p/></draw:path><text:tab/><text:span text:style-name="T18">record 6</text:span></text:p>
      <text:p text:style-name="P91"><draw:custom-shape text:anchor-type="paragraph" draw:z-index="1" draw:name="Shape2_1" draw:style-name="gr31" draw:text-style-name="P289" svg:width="1.2295in" svg:height="0.9898in" svg:x="0.3161in" svg:y="0.1634in"><text:p/><draw:enhanced-geometry svg:viewBox="0 0 21600 21600" draw:type="rectangle" draw:enhanced-path="M 0 0 L 21600 0 21600 21600 0 21600 0 0 Z N"/></draw:custom-shape><draw:line text:anchor-type="paragraph" draw:z-index="29" draw:name="Shape17" draw:style-name="gr20" draw:text-style-name="P281" svg:x1="3.0134in" svg:y1="0.7398in" svg:x2="4.4295in" svg:y2="0.1043in"><text:p/></draw:line><draw:custom-shape text:anchor-type="paragraph" draw:z-index="42" draw:name="Shape1_7" draw:style-name="gr16" draw:text-style-name="P284"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1_6" draw:style-name="gr17" draw:text-style-name="P284"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52" draw:name="Shape25" draw:style-name="gr3" draw:text-style-name="P281" svg:width="0.4012in" svg:height="0.6409in" draw:transform="rotate (-0.520806248795109) translate (6.57499999999993in 0.0625in)" svg:viewBox="0 0 1020 1629" svg:d="M0 0c1436 0 935 1629 935 1629"><text:p/></draw:path></text:p>
      <text:p text:style-name="P89"><draw:path text:anchor-type="paragraph" draw:z-index="34" draw:name="Shape22" draw:style-name="gr19" draw:text-style-name="P281" svg:width="1.7724in" svg:height="0.3724in" draw:transform="rotate (-0.529009296279482) translate (2.82634487430332in -0.169768569808063in)" svg:viewBox="0 0 4503 947" svg:d="M0 947c1992 0 4503-947 4503-947"><text:p/></draw:path><text:s text:c="9"/><text:span text:style-name="T14">2<text:tab/><text:tab/><text:tab/> <text:s text:c="7"/></text:span><text:span text:style-name="T28">f</text:span></text:p>
      <text:p text:style-name="P90"><draw:custom-shape text:anchor-type="paragraph" draw:z-index="11" draw:name="Shape3_3" draw:style-name="gr25" draw:text-style-name="P288" svg:width="1.2315in" svg:height="0.2087in" svg:x="0.3138in" svg:y="0.1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1"><draw:line text:anchor-type="paragraph" draw:z-index="19" draw:name="Shape9" draw:style-name="gr24" draw:text-style-name="P281" svg:x1="1.5453in" svg:y1="0.0882in" svg:x2="2.576in" svg:y2="0.0882in"><text:p/></draw:line><draw:line text:anchor-type="paragraph" draw:z-index="31" draw:name="Shape19" draw:style-name="gr18" draw:text-style-name="P281" svg:x1="4.3571in" svg:y1="0.1646in" svg:x2="4.4291in" svg:y2="0.1646in"><text:p/></draw:line><draw:custom-shape text:anchor-type="paragraph" draw:z-index="40" draw:name="Shape1_5" draw:style-name="gr16" draw:text-style-name="P284"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1_3" draw:style-name="gr17" draw:text-style-name="P284"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8">record 7</text:span></text:p>
      <text:p text:style-name="P91"><draw:custom-shape text:anchor-type="paragraph" draw:z-index="10" draw:name="Shape3_2" draw:style-name="gr25" draw:text-style-name="P288" svg:width="1.2315in" svg:height="0.2087in" svg:x="0.3161in" svg:y="0.0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name="Shape10" draw:style-name="gr24" draw:text-style-name="P281" svg:x1="1.5472in" svg:y1="0.1154in" svg:x2="2.1382in" svg:y2="0.3343in"><text:p/></draw:line><draw:line text:anchor-type="paragraph" draw:z-index="33" draw:name="Shape21" draw:style-name="gr18" draw:text-style-name="P281" svg:x1="4.378in" svg:y1="0.0665in" svg:x2="4.4496in" svg:y2="0.0768in"><text:p/></draw:line><draw:line text:anchor-type="paragraph" draw:z-index="35" draw:name="Shape23" draw:style-name="gr18" draw:text-style-name="P281" svg:x1="4.3571in" svg:y1="0.15in" svg:x2="4.4291in" svg:y2="0.1709in"><text:p/></draw:line><draw:path text:anchor-type="paragraph" draw:z-index="53" draw:name="Shape25_0" draw:style-name="gr3" draw:text-style-name="P281" svg:width="0.4012in" svg:height="0.6409in" draw:transform="rotate (-0.520806248795109) translate (6.58541666666667in 0.160416666666667in)" svg:viewBox="0 0 1020 1629" svg:d="M0 0c1436 0 935 1629 935 1629"><text:p/></draw:path><text:tab/><text:span text:style-name="T18">record 8<text:tab/><text:tab/><text:tab/> <text:s text:c="4"/></text:span><text:span text:style-name="T30">g</text:span></text:p>
      <text:p text:style-name="P90"><draw:custom-shape text:anchor-type="paragraph" draw:z-index="38" draw:name="Shape1_2" draw:style-name="gr16" draw:text-style-name="P284"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1_1" draw:style-name="gr17" draw:text-style-name="P284"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name="Shape26" draw:style-name="gr3" draw:text-style-name="P281" svg:x1="5.565in" svg:y1="0.089in" svg:x2="5.5547in" svg:y2="0.6346in"><text:p/></draw:line></text:p>
      <text:p text:style-name="P91"><draw:custom-shape text:anchor-type="paragraph" draw:z-index="24" draw:name="Shape13_0" draw:style-name="gr22" draw:text-style-name="P286" svg:width="2.1476in" svg:height="0.4185in" svg:x="4.4382in" svg:y="0.4429in"><text:p text:style-name="P229"><text:span text:style-name="T5"><text:s/></text:span><text:span text:style-name="T27">h</text:span><text:span text:style-name="T26">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1" draw:name="Shape24" draw:style-name="gr15" draw:text-style-name="P281" svg:x1="2.5756in" svg:y1="0.2457in" svg:x2="4.4394in" svg:y2="0.4957in"><text:p/></draw:line><draw:custom-shape text:anchor-type="paragraph" draw:z-index="55" draw:name="Shape27" draw:style-name="gr14" draw:text-style-name="P283" svg:width="0.3232in" svg:height="0.3232in" svg:x="5.4193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6" draw:name="Shape28" draw:style-name="gr3" draw:text-style-name="P281" svg:x1="5.5028in" svg:y1="0.1728in" svg:x2="5.6591in" svg:y2="0.1728in"><text:p/></draw:line><draw:line text:anchor-type="paragraph" draw:z-index="57" draw:name="Shape28_0" draw:style-name="gr3" draw:text-style-name="P281" svg:x1="5.5028in" svg:y1="0.1728in" svg:x2="5.6591in" svg:y2="0.1728in"><text:p/></draw:line><text:tab/><text:tab/><text:tab/><text:tab/> <text:s text:c="5"/><text:span text:style-name="T28">h</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9"><text:soft-page-break/>3. <text:span text:style-name="T70">ΔΥΑΔΙΚΟΣ ΤΑΞΙΝΟΜΗΤΗΣ</text:span></text:p>
      <text:p text:style-name="P47"/>
      <text:p text:style-name="P47"/>
      <text:p text:style-name="P48">Για την αναγνώριση ταυτότητας των δεδομένων εισόδου της εφαρμογής, δηλαδή για να αποφασίζεται με επιτυχία αν δύο άγνωστα προϊόντα είναι όμοια ή διαφορετικά, κατασκευάζεται και χρησιμοποιείται ένας δυαδικός ταξινομητής. <text:span text:style-name="T71">Ένας δυαδικός ταξινομητής είναι μια συνάρτηση που ταξινομεί στιγμιότυπα σε δύο κλάσεις π.χ. 0 (διαφορετικά προϊόντα) και 1 (όμοια προϊόντα). Για να μπορεί ένας ταξινομητής να αποφασίζει αποτελεσματικά σε ποιά κλάση </text:span><text:span text:style-name="T72">θ</text:span><text:span text:style-name="T71">α αντιστοιχίσει κά</text:span><text:span text:style-name="T73">ποιο άγνωστο</text:span><text:span text:style-name="T71"> στιγμιότυπο, θα πρέπει </text:span><text:span text:style-name="T73">πρώτα</text:span><text:span text:style-name="T71"> να εκπαιδευτεί κατάλληλα πάνω στα ήδη γνωστά δεδομένα. </text:span><text:span text:style-name="T72">Για το λόγο αυτό, χωρίζουμε τα δεδομένα μας (την πληροφορία για τις σχέσεις μεταξύ ζευγών – dataset W) σε 3 μέρη:</text:span></text:p>
      <text:p text:style-name="P92"/>
      <text:list xml:id="list3356558493" text:style-name="L2">
        <text:list-item>
          <text:p text:style-name="P237">το training set, ένα υποσύνολο των αρχικών προϊόντων πάνω στο οποίο θα εκπαιδευτεί το μοντέλο (ο ταξινομητής) λαμβάνοντας κάθε φορά ένα ζεύγος από τα προϊόντα και την πληροφορία για το αν είναι όμοια ή όχι. <text:span text:style-name="T74">Τα προϊόντα που θα αποτελέσουν το σύνολο του training set αντιστοιχούν σε όλα τα προϊόντα του dataset X για τα οποία παίρνουμε το 60% των πληροφοριών το</text:span><text:span text:style-name="T81">υ</text:span><text:span text:style-name="T74"> dataset W. Προφανώς το μοντέλο τροφοδοτείται μόνο με ζευγάρια προϊόντων για τα οποία γνωρίζουμε τη σχέση τους (όμοια ή διαφορετικά).</text:span></text:p>
        </text:list-item>
      </text:list>
      <text:p text:style-name="P15"/>
      <text:list xml:id="list235426419605644" text:continue-numbering="true" text:style-name="L2">
        <text:list-item>
          <text:p text:style-name="P238">το testing set, <text:span text:style-name="T82">δηλαδή</text:span> το ύποσύνολο των προϊόντων στο οποίο θα εξασκηθεί το μοντέλο στο να προβλέπει αν δύο προϊόντα ταιριάζουν ή όχι βάσει της εκμάθησής του από το προηγούμενο στάδιο. <text:span text:style-name="T82">Από την ακρίβεια (accuracy) που παίρνουμε από το testing set μπορούμε να κάνουμε εκτιμήσεις για την απόδοση του μοντέλου.</text:span> Τα προϊόντα που θα αποτελέσουν το σύνολο του t<text:span text:style-name="T75">est</text:span>ing set αντιστοιχούν σε όλα τα προϊόντα του dataset X για τα οποία παίρνουμε το <text:span text:style-name="T75">2</text:span>0% των πληροφοριών στο dataset W. Προφανώς το μοντέλο τροφοδοτείται μόνο με ζευγάρια προϊόντων για τα οποία γνωρίζουμε τη σχέση τους (όμοια ή διαφορετικά).</text:p>
        </text:list-item>
      </text:list>
      <text:p text:style-name="P16"/>
      <text:list xml:id="list235425326755557" text:continue-numbering="true" text:style-name="L2">
        <text:list-item>
          <text:p text:style-name="P239">το validation set, <text:span text:style-name="T82">δηλαδή το σύνολο των προΐόντων του dataset X στα οποία αντιστοιχεί το υπόλοιπο 20% των σχέσεων του dataset W. Το validation set χρησιμοποίται για την τελική εκτίμηση της απόδοσης του μοντέλου που κατασκευάστηκε. Ωστόσο στην εν λόγω εφαρμογή, μετά κι από τη διαδικασία του testing, το μοντέλο καλείται να κάνει προβλέψεις για κάθε δυνατό ζευγάρι που μπορεί να παραχθεί από όλο το dataset X. Η διαδικασία αυτή (all with all</text:span><text:span text:style-name="T83">∙</text:span><text:span text:style-name="T84"> θα αναλυθεί στη συνέχεια του paper</text:span><text:span text:style-name="T82">) υπερκαλύπτει τη διαδικασία εκτίμησης του μοντέλου που θα γινόταν μόνο βάσει του validation set.</text:span></text:p>
        </text:list-item>
      </text:list>
      <text:p text:style-name="P47"/>
      <text:p text:style-name="P47"/>
      <text:p text:style-name="P49">Για να δεχτεί το μοντέλο τα διάφορα ζεύγη προϊόντων έτσι ώστε πρώτα να εκπαιδευτεί με τις γνωστά πληροφορίες και στη συνέχεια να χρησιμοποιηθεί <text:s/>ως ένας αξιόπιστος ταξινομητής των άγνωστων δεδομένων, θα χρειαστεί πρώτανα γίνει η κατάλληλη προεπεξεργασία των δεδομένων. Η διαδικασία αυτή περιγράφεται αναλυτικότερα στην επόμενη ενότητα.</text:p>
      <text:p text:style-name="P47"/>
      <text:p text:style-name="P46"><text:soft-page-break/>4. ΠΡΟΕΠΕΞΕΡΓΑΣΙΑ ΔΕΔΟΜΕΝΩΝ</text:p>
      <text:p text:style-name="P47"/>
      <text:p text:style-name="P47"/>
      <text:p text:style-name="P50">Το μοντέλο μηχανικής μάθησης που χρησιμοποείται από την εφαρμογή δέχεται δεδομένα σε μορφή διανυσμάτων σταθερού μήκους. Για την μετατροπή των προϊόντων, τα οποία βρίσκονται σε μορφή κειμένων (αποθηκευμένα με τον τρόπο που περιγράφηκε στη 2<text:span text:style-name="T85">η</text:span><text:span text:style-name="T86"> ενότητα), στη ζητούμενη μορφή χρησιμοποιείται το μοντέλο Bag Of Words ή BOW. </text:span><text:span text:style-name="T87">Η αναπαράσταση αυτή μετατρέπει κείμενο σε διανύσματα σταθερού μήκους μετρώντας πόσες φορές εμφανίζεται κάθε λέξη στο κείμενο.</text:span></text:p>
      <text:p text:style-name="P217"/>
      <text:p text:style-name="P50"><text:span text:style-name="T87">Ειδικότερα, μας ενδιαφέρει ο αριθμός εμφανίσεων οποιασδήποτε λέξης του λεξιλογίου μας (dataset X) σε κάθε κείμενο (προϊόν) ξεχωριστά. Για να διατηρήσουμε την πληροφορία αυτή χρησιμοποιείται ένας πίνακας κατακερματισμού, με αλυσίδες υπερχείλισης και κάθε εγγραφή του πίνακα αντιστοιχεί σε μια λέξη του λεκιλογίου. Σε αυτή την περίπτωση η ίδια η λέξη χρησιμοποιείται ως το μοναδικό χαρακτηριστικό για την αποθήκευση και την ανάκτησή της από τον πίνακα σε Ο(1) χρόνο. Όπως και με τα ίδια τα προϊόντα έτσι με το λεξιλόγιο, ο μεγάλος όγκος δεδομένων και η ανάγκη για τη </text:span><text:span text:style-name="T88">συχνή</text:span><text:span text:style-name="T87"> ανάκτησή τους οδήγησαν στην επιλογή της συγκεκριμένης </text:span><text:span text:style-name="T88">δομής. Επιπλέον, για κάθε έγγραφη (δηλαδή λέξη) μέσα στον πίνακα διατηρείται και η πληροφορία για το σε ποιά προϊόντα (κείμενα) </text:span><text:span text:style-name="T89">αυτή</text:span><text:span text:style-name="T88"> εμφανίζεται αλλά και πόσες φορές.</text:span></text:p>
      <text:p text:style-name="P218"/>
      <text:p text:style-name="P30"><text:span text:style-name="T91">Ορίζουμε ένα πίνακα κατακερματισμού μεγέθους 500 κάδων (buckets), με κάθε κάδο να έχει μέγεθος 100bytes, </text:span><text:span text:style-name="T92">ώστε να έχουμε μια καλή ισορροπία ανάμεσα σε χρόνο εκτέλεσης και κατανάλωση μνήμης. Στ</text:span><text:span text:style-name="T93">α</text:span><text:span text:style-name="T92"> παρακάτω δι</text:span><text:span text:style-name="T93">α</text:span><text:span text:style-name="T92">γρ</text:span><text:span text:style-name="T93">ά</text:span><text:span text:style-name="T92">μμα</text:span><text:span text:style-name="T93">τα</text:span><text:span text:style-name="T92"> φαίνεται </text:span><text:span text:style-name="T93">αντίστοιχα</text:span><text:span text:style-name="T92"> η μεταβολή των δύο αυτών παραμέτρων για τα διάφορα μεγέθη του hashtable και των buckets του.</text:span></text:p>
      <text:p text:style-name="P220"/>
      <text:p text:style-name="P259"/>
      <text:p text:style-name="P78"/>
      <text:p text:style-name="P171">(execution time)</text:p>
      <text:p text:style-name="P171"><draw:line text:anchor-type="paragraph" draw:z-index="99" draw:name="Shape30_2" draw:style-name="gr4" draw:text-style-name="P281" svg:x1="0.3315in" svg:y1="2.822in" svg:x2="0.3213in" svg:y2="0.122in"><text:p/></draw:line></text:p>
      <text:p text:style-name="P171"/>
      <text:p text:style-name="P208"><text:span text:style-name="T136"/></text:p>
      <text:p text:style-name="P250"><text:span text:style-name="T137"><text:s text:c="3"/>(9)</text:span> </text:p>
      <text:p text:style-name="P241"><draw:line text:anchor-type="paragraph" draw:z-index="110" draw:name="Shape31_44" draw:style-name="gr1" draw:text-style-name="P281" svg:x1="0.3217in" svg:y1="0.1028in" svg:x2="1.7591in" svg:y2="0.1028in"><text:p/></draw:line><draw:line text:anchor-type="paragraph" draw:z-index="117" draw:name="Shape31_51" draw:style-name="gr1" draw:text-style-name="P281" svg:x1="0.3839in" svg:y1="0.0028in" svg:x2="6.113in" svg:y2="0.0028in"><text:p/></draw:line><draw:line text:anchor-type="paragraph" draw:z-index="252" draw:name="Shape38_37" draw:style-name="gr2" draw:text-style-name="P282" svg:x1="6.061in" svg:y1="0.0244in" svg:x2="6.0508in" svg:y2="2.2083in"><text:p/></draw:line><draw:line text:anchor-type="paragraph" draw:z-index="258" draw:name="Shape38_43" draw:style-name="gr2" draw:text-style-name="P282" svg:x1="1.7591in" svg:y1="0.0866in" svg:x2="1.7693in" svg:y2="2.2083in"><text:p/></draw:line><text:span text:style-name="T176"><text:s text:c="3"/>(8)</text:span></text:p>
      <text:p text:style-name="P242"><draw:line text:anchor-type="paragraph" draw:z-index="257" draw:name="Shape38_42" draw:style-name="gr2" draw:text-style-name="P282" svg:x1="2.0091in" svg:y1="0.072in" svg:x2="2.0091in" svg:y2="2.0776in"><text:p/></draw:line><draw:line text:anchor-type="paragraph" draw:z-index="111" draw:name="Shape31_45" draw:style-name="gr1" draw:text-style-name="P281" svg:x1="0.3213in" svg:y1="0.0724in" svg:x2="1.9878in" svg:y2="0.0724in"><text:p/></draw:line><text:s text:c="3"/>(<text:span text:style-name="T176">7</text:span>)</text:p>
      <text:p text:style-name="P117"><draw:line text:anchor-type="paragraph" draw:z-index="251" draw:name="Shape38_36" draw:style-name="gr2" draw:text-style-name="P282" svg:x1="6.3736in" svg:y1="0.0575in" svg:x2="6.3839in" svg:y2="1.9484in"><text:p/></draw:line><draw:line text:anchor-type="paragraph" draw:z-index="115" draw:name="Shape31_49" draw:style-name="gr13" draw:text-style-name="P281" svg:x1="0.3217in" svg:y1="0.0575in" svg:x2="6.3634in" svg:y2="0.0575in"><text:p/></draw:line><text:s text:c="3"/><text:span text:style-name="T176">(6)</text:span></text:p>
      <text:p text:style-name="P243"><draw:line text:anchor-type="paragraph" draw:z-index="112" draw:name="Shape31_46" draw:style-name="gr1" draw:text-style-name="P281" svg:x1="0.3319in" svg:y1="0.0118in" svg:x2="0.4984in" svg:y2="0.0118in"><text:p/></draw:line><draw:line text:anchor-type="paragraph" draw:z-index="250" draw:name="Shape38_35" draw:style-name="gr2" draw:text-style-name="P282" svg:x1="0.5299in" svg:y1="0.0118in" svg:x2="0.5299in" svg:y2="1.8193in"><text:p/></draw:line><draw:line text:anchor-type="paragraph" draw:z-index="253" draw:name="Shape38_38" draw:style-name="gr2" draw:text-style-name="P282" svg:x1="4.8945in" svg:y1="0.0846in" svg:x2="4.8945in" svg:y2="1.8193in"><text:p/></draw:line><draw:line text:anchor-type="paragraph" draw:z-index="109" draw:name="Shape31_43" draw:style-name="gr1" draw:text-style-name="P281" svg:x1="0.3319in" svg:y1="0.0949in" svg:x2="4.8945in" svg:y2="0.0846in"><text:p/></draw:line>(4)(5)</text:p>
      <text:p text:style-name="P111"><draw:line text:anchor-type="paragraph" draw:z-index="114" draw:name="Shape31_48" draw:style-name="gr1" draw:text-style-name="P281" svg:x1="0.3319in" svg:y1="0.1256in" svg:x2="3.6654in" svg:y2="0.1256in"><text:p/></draw:line><draw:line text:anchor-type="paragraph" draw:z-index="255" draw:name="Shape38_40" draw:style-name="gr2" draw:text-style-name="P282" svg:x1="3.6654in" svg:y1="0.0807in" svg:x2="3.6654in" svg:y2="1.6917in"><text:p/></draw:line><text:s text:c="3"/></text:p>
      <text:p text:style-name="P122"><text:s text:c="3"/><text:span text:style-name="T176">(3)</text:span></text:p>
      <text:p text:style-name="P111"/>
      <text:p text:style-name="P111"><draw:line text:anchor-type="paragraph" draw:z-index="116" draw:name="Shape31_50" draw:style-name="gr12" draw:text-style-name="P281" svg:x1="0.3319in" svg:y1="0.1189in" svg:x2="2.5091in" svg:y2="0.1299in"><text:p/></draw:line></text:p>
      <text:p text:style-name="P111"><draw:line text:anchor-type="paragraph" draw:z-index="256" draw:name="Shape38_41" draw:style-name="gr2" draw:text-style-name="P282" svg:x1="2.5091in" svg:y1="0.0016in" svg:x2="2.5091in" svg:y2="1.1736in"><text:p/></draw:line><text:s text:c="3"/><text:span text:style-name="T176">(2)</text:span></text:p>
      <text:p text:style-name="P135"/>
      <text:p text:style-name="P111"/>
      <text:p text:style-name="P130"/>
      <text:p text:style-name="P122"/>
      <text:p text:style-name="P130"/>
      <text:p text:style-name="P111"><draw:line text:anchor-type="paragraph" draw:z-index="254" draw:name="Shape38_39" draw:style-name="gr2" draw:text-style-name="P282" svg:x1="3.9673in" svg:y1="0.0736in" svg:x2="3.9673in" svg:y2="0.3988in"><text:p/></draw:line><draw:line text:anchor-type="paragraph" draw:z-index="113" draw:name="Shape31_47" draw:style-name="gr1" draw:text-style-name="P281" svg:x1="0.3217in" svg:y1="0.0736in" svg:x2="3.9673in" svg:y2="0.0736in"><text:p/></draw:line><text:s text:c="3"/>(<text:span text:style-name="T176">1</text:span>)</text:p>
      <text:p text:style-name="P111"/>
      <text:p text:style-name="P130"><draw:line text:anchor-type="paragraph" draw:z-index="100" draw:name="Shape32_17" draw:style-name="gr3" draw:text-style-name="P281" svg:x1="2.0091in" svg:y1="0.2303in" svg:x2="2.0091in" svg:y2="0.0846in"><text:p/></draw:line><draw:line text:anchor-type="paragraph" draw:z-index="101" draw:name="Shape32_18" draw:style-name="gr3" draw:text-style-name="P281" svg:x1="2.5091in" svg:y1="0.2303in" svg:x2="2.5091in" svg:y2="0.0846in"><text:p/></draw:line><draw:line text:anchor-type="paragraph" draw:z-index="102" draw:name="Shape32_19" draw:style-name="gr3" draw:text-style-name="P281" svg:x1="3.665in" svg:y1="0.2303in" svg:x2="3.665in" svg:y2="0.0846in"><text:p/></draw:line><draw:line text:anchor-type="paragraph" draw:z-index="103" draw:name="Shape32_20" draw:style-name="gr3" draw:text-style-name="P281" svg:x1="3.9673in" svg:y1="0.2303in" svg:x2="3.9673in" svg:y2="0.0846in"><text:p/></draw:line><draw:line text:anchor-type="paragraph" draw:z-index="104" draw:name="Shape32_21" draw:style-name="gr3" draw:text-style-name="P281" svg:x1="4.8945in" svg:y1="0.2409in" svg:x2="4.8945in" svg:y2="0.0953in"><text:p/></draw:line><draw:line text:anchor-type="paragraph" draw:z-index="105" draw:name="Shape32_22" draw:style-name="gr3" draw:text-style-name="P282" svg:x1="6.0504in" svg:y1="0.2539in" svg:x2="6.0504in" svg:y2="0.1051in"><text:p/></draw:line><draw:line text:anchor-type="paragraph" draw:z-index="106" draw:name="Shape32_23" draw:style-name="gr3" draw:text-style-name="P282" svg:x1="6.3839in" svg:y1="0.2323in" svg:x2="6.3839in" svg:y2="0.0843in"><text:p/></draw:line><draw:line text:anchor-type="paragraph" draw:z-index="107" draw:name="Shape32_24" draw:style-name="gr3" draw:text-style-name="P281" svg:x1="0.5295in" svg:y1="0.2409in" svg:x2="0.5295in" svg:y2="0.0953in"><text:p/></draw:line><draw:line text:anchor-type="paragraph" draw:z-index="108" draw:name="Shape32_25" draw:style-name="gr3" draw:text-style-name="P281" svg:x1="1.7693in" svg:y1="0.2303in" svg:x2="1.7693in" svg:y2="0.0846in"><text:p/></draw:line></text:p>
      <text:p text:style-name="P171"><draw:line text:anchor-type="paragraph" draw:z-index="98" draw:name="Shape29_1" draw:style-name="gr5" draw:text-style-name="P282" svg:x1="0.3319in" svg:y1="0.011in" svg:x2="6.6547in" svg:y2="0.0126in"><text:p/></draw:line></text:p>
      <text:p text:style-name="P103"><text:s text:c="3"/><text:span text:style-name="T77">(</text:span><text:span text:style-name="T178">80</text:span><text:span text:style-name="T77">0,</text:span><text:span text:style-name="T178">1</text:span><text:span text:style-name="T77">00) <text:s text:c="10"/>(</text:span><text:span text:style-name="T178">2</text:span><text:span text:style-name="T77">50,100) (5</text:span><text:span text:style-name="T178">0</text:span><text:span text:style-name="T77">0,</text:span><text:span text:style-name="T178">10</text:span><text:span text:style-name="T77">0) (5</text:span><text:span text:style-name="T177">0</text:span><text:span text:style-name="T77">0,300) <text:s text:c="2"/>(</text:span><text:span text:style-name="T177">2</text:span><text:span text:style-name="T77">50,</text:span><text:span text:style-name="T177">3</text:span><text:span text:style-name="T77">00) <text:s/>(</text:span><text:span text:style-name="T177">8</text:span><text:span text:style-name="T77">00,</text:span><text:span text:style-name="T177">30</text:span><text:span text:style-name="T77">0) <text:s text:c="2"/>(800,</text:span><text:span text:style-name="T178">5</text:span><text:span text:style-name="T77">0) <text:s text:c="9"/>(</text:span><text:span text:style-name="T178">25</text:span><text:span text:style-name="T77">0,</text:span><text:span text:style-name="T178">5</text:span><text:span text:style-name="T77">0) (</text:span><text:span text:style-name="T178">5</text:span><text:span text:style-name="T77">00,50)</text:span></text:p>
      <text:p text:style-name="P153"/>
      <text:p text:style-name="P95"/>
      <text:p text:style-name="P95"><text:tab/><text:tab/><text:tab/><text:tab/><text:tab/><text:tab/><text:tab/><text:tab/><text:tab/> <text:s text:c="11"/><text:span text:style-name="T19">(hashtable size, bucket size)</text:span></text:p>
      <text:p text:style-name="P202"/>
      <text:p text:style-name="P202"><text:soft-page-break/>ό<text:span text:style-name="T78">που</text:span></text:p>
      <text:p text:style-name="P194"/>
      <text:p text:style-name="P191">(1): 4m 0.294s <text:span text:style-name="T141">[(800,300), </text:span><text:span text:style-name="T175">trainSize:682,335</text:span><text:span text:style-name="T141">]</text:span><text:tab/>(2): 4m 9.556s <text:span text:style-name="T141">[(5</text:span><text:span text:style-name="T177">0</text:span><text:span text:style-name="T141">0,300),</text:span><text:span text:style-name="T175">trainSize:682,364</text:span><text:span text:style-name="T141">]</text:span></text:p>
      <text:p text:style-name="P183"/>
      <text:p text:style-name="P260">(3): 4m 47.798s <text:span text:style-name="T141">[(</text:span><text:span text:style-name="T177">2</text:span><text:span text:style-name="T141">50,300),</text:span><text:span text:style-name="T175">trainSize:682,370</text:span><text:span text:style-name="T141">]<text:tab/></text:span><text:span text:style-name="T142">(</text:span>4): 5m 6.518s <text:span text:style-name="T142">[(800,</text:span><text:span text:style-name="T178">5</text:span><text:span text:style-name="T142">0)</text:span><text:span text:style-name="T141">, </text:span><text:span text:style-name="T175">trainSize:682,179</text:span><text:span text:style-name="T142">]</text:span></text:p>
      <text:p text:style-name="P184"/>
      <text:p text:style-name="P191">(5): 5m 9.274s <text:span text:style-name="T142">[(</text:span><text:span text:style-name="T178">8</text:span><text:span text:style-name="T142">00,100)</text:span><text:span text:style-name="T141">, </text:span><text:span text:style-name="T175">trainSize:682,179</text:span><text:span text:style-name="T142">]</text:span><text:tab/>(6): 5m 16.208s <text:span text:style-name="T142">[(500,50)</text:span><text:span text:style-name="T141">, </text:span><text:span text:style-name="T175">trainSize:682,366</text:span><text:span text:style-name="T142">]</text:span></text:p>
      <text:p text:style-name="P184"/>
      <text:p text:style-name="P191"><text:span text:style-name="T92">(7): 5m 32.557s </text:span><text:span text:style-name="T119">[(5</text:span><text:span text:style-name="T131">0</text:span><text:span text:style-name="T119">0,</text:span><text:span text:style-name="T131">1</text:span><text:span text:style-name="T119">00)</text:span><text:span text:style-name="T129">, </text:span><text:span text:style-name="T130">trainSize:682,361</text:span><text:span text:style-name="T119">]<text:tab/></text:span><text:span text:style-name="T92">(8): 5m 44.526s </text:span><text:span text:style-name="T119">[(250,</text:span><text:span text:style-name="T131">10</text:span><text:span text:style-name="T119">0)</text:span><text:span text:style-name="T129">,</text:span><text:span text:style-name="T130">trainSize:682,365</text:span><text:span text:style-name="T119">]</text:span></text:p>
      <text:p text:style-name="P213"/>
      <text:p text:style-name="P191"><text:span text:style-name="T119">(</text:span><text:span text:style-name="T92">9): 5m 49.588s </text:span><text:span text:style-name="T119">[(250,</text:span><text:span text:style-name="T131">5</text:span><text:span text:style-name="T119">0)</text:span><text:span text:style-name="T129">, </text:span><text:span text:style-name="T130">trainSize:682,375</text:span><text:span text:style-name="T119">]</text:span></text:p>
      <text:p text:style-name="P220"/>
      <text:p text:style-name="P220"/>
      <text:p text:style-name="P220"/>
      <text:p text:style-name="P178"/>
      <text:p text:style-name="P178">(allocated memory in bytes)</text:p>
      <text:p text:style-name="P150"><draw:line text:anchor-type="paragraph" draw:z-index="119" draw:name="Shape30_3" draw:style-name="gr4" draw:text-style-name="P282" svg:x1="0.3323in" svg:y1="2.4835in" svg:x2="0.3323in" svg:y2="0.089in"><text:p/></draw:line></text:p>
      <text:p text:style-name="P150"/>
      <text:p text:style-name="P127"><draw:line text:anchor-type="paragraph" draw:z-index="138" draw:name="Shape31_62" draw:style-name="gr1" draw:text-style-name="P281" svg:x1="0.3319in" svg:y1="0.011in" svg:x2="1.7071in" svg:y2="0.011in"><text:p/></draw:line><draw:line text:anchor-type="paragraph" draw:z-index="125" draw:name="Shape31_58" draw:style-name="gr1" draw:text-style-name="P281" svg:x1="1.7071in" svg:y1="0.028in" svg:x2="1.7071in" svg:y2="2.1295in"><text:p/></draw:line><draw:line text:anchor-type="paragraph" draw:z-index="174" draw:name="Shape31_107" draw:style-name="gr1" draw:text-style-name="P281" svg:x1="0.3638in" svg:y1="0.1035in" svg:x2="1.9575in" svg:y2="0.1035in"><text:p/></draw:line><draw:line text:anchor-type="paragraph" draw:z-index="245" draw:name="Shape38_31" draw:style-name="gr2" draw:text-style-name="P282" svg:x1="1.7071in" svg:y1="0.011in" svg:x2="1.7071in" svg:y2="2.1701in"><text:p/></draw:line><draw:line text:anchor-type="paragraph" draw:z-index="244" draw:name="Shape38_30" draw:style-name="gr2" draw:text-style-name="P282" svg:x1="1.9256in" svg:y1="0.1035in" svg:x2="1.9256in" svg:y2="2.1701in"><text:p/></draw:line><text:s text:c="3"/>(9)</text:p>
      <text:p text:style-name="P127"><text:s text:c="3"/>(8)</text:p>
      <text:p text:style-name="P127"/>
      <text:p text:style-name="P124"/>
      <text:p text:style-name="P124"/>
      <text:p text:style-name="P108"/>
      <text:p text:style-name="P124"/>
      <text:p text:style-name="P129"/>
      <text:p text:style-name="P160"/>
      <text:p text:style-name="P127"><draw:line text:anchor-type="paragraph" draw:z-index="140" draw:name="Shape31_66" draw:style-name="gr1" draw:text-style-name="P281" svg:x1="0.3319in" svg:y1="0.1264in" svg:x2="2.4465in" svg:y2="0.1228in"><text:p/></draw:line><draw:line text:anchor-type="paragraph" draw:z-index="243" draw:name="Shape38_29" draw:style-name="gr2" draw:text-style-name="P282" svg:x1="2.5028in" svg:y1="0.1126in" svg:x2="2.5091in" svg:y2="1.0252in"><text:p/></draw:line><text:s text:c="2"/>(<text:span text:style-name="T154">7</text:span>)</text:p>
      <text:p text:style-name="P127"><draw:line text:anchor-type="paragraph" draw:z-index="126" draw:name="Shape31_59" draw:style-name="gr1" draw:text-style-name="P281" svg:x1="3.9776in" svg:y1="0.0563in" svg:x2="3.9673in" svg:y2="0.9236in"><text:p/></draw:line><draw:line text:anchor-type="paragraph" draw:z-index="139" draw:name="Shape31_63" draw:style-name="gr1" draw:text-style-name="P281" svg:x1="0.3425in" svg:y1="0.0567in" svg:x2="3.978in" svg:y2="0.0378in"><text:p/></draw:line><draw:line text:anchor-type="paragraph" draw:z-index="124" draw:name="Shape31_56" draw:style-name="gr1" draw:text-style-name="P281" svg:x1="3.6862in" svg:y1="0.0665in" svg:x2="3.6654in" svg:y2="0.8067in"><text:p/></draw:line><draw:line text:anchor-type="paragraph" draw:z-index="142" draw:name="Shape31_68" draw:style-name="gr1" draw:text-style-name="P281" svg:x1="0.3319in" svg:y1="0.0669in" svg:x2="3.6654in" svg:y2="0.0669in"><text:p/></draw:line><draw:line text:anchor-type="paragraph" draw:z-index="175" draw:name="Shape31_64" draw:style-name="gr1" draw:text-style-name="P281" svg:x1="2.5047in" svg:y1="0.0665in" svg:x2="2.4839in" svg:y2="0.8067in"><text:p/></draw:line><draw:line text:anchor-type="paragraph" draw:z-index="242" draw:name="Shape38_28" draw:style-name="gr2" draw:text-style-name="P282" svg:x1="3.6654in" svg:y1="0.0665in" svg:x2="3.6654in" svg:y2="0.8957in"><text:p/></draw:line><draw:line text:anchor-type="paragraph" draw:z-index="241" draw:name="Shape38_27" draw:style-name="gr2" draw:text-style-name="P282" svg:x1="3.978in" svg:y1="0.0374in" svg:x2="3.978in" svg:y2="0.8937in"><text:p/></draw:line>(<text:span text:style-name="T153">5,</text:span><text:span text:style-name="T154">6</text:span>)</text:p>
      <text:p text:style-name="P157"/>
      <text:p text:style-name="P127"/>
      <text:p text:style-name="P157"><draw:line text:anchor-type="paragraph" draw:z-index="120" draw:name="Shape31_52" draw:style-name="gr1" draw:text-style-name="P281" svg:x1="0.4571in" svg:y1="0.0965in" svg:x2="0.4571in" svg:y2="0.4665in"><text:p/></draw:line><draw:line text:anchor-type="paragraph" draw:z-index="123" draw:name="Shape31_55" draw:style-name="gr1" draw:text-style-name="P281" svg:x1="4.8945in" svg:y1="0.0965in" svg:x2="4.8945in" svg:y2="0.45in"><text:p/></draw:line><draw:line text:anchor-type="paragraph" draw:z-index="136" draw:name="Shape31_60" draw:style-name="gr1" draw:text-style-name="P281" svg:x1="0.3319in" svg:y1="0.0965in" svg:x2="4.8945in" svg:y2="0.0965in"><text:p/></draw:line><draw:line text:anchor-type="paragraph" draw:z-index="237" draw:name="Shape38_23" draw:style-name="gr2" draw:text-style-name="P282" svg:x1="0.4508in" svg:y1="0.0339in" svg:x2="0.4571in" svg:y2="0.5382in"><text:p/></draw:line><draw:line text:anchor-type="paragraph" draw:z-index="240" draw:name="Shape38_26" draw:style-name="gr2" draw:text-style-name="P282" svg:x1="4.8945in" svg:y1="0.1154in" svg:x2="4.8945in" svg:y2="0.5406in"><text:p/></draw:line><draw:line text:anchor-type="paragraph" draw:z-index="246" draw:name="Shape31_2" draw:style-name="gr1" draw:text-style-name="P281" svg:x1="0.3319in" svg:y1="0.0272in" svg:x2="0.4571in" svg:y2="0.0272in"><text:p/></draw:line><text:span text:style-name="T139">(3,</text:span><text:span text:style-name="T140">4</text:span><text:span text:style-name="T139">)</text:span></text:p>
      <text:p text:style-name="P127"/>
      <text:p text:style-name="P124"><draw:line text:anchor-type="paragraph" draw:z-index="121" draw:name="Shape31_53" draw:style-name="gr1" draw:text-style-name="P281" svg:x1="6.3839in" svg:y1="0.1252in" svg:x2="6.3839in" svg:y2="0.3079in"><text:p/></draw:line><draw:line text:anchor-type="paragraph" draw:z-index="122" draw:name="Shape31_54" draw:style-name="gr1" draw:text-style-name="P281" svg:x1="6.061in" svg:y1="0.1252in" svg:x2="6.0508in" svg:y2="0.2252in"><text:p/></draw:line><draw:line text:anchor-type="paragraph" draw:z-index="141" draw:name="Shape31_67" draw:style-name="gr1" draw:text-style-name="P281" svg:x1="0.3945in" svg:y1="0.0602in" svg:x2="6.061in" svg:y2="0.0618in"><text:p/></draw:line><draw:line text:anchor-type="paragraph" draw:z-index="137" draw:name="Shape31_61" draw:style-name="gr1" draw:text-style-name="P281" svg:x1="0.3638in" svg:y1="0.1516in" svg:x2="6.3839in" svg:y2="0.1252in"><text:p/></draw:line><draw:line text:anchor-type="paragraph" draw:z-index="239" draw:name="Shape38_25" draw:style-name="gr2" draw:text-style-name="P282" svg:x1="6.061in" svg:y1="0.0618in" svg:x2="6.0508in" svg:y2="0.2799in"><text:p/></draw:line><draw:line text:anchor-type="paragraph" draw:z-index="238" draw:name="Shape38_24" draw:style-name="gr2" draw:text-style-name="P282" svg:x1="6.3839in" svg:y1="0.1252in" svg:x2="6.3839in" svg:y2="0.2823in"><text:p/></draw:line><text:s text:c="3"/><text:span text:style-name="T153">(2)</text:span></text:p>
      <text:p text:style-name="P127"><draw:line text:anchor-type="paragraph" draw:z-index="127" draw:name="Shape32_26" draw:style-name="gr3" draw:text-style-name="P281" svg:x1="1.926in" svg:y1="0.2201in" svg:x2="1.926in" svg:y2="0.0744in"><text:p/></draw:line><draw:line text:anchor-type="paragraph" draw:z-index="128" draw:name="Shape32_27" draw:style-name="gr3" draw:text-style-name="P282" svg:x1="2.5091in" svg:y1="0.2323in" svg:x2="2.5091in" svg:y2="0.1051in"><text:p/></draw:line><draw:line text:anchor-type="paragraph" draw:z-index="129" draw:name="Shape32_28" draw:style-name="gr3" draw:text-style-name="P281" svg:x1="3.665in" svg:y1="0.2303in" svg:x2="3.665in" svg:y2="0.0846in"><text:p/></draw:line><draw:line text:anchor-type="paragraph" draw:z-index="130" draw:name="Shape32_29" draw:style-name="gr3" draw:text-style-name="P281" svg:x1="3.9673in" svg:y1="0.2303in" svg:x2="3.9673in" svg:y2="0.0846in"><text:p/></draw:line><draw:line text:anchor-type="paragraph" draw:z-index="131" draw:name="Shape32_30" draw:style-name="gr3" draw:text-style-name="P281" svg:x1="4.8945in" svg:y1="0.2409in" svg:x2="4.8945in" svg:y2="0.0953in"><text:p/></draw:line><draw:line text:anchor-type="paragraph" draw:z-index="132" draw:name="Shape32_31" draw:style-name="gr3" draw:text-style-name="P282" svg:x1="6.0504in" svg:y1="0.2539in" svg:x2="6.0504in" svg:y2="0.1051in"><text:p/></draw:line><draw:line text:anchor-type="paragraph" draw:z-index="133" draw:name="Shape32_32" draw:style-name="gr3" draw:text-style-name="P282" svg:x1="6.3839in" svg:y1="0.2323in" svg:x2="6.3839in" svg:y2="0.0843in"><text:p/></draw:line><draw:line text:anchor-type="paragraph" draw:z-index="134" draw:name="Shape32_33" draw:style-name="gr3" draw:text-style-name="P281" svg:x1="0.4567in" svg:y1="0.2571in" svg:x2="0.4567in" svg:y2="0.1114in"><text:p/></draw:line><draw:line text:anchor-type="paragraph" draw:z-index="135" draw:name="Shape32_34" draw:style-name="gr3" draw:text-style-name="P282" svg:x1="1.7071in" svg:y1="0.2209in" svg:x2="1.7071in" svg:y2="0.074in"><text:p/></draw:line><text:s text:c="3"/>(1)</text:p>
      <text:p text:style-name="P180"><draw:line text:anchor-type="paragraph" draw:z-index="118" draw:name="Shape29_2" draw:style-name="gr5" draw:text-style-name="P282" svg:x1="0.2315in" svg:y1="0.0217in" svg:x2="6.6126in" svg:y2="0.0236in"><text:p/></draw:line></text:p>
      <text:p text:style-name="P107"><text:s text:c="3"/><text:span text:style-name="T77">(250,300) <text:s text:c="8"/>(250,100) (250,50) (500,300) <text:s text:c="2"/>(500,100) <text:s text:c="2"/>(500,50) <text:s text:c="2"/>(800,300) <text:s text:c="10"/>(800,100) (800,50)</text:span></text:p>
      <text:p text:style-name="P157"/>
      <text:p text:style-name="P99"><text:tab/><text:tab/><text:tab/><text:tab/><text:tab/><text:tab/><text:tab/><text:tab/><text:tab/> <text:s text:c="11"/><text:span text:style-name="T19">(hashtable size, bucket size)</text:span></text:p>
      <text:p text:style-name="P203"/>
      <text:p text:style-name="P203"/>
      <text:p text:style-name="P203"/>
      <text:p text:style-name="P203">ό<text:span text:style-name="T78">που</text:span></text:p>
      <text:p text:style-name="P195"/>
      <text:p text:style-name="P186">(1): <text:span text:style-name="T166">80,746,814,281</text:span><text:span text:style-name="T154"> <text:s/>b</text:span> <text:s text:c="2"/><text:span text:style-name="T141">[(800,</text:span><text:span text:style-name="T155">1</text:span><text:span text:style-name="T141">00)]</text:span><text:tab/><text:tab/><text:tab/>(2): <text:span text:style-name="T154">80,</text:span><text:span text:style-name="T166">746</text:span><text:span text:style-name="T155">,</text:span><text:span text:style-name="T166">949</text:span><text:span text:style-name="T155">,7</text:span><text:span text:style-name="T166">97</text:span><text:span text:style-name="T154"> b</text:span> <text:s text:c="2"/><text:span text:style-name="T141">[(</text:span><text:span text:style-name="T155">80</text:span><text:span text:style-name="T141">0,</text:span><text:span text:style-name="T155">5</text:span><text:span text:style-name="T141">0)]</text:span></text:p>
      <text:p text:style-name="P186"/>
      <text:p text:style-name="P186">(3): <text:span text:style-name="T154">80,</text:span><text:span text:style-name="T168">768,518,824</text:span><text:span text:style-name="T154"> b</text:span> <text:s text:c="3"/><text:span text:style-name="T141">[(</text:span><text:span text:style-name="T155">8</text:span><text:span text:style-name="T141">00,</text:span><text:span text:style-name="T155">3</text:span><text:span text:style-name="T154">0</text:span><text:span text:style-name="T141">0)]<text:tab/><text:tab/><text:tab/></text:span><text:span text:style-name="T142">(</text:span>4): <text:span text:style-name="T154">80,</text:span><text:span text:style-name="T167">768,987,668</text:span><text:span text:style-name="T154"> b</text:span> <text:s text:c="2"/><text:span text:style-name="T142">[(</text:span><text:span text:style-name="T155">2</text:span><text:span text:style-name="T154">5</text:span><text:span text:style-name="T142">0,</text:span><text:span text:style-name="T154">3</text:span><text:span text:style-name="T142">00)]</text:span></text:p>
      <text:p text:style-name="P186"/>
      <text:p text:style-name="P186">(5): <text:span text:style-name="T155">80,</text:span><text:span text:style-name="T168">796,177,031</text:span><text:span text:style-name="T155"> b</text:span> <text:s text:c="3"/><text:span text:style-name="T142">[(500,100)]</text:span><text:tab/><text:tab/><text:tab/>(6): <text:span text:style-name="T155">80,</text:span><text:span text:style-name="T168">797,258,813</text:span><text:span text:style-name="T155"> b</text:span> <text:s text:c="2"/><text:span text:style-name="T142">[(500,50)]</text:span></text:p>
      <text:p text:style-name="P186"/>
      <text:p text:style-name="P186"><text:span text:style-name="T92">(7): </text:span><text:span text:style-name="T122">80,</text:span><text:span text:style-name="T128">797,297,542</text:span><text:span text:style-name="T92"> </text:span><text:span text:style-name="T122">b <text:s text:c="2"/></text:span><text:span text:style-name="T92"><text:s/></text:span><text:span text:style-name="T119">[(5</text:span><text:span text:style-name="T122">0</text:span><text:span text:style-name="T119">0,300)]</text:span><text:span text:style-name="T92"><text:tab/><text:tab/><text:tab/>(8): </text:span><text:span text:style-name="T122">80,</text:span><text:span text:style-name="T128">892,023,169</text:span><text:span text:style-name="T122"> b</text:span><text:span text:style-name="T92"> <text:s text:c="2"/></text:span><text:span text:style-name="T119">[(250,</text:span><text:span text:style-name="T122">10</text:span><text:span text:style-name="T119">0)]</text:span></text:p>
      <text:p text:style-name="P214"/>
      <text:p text:style-name="P186"><text:span text:style-name="T119">(</text:span><text:span text:style-name="T92">9): </text:span><text:span text:style-name="T122">80,</text:span><text:span text:style-name="T128">891,998,193</text:span><text:span text:style-name="T122"> b</text:span><text:span text:style-name="T92"> <text:s text:c="3"/></text:span><text:span text:style-name="T119">[(250,</text:span><text:span text:style-name="T122">5</text:span><text:span text:style-name="T119">0)]</text:span></text:p>
      <text:p text:style-name="P219"/>
      <text:p text:style-name="P219"/>
      <text:p text:style-name="P219"/>
      <text:p text:style-name="P219"/>
      <text:p text:style-name="P219"/>
      <text:p text:style-name="P219"/>
      <text:p text:style-name="P219"/>
      <text:p text:style-name="P219"/>
      <text:p text:style-name="P219"/>
      <text:p text:style-name="P219"/>
      <text:p text:style-name="P52"><text:soft-page-break/><text:span text:style-name="T88">Ν</text:span><text:span text:style-name="T86">α σημειωθεί ότι για την καλύτερη αποτύπωση της πληροφορίας ενός κειμένου σε μορφή διανύσματος αποφεύγεται να ληφθούν υπόψη κοινές λέξεις όπως άρθρα ή αντωνυμίες καθώς και σημεία στήξης. Για τον ίδιο σκοπό, αποφεύγεται και η δημιουργία διπλότυπων λέξεων, αφού όλες οι λέξεις πρώτου χρησιμοποιηθούν μετατρέπονται σε πεζούς χαρακτήρες. </text:span><text:span text:style-name="T90">Παρόλο που τα παραπάνω μέτρα είναι ιδιαίτερα χρήσιμα, για να δοθεί ακόμα μεγαλύτερη έμφαση στις σημαντικότερες λέξεις του λεξιλογίου (οι οποίες θα επιλεχθούν αργότερα και ως ενδεικτικές για κάθε κείμενο) χρησιμοποιείται επιπλέον η τεχνική TF-IDF (Text Frequency – Inverse Document Frequency). </text:span><text:span text:style-name="T91">Για κάθε λέξη στον πίνακα κατακερματισμού και για κάθε κείμενο στο οποίο αυτή εμφανίζεται ξεχωριστά, υπολογίζεται η τιμή tf-idf η οποία αυξάνει ανάλογα με τον αριθμό των εμφανίσεων της λέξης στο συγκεκριμένο κείμενο και μειώνεται με τον συνολικό αριθμό των κειμένων στα οποία εμφανίζεται. </text:span><text:span text:style-name="T94">Έτσι για κάθε λέξη έχουμε και από μια tf-idf τιμή της για κάποιο κείμενο στο οποίο εμφανίζεται.</text:span></text:p>
      <text:p text:style-name="P228"/>
      <text:p text:style-name="P51"><text:span text:style-name="T95">Το διάνυσμα που εξάγεται από τη δομή BOW για ένα κείμενο αποτελείται από στήλες με όλες τις λέξεις του λεξιλογίου και τιμές τις αντίστοιχες tf-idf τιμές (0 αν κάποια λέξη δεν εμφανίζεται στο συγκεκριμένο κείμενο). Επειδή το λεξιλόγιο αποτελείται από υπερβολικά μεγάλο αριθμό λέξεων και τα διανύσματα που θα παίρναμε για κάθε κείμενο θα ήταν αντίστοιχα μεγάλων διαστάσεων, επιλέγουμε τις 1000 πιο σημαντικές λέξεις του λεξιλογίου για τη διαδικασία της διανυσματοποιήσης. Για την αξιολόγηση των λέξεων σε λιγότερο ή περισσότερο σημαντικές εξετάζουμε τη μέση tf-idf τιμή μιας λέξης από όλα τα κείμενα στα οποία αυτή εμφανίζεται. </text:span><text:span text:style-name="T96">Για την επιλογή των 1000 πιο σημαντικών λέξεων χρησιμοποιείται δομή min-binary-heap 1000 κόμβων. Η δομή αυτή κρίθηκε ως η πλέον κατάλληλη για την επιλογή των σημαντικότερων λέξεων, </text:span><text:span text:style-name="T97">διότι επιτρέπει την γρήγορη εύρεση του κόμβου με τη 1000-οστή μικρότερη μέση τιμη tf-idf (σε Ο(1) χρόνο), αλλά και την </text:span><text:span text:style-name="T100">αρκετά</text:span><text:span text:style-name="T97"> γρήγορη εξαγωγή του </text:span><text:span text:style-name="T100">(Ο(logn)) </text:span><text:span text:style-name="T97">εάν βρεθεί </text:span><text:span text:style-name="T98">κάποια</text:span><text:span text:style-name="T97"> “σημαντικότερή” λέξη.</text:span></text:p>
      <text:p text:style-name="P226"/>
      <text:p text:style-name="P226"/>
      <text:p text:style-name="P51"><text:span text:style-name="T98">Ο αριθμός των 1000 σημαντικότερων λέξεων επιλέχθηκε ως μια λύση με σχετικά μικρή επιβάρυνση στο συνολικό χρόνο εκτέλεσης της εφαρμογής και σχετικά καλή αναπαράσταση του λεξιλογίου από τα διανύσματα που παράγονται </text:span><text:span text:style-name="T99">και κατ’ επέκταση σχετικά καλή απόδοση του ταξινομητή</text:span><text:span text:style-name="T98">. </text:span><text:span text:style-name="T99">Στ</text:span><text:span text:style-name="T123">α</text:span><text:span text:style-name="T99"> παρακάτω δι</text:span><text:span text:style-name="T123">α</text:span><text:span text:style-name="T99">γρ</text:span><text:span text:style-name="T123">ά</text:span><text:span text:style-name="T99">μμα</text:span><text:span text:style-name="T123">τα</text:span><text:span text:style-name="T99"> φαίνονται η μεταβολές τόσο στο χρόνο εκτέλεσης όσο και στην απόδοση του μοντέλου για τους διάφορους αριθμούς σημαντικών λέξεων που μπορεί να επιλεχθούν.</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268"/>
      <text:p text:style-name="P79"/>
      <text:p text:style-name="P79"><text:soft-page-break/></text:p>
      <text:p text:style-name="P172">(execution time)</text:p>
      <text:p text:style-name="P172"><draw:line text:anchor-type="paragraph" draw:z-index="144" draw:name="Shape30_4" draw:style-name="gr4" draw:text-style-name="P281" svg:x1="0.2004in" svg:y1="2.822in" svg:x2="0.1902in" svg:y2="0.122in"><text:p/></draw:line></text:p>
      <text:p text:style-name="P172"/>
      <text:p text:style-name="P210"/>
      <text:p text:style-name="P82"><text:s/></text:p>
      <text:p text:style-name="P112"/>
      <text:p text:style-name="P138"><draw:line text:anchor-type="paragraph" draw:z-index="154" draw:name="Shape31_80" draw:style-name="gr1" draw:text-style-name="P281" svg:x1="0.2244in" svg:y1="0in" svg:x2="5.5236in" svg:y2="0in"><text:p/></draw:line><draw:line text:anchor-type="paragraph" draw:z-index="148" draw:name="Shape31_75" draw:style-name="gr1" draw:text-style-name="P281" svg:x1="5.5028in" svg:y1="0.052in" svg:x2="5.5236in" svg:y2="2.0776in"><text:p/></draw:line><draw:line text:anchor-type="paragraph" draw:z-index="233" draw:name="Shape38_11" draw:style-name="gr2" draw:text-style-name="P282" svg:x1="5.5236in" svg:y1="0in" svg:x2="5.5256in" svg:y2="2.078in"><text:p/></draw:line>(4)</text:p>
      <text:p text:style-name="P118"/>
      <text:p text:style-name="P112"/>
      <text:p text:style-name="P112"/>
      <text:p text:style-name="P123"/>
      <text:p text:style-name="P112"/>
      <text:p text:style-name="P112"/>
      <text:p text:style-name="P112"/>
      <text:p text:style-name="P136"/>
      <text:p text:style-name="P112"/>
      <text:p text:style-name="P131"/>
      <text:p text:style-name="P138"><draw:line text:anchor-type="paragraph" draw:z-index="155" draw:name="Shape31_86" draw:style-name="gr1" draw:text-style-name="P281" svg:x1="0.2244in" svg:y1="0.0965in" svg:x2="1.2142in" svg:y2="0.0965in"><text:p/></draw:line><draw:line text:anchor-type="paragraph" draw:z-index="234" draw:name="Shape38_12" draw:style-name="gr2" draw:text-style-name="P282" svg:x1="1.2965in" svg:y1="0.0992in" svg:x2="1.2965in" svg:y2="0.6567in"><text:p/></draw:line>(3)</text:p>
      <text:p text:style-name="P161"><draw:line text:anchor-type="paragraph" draw:z-index="146" draw:name="Shape31_73" draw:style-name="gr1" draw:text-style-name="P281" svg:x1="1.2969in" svg:y1="0.0417in" svg:x2="1.2866in" svg:y2="0.5291in"><text:p/></draw:line></text:p>
      <text:p text:style-name="P141"><draw:line text:anchor-type="paragraph" draw:z-index="145" draw:name="Shape31_71" draw:style-name="gr1" draw:text-style-name="P281" svg:x1="0.7008in" svg:y1="0.1161in" svg:x2="0.7008in" svg:y2="0.3988in"><text:p/></draw:line><draw:line text:anchor-type="paragraph" draw:z-index="153" draw:name="Shape31_78" draw:style-name="gr1" draw:text-style-name="P281" svg:x1="0.2008in" svg:y1="0.0185in" svg:x2="0.6382in" svg:y2="0.0083in"><text:p/></draw:line><draw:line text:anchor-type="paragraph" draw:z-index="235" draw:name="Shape38_22" draw:style-name="gr2" draw:text-style-name="P282" svg:x1="0.7008in" svg:y1="0.0083in" svg:x2="0.7008in" svg:y2="0.4335in"><text:p/></draw:line>(2)</text:p>
      <text:p text:style-name="P112"><draw:line text:anchor-type="paragraph" draw:z-index="147" draw:name="Shape31_74" draw:style-name="gr1" draw:text-style-name="P281" svg:x1="0.2945in" svg:y1="0.0354in" svg:x2="0.2945in" svg:y2="0.2264in"><text:p/></draw:line><draw:line text:anchor-type="paragraph" draw:z-index="232" draw:name="Shape38_10" draw:style-name="gr2" draw:text-style-name="P282" svg:x1="0.2945in" svg:y1="0.0354in" svg:x2="0.2945in" svg:y2="0.3043in"><text:p/></draw:line><draw:line text:anchor-type="paragraph" draw:z-index="236" draw:name="Shape31_1" draw:style-name="gr1" draw:text-style-name="P281" svg:x1="0.2008in" svg:y1="0.0205in" svg:x2="0.2945in" svg:y2="0.0102in"><text:p/></draw:line>(<text:span text:style-name="T143">1</text:span>)</text:p>
      <text:p text:style-name="P131"><draw:line text:anchor-type="paragraph" draw:z-index="149" draw:name="Shape32_35" draw:style-name="gr3" draw:text-style-name="P281" svg:x1="0.6969in" svg:y1="0.2303in" svg:x2="0.6969in" svg:y2="0.0846in"><text:p/></draw:line><draw:line text:anchor-type="paragraph" draw:z-index="150" draw:name="Shape32_36" draw:style-name="gr3" draw:text-style-name="P281" svg:x1="1.287in" svg:y1="0.2303in" svg:x2="1.287in" svg:y2="0.0846in"><text:p/></draw:line><draw:line text:anchor-type="paragraph" draw:z-index="151" draw:name="Shape32_40" draw:style-name="gr3" draw:text-style-name="P282" svg:x1="5.5256in" svg:y1="0.2539in" svg:x2="5.5256in" svg:y2="0.1051in"><text:p/></draw:line><draw:line text:anchor-type="paragraph" draw:z-index="152" draw:name="Shape32_43" draw:style-name="gr3" draw:text-style-name="P281" svg:x1="0.2945in" svg:y1="0.2429in" svg:x2="0.2945in" svg:y2="0.0972in"><text:p/></draw:line></text:p>
      <text:p text:style-name="P172"><draw:line text:anchor-type="paragraph" draw:z-index="143" draw:name="Shape29_3" draw:style-name="gr5" draw:text-style-name="P282" svg:x1="0.1902in" svg:y1="0.0429in" svg:x2="6.5138in" svg:y2="0.0457in"><text:p/></draw:line></text:p>
      <text:p text:style-name="P104"><text:s text:c="4"/><text:span text:style-name="T144">100</text:span><text:span text:style-name="T77"> <text:s text:c="4"/>500 <text:tab/> <text:s text:c="2"/></text:span><text:span text:style-name="T144">1</text:span><text:span text:style-name="T77">000 <text:s text:c="2"/><text:tab/><text:tab/><text:tab/><text:tab/><text:tab/><text:tab/><text:tab/><text:tab/></text:span><text:span text:style-name="T144">5000</text:span></text:p>
      <text:p text:style-name="P154"/>
      <text:p text:style-name="P96"><text:tab/><text:tab/><text:tab/><text:tab/><text:tab/><text:tab/><text:tab/><text:tab/><text:tab/> <text:s text:c="9"/><text:span text:style-name="T19">(</text:span><text:span text:style-name="T20">number of significant words</text:span><text:span text:style-name="T19">)</text:span></text:p>
      <text:p text:style-name="P204"/>
      <text:p text:style-name="P204">ό<text:span text:style-name="T78">που</text:span></text:p>
      <text:p text:style-name="P196"/>
      <text:p text:style-name="P188">(1): 4m 32.722s<text:tab/><text:span text:style-name="T165">[</text:span><text:span text:style-name="T147">100 significant words </text:span><text:span text:style-name="T148">&amp; training size 682,370</text:span><text:span text:style-name="T165">]</text:span></text:p>
      <text:p text:style-name="P188"/>
      <text:p text:style-name="P188">(<text:span text:style-name="T145">2</text:span>): 4m 58.693s<text:tab/><text:span text:style-name="T165">[</text:span><text:span text:style-name="T147">500 significant words </text:span><text:span text:style-name="T148">&amp; training size 682,361</text:span><text:span text:style-name="T165">]</text:span></text:p>
      <text:p text:style-name="P188"/>
      <text:p text:style-name="P189">(<text:span text:style-name="T145">3</text:span>): 5m 29.787<text:tab/><text:span text:style-name="T165">[</text:span><text:span text:style-name="T147">1000 significant words </text:span><text:span text:style-name="T148">&amp; training size </text:span><text:span text:style-name="T171">683,262</text:span><text:span text:style-name="T165">]</text:span></text:p>
      <text:p text:style-name="P189"/>
      <text:p text:style-name="P254"><text:span text:style-name="T42">(</text:span><text:span text:style-name="T43">4</text:span><text:span text:style-name="T42">): 9m 42.241s<text:tab/></text:span><text:span text:style-name="T46">[</text:span><text:span text:style-name="T44">5000 significant words </text:span><text:span text:style-name="T45">&amp; training size </text:span><text:span text:style-name="T46">678,318]</text:span></text:p>
      <text:p text:style-name="P54"/>
      <text:p text:style-name="P54"/>
      <text:p text:style-name="P173">(<text:span text:style-name="T146">accuracy </text:span><text:span text:style-name="T147">of testing step</text:span>)</text:p>
      <text:p text:style-name="P173"><draw:line text:anchor-type="paragraph" draw:z-index="157" draw:name="Shape30_5" draw:style-name="gr4" draw:text-style-name="P281" svg:x1="0.3555in" svg:y1="2.015in" svg:x2="0.3453in" svg:y2="0.122in"><text:p/></draw:line></text:p>
      <text:p text:style-name="P173"/>
      <text:p text:style-name="P211"/>
      <text:p text:style-name="P83"><text:s/></text:p>
      <text:p text:style-name="P144"><draw:line text:anchor-type="paragraph" draw:z-index="260" draw:name="Shape38_45" draw:style-name="gr2" draw:text-style-name="P282" svg:x1="5.6484in" svg:y1="0.0547in" svg:x2="5.6567in" svg:y2="1.4028in"><text:p/></draw:line><text:s text:c="3"/>(4)</text:p>
      <text:p text:style-name="P144"><draw:line text:anchor-type="paragraph" draw:z-index="164" draw:name="Shape31_82" draw:style-name="gr10" draw:text-style-name="P281" svg:x1="0.3217in" svg:y1="0.0748in" svg:x2="0.798in" svg:y2="0.0646in"><text:p/></draw:line><draw:line text:anchor-type="paragraph" draw:z-index="261" draw:name="Shape38_46" draw:style-name="gr2" draw:text-style-name="P282" svg:x1="1.4091in" svg:y1="0.0091in" svg:x2="1.4181in" svg:y2="1.2736in"><text:p/></draw:line><draw:line text:anchor-type="paragraph" draw:z-index="262" draw:name="Shape38_47" draw:style-name="gr2" draw:text-style-name="P282" svg:x1="0.828in" svg:y1="0.0646in" svg:x2="0.828in" svg:y2="1.2709in"><text:p/></draw:line><draw:line text:anchor-type="paragraph" draw:z-index="259" draw:name="Shape38_44" draw:style-name="gr2" draw:text-style-name="P282" svg:x1="0.4256in" svg:y1="0.1071in" svg:x2="0.4256in" svg:y2="1.2709in"><text:p/></draw:line><draw:line text:anchor-type="paragraph" draw:z-index="163" draw:name="Shape31_81" draw:style-name="gr1" draw:text-style-name="P281" svg:x1="0.4283in" svg:y1="0.0091in" svg:x2="1.4181in" svg:y2="0.0091in"><text:p/></draw:line>(2),<text:span text:style-name="T146">(3)</text:span></text:p>
      <text:p text:style-name="P144"><draw:line text:anchor-type="paragraph" draw:z-index="162" draw:name="Shape31_79" draw:style-name="gr11" draw:text-style-name="P281" svg:x1="0.3346in" svg:y1="-0.2335in" svg:x2="5.6339in" svg:y2="-0.2335in"><text:p/></draw:line><draw:line text:anchor-type="paragraph" draw:z-index="263" draw:name="Shape31_3" draw:style-name="gr1" draw:text-style-name="P281" svg:x1="0.3453in" svg:y1="0.0299in" svg:x2="0.426in" svg:y2="0.0299in"><text:p/></draw:line><text:s text:c="3"/>(1)</text:p>
      <text:p text:style-name="P113"/>
      <text:p text:style-name="P132"/>
      <text:p text:style-name="P132"/>
      <text:p text:style-name="P139"/>
      <text:p text:style-name="P162"/>
      <text:p text:style-name="P142"/>
      <text:p text:style-name="P113"/>
      <text:p text:style-name="P132"><draw:line text:anchor-type="paragraph" draw:z-index="158" draw:name="Shape32_37" draw:style-name="gr3" draw:text-style-name="P281" svg:x1="0.828in" svg:y1="0.2303in" svg:x2="0.828in" svg:y2="0.0846in"><text:p/></draw:line><draw:line text:anchor-type="paragraph" draw:z-index="159" draw:name="Shape32_38" draw:style-name="gr3" draw:text-style-name="P281" svg:x1="1.4181in" svg:y1="0.2303in" svg:x2="1.4181in" svg:y2="0.0846in"><text:p/></draw:line><draw:line text:anchor-type="paragraph" draw:z-index="160" draw:name="Shape32_39" draw:style-name="gr3" draw:text-style-name="P282" svg:x1="5.6567in" svg:y1="0.2539in" svg:x2="5.6567in" svg:y2="0.1051in"><text:p/></draw:line><draw:line text:anchor-type="paragraph" draw:z-index="161" draw:name="Shape32_41" draw:style-name="gr3" draw:text-style-name="P281" svg:x1="0.4256in" svg:y1="0.2429in" svg:x2="0.4256in" svg:y2="0.0972in"><text:p/></draw:line></text:p>
      <text:p text:style-name="P173"><draw:line text:anchor-type="paragraph" draw:z-index="156" draw:name="Shape29_4" draw:style-name="gr5" draw:text-style-name="P282" svg:x1="0.3315in" svg:y1="0.011in" svg:x2="6.6551in" svg:y2="0.0138in"><text:p/></draw:line></text:p>
      <text:p text:style-name="P105"><text:s text:c="8"/><text:span text:style-name="T144">100</text:span><text:span text:style-name="T77"> <text:s text:c="4"/>500 <text:s text:c="6"/></text:span><text:span text:style-name="T144">1</text:span><text:span text:style-name="T77">000 <text:s text:c="2"/><text:tab/><text:tab/><text:tab/><text:tab/><text:tab/><text:tab/><text:tab/><text:tab/> <text:s/></text:span><text:span text:style-name="T144">5000</text:span></text:p>
      <text:p text:style-name="P155"/>
      <text:p text:style-name="P97"><text:tab/><text:tab/><text:tab/><text:tab/><text:tab/><text:tab/><text:tab/><text:tab/><text:tab/> <text:s text:c="9"/><text:span text:style-name="T19">(</text:span><text:span text:style-name="T20">number of significant words</text:span><text:span text:style-name="T19">)</text:span></text:p>
      <text:p text:style-name="P205"/>
      <text:p text:style-name="P205">ό<text:span text:style-name="T78">που</text:span></text:p>
      <text:p text:style-name="P197"/>
      <text:p text:style-name="P188">(1): <text:span text:style-name="T147">0.8</text:span><text:span text:style-name="T179">014</text:span><text:span text:style-name="T147"> <text:s text:c="3"/>[100 significant words </text:span><text:span text:style-name="T148">&amp; training size 682,370</text:span><text:span text:style-name="T147">]</text:span></text:p>
      <text:p text:style-name="P188"/>
      <text:p text:style-name="P261">(<text:span text:style-name="T145">2</text:span>): <text:span text:style-name="T147">0.8165 <text:s text:c="3"/>[500 significant words </text:span><text:span text:style-name="T148">&amp; training size 682,361</text:span><text:span text:style-name="T147">]</text:span></text:p>
      <text:p text:style-name="P261"/>
      <text:p text:style-name="P255"><text:span text:style-name="T29">(</text:span><text:span text:style-name="T31">3</text:span><text:span text:style-name="T29">): </text:span><text:span text:style-name="T32">0.8247 <text:s text:c="3"/>[1000 significant words </text:span><text:span text:style-name="T33">&amp; training size </text:span><text:span text:style-name="T34">683,262</text:span><text:span text:style-name="T32">]</text:span></text:p>
      <text:p text:style-name="P255"><text:span text:style-name="T32"/></text:p>
      <text:p text:style-name="P253"><text:span text:style-name="T42">(</text:span><text:span text:style-name="T43">4</text:span><text:span text:style-name="T42">):</text:span><text:span text:style-name="T41"> </text:span><text:span text:style-name="T44">0.8373 <text:s text:c="3"/>[5000 significant words </text:span><text:span text:style-name="T45">&amp; training size </text:span><text:span text:style-name="T46">678,318</text:span><text:span text:style-name="T44">]</text:span></text:p>
      <text:p text:style-name="P265"><text:soft-page-break/></text:p>
      <text:p text:style-name="P174">(<text:span text:style-name="T146">a</text:span><text:span text:style-name="T149">llocated memory in bytes</text:span>)</text:p>
      <text:p text:style-name="P174"><draw:line text:anchor-type="paragraph" draw:z-index="166" draw:name="Shape30_6" draw:style-name="gr4" draw:text-style-name="P281" svg:x1="0.3555in" svg:y1="2.015in" svg:x2="0.3453in" svg:y2="0.122in"><text:p/></draw:line></text:p>
      <text:p text:style-name="P174"/>
      <text:p text:style-name="P212"/>
      <text:p text:style-name="P84"><text:s/></text:p>
      <text:p text:style-name="P145"><text:s text:c="3"/></text:p>
      <text:p text:style-name="P145"><draw:line text:anchor-type="paragraph" draw:z-index="172" draw:name="Shape31_87" draw:style-name="gr1" draw:text-style-name="P281" svg:x1="4.1488in" svg:y1="0.1051in" svg:x2="0.3453in" svg:y2="0.0917in"><text:p/></draw:line><draw:line text:anchor-type="paragraph" draw:z-index="248" draw:name="Shape38_33" draw:style-name="gr2" draw:text-style-name="P282" svg:x1="4.1756in" svg:y1="0.1047in" svg:x2="4.1756in" svg:y2="1.2709in"><text:p/></draw:line><text:s text:c="4"/><text:span text:style-name="T150">(3)</text:span></text:p>
      <text:p text:style-name="P145"><text:s text:c="3"/></text:p>
      <text:p text:style-name="P114"/>
      <text:p text:style-name="P133"><draw:line text:anchor-type="paragraph" draw:z-index="173" draw:name="Shape31_88" draw:style-name="gr1" draw:text-style-name="P281" svg:x1="2.211in" svg:y1="0.0165in" svg:x2="0.3555in" svg:y2="0.0165in"><text:p/></draw:line><draw:line text:anchor-type="paragraph" draw:z-index="249" draw:name="Shape38_34" draw:style-name="gr2" draw:text-style-name="P282" svg:x1="2.2693in" svg:y1="0.0165in" svg:x2="2.272in" svg:y2="0.8831in"><text:p/></draw:line><text:s text:c="4"/><text:span text:style-name="T150">(2)</text:span></text:p>
      <text:p text:style-name="P133"/>
      <text:p text:style-name="P140"/>
      <text:p text:style-name="P163"/>
      <text:p text:style-name="P143"><draw:line text:anchor-type="paragraph" draw:z-index="167" draw:name="Shape31_77" draw:style-name="gr1" draw:text-style-name="P281" svg:x1="0.7839in" svg:y1="0.0555in" svg:x2="0.7839in" svg:y2="0.4012in"><text:p/></draw:line><draw:line text:anchor-type="paragraph" draw:z-index="168" draw:name="Shape31_84" draw:style-name="gr1" draw:text-style-name="P281" svg:x1="0.7839in" svg:y1="0.0555in" svg:x2="0.3555in" svg:y2="0.0528in"><text:p/></draw:line><draw:line text:anchor-type="paragraph" draw:z-index="247" draw:name="Shape38_32" draw:style-name="gr2" draw:text-style-name="P282" svg:x1="0.7839in" svg:y1="0.0555in" svg:x2="0.7839in" svg:y2="0.4012in"><text:p/></draw:line><text:s text:c="4"/><text:span text:style-name="T150">(1)</text:span></text:p>
      <text:p text:style-name="P114"/>
      <text:p text:style-name="P133"><draw:line text:anchor-type="paragraph" draw:z-index="170" draw:name="Shape32_44" draw:style-name="gr3" draw:text-style-name="P281" svg:x1="2.2724in" svg:y1="0.2201in" svg:x2="2.2724in" svg:y2="0.0744in"><text:p/></draw:line><draw:line text:anchor-type="paragraph" draw:z-index="171" draw:name="Shape32_45" draw:style-name="gr3" draw:text-style-name="P282" svg:x1="4.1756in" svg:y1="0.2228in" svg:x2="4.1756in" svg:y2="0.074in"><text:p/></draw:line><draw:line text:anchor-type="paragraph" draw:z-index="169" draw:name="Shape32_42" draw:style-name="gr3" draw:text-style-name="P281" svg:x1="0.7843in" svg:y1="0.2339in" svg:x2="0.7843in" svg:y2="0.0882in"><text:p/></draw:line></text:p>
      <text:p text:style-name="P174"><draw:line text:anchor-type="paragraph" draw:z-index="165" draw:name="Shape29_5" draw:style-name="gr5" draw:text-style-name="P282" svg:x1="0.3315in" svg:y1="0.011in" svg:x2="6.6551in" svg:y2="0.0138in"><text:p/></draw:line></text:p>
      <text:p text:style-name="P106"><text:s text:c="17"/><text:span text:style-name="T144">100 <text:s text:c="25"/></text:span><text:span text:style-name="T77"><text:s text:c="5"/>500 <text:s text:c="40"/></text:span><text:span text:style-name="T144">1</text:span><text:span text:style-name="T77">00</text:span><text:span text:style-name="T150">0</text:span></text:p>
      <text:p text:style-name="P156"/>
      <text:p text:style-name="P98"><text:tab/><text:tab/><text:tab/><text:tab/><text:tab/><text:tab/><text:tab/><text:tab/><text:tab/> <text:s text:c="9"/><text:span text:style-name="T19">(</text:span><text:span text:style-name="T20">number of significant words</text:span><text:span text:style-name="T19">)</text:span></text:p>
      <text:p text:style-name="P206"/>
      <text:p text:style-name="P206"/>
      <text:p text:style-name="P206">ό<text:span text:style-name="T78">που</text:span></text:p>
      <text:p text:style-name="P198"/>
      <text:p text:style-name="P185">(1): <text:span text:style-name="T149">80,</text:span><text:span text:style-name="T169">749,234,987</text:span> <text:span text:style-name="T149">b</text:span><text:span text:style-name="T147"> <text:s text:c="3"/>[100 significant words </text:span><text:span text:style-name="T148">&amp; training size 682,370</text:span><text:span text:style-name="T147">]</text:span></text:p>
      <text:p text:style-name="P185"/>
      <text:p text:style-name="P185">(<text:span text:style-name="T145">2</text:span>): <text:span text:style-name="T149">80,</text:span><text:span text:style-name="T170">780,024,501</text:span><text:span text:style-name="T149"> b</text:span><text:span text:style-name="T147"> <text:s text:c="3"/>[500 significant words </text:span><text:span text:style-name="T148">&amp; training size 682,361</text:span><text:span text:style-name="T147">]</text:span></text:p>
      <text:p text:style-name="P185"/>
      <text:p text:style-name="P164"><text:span text:style-name="T29">(</text:span><text:span text:style-name="T31">3</text:span><text:span text:style-name="T29">): </text:span><text:span text:style-name="T35">80,</text:span><text:span text:style-name="T59">798,161,339</text:span><text:span text:style-name="T35"> b</text:span><text:span text:style-name="T32"> <text:s text:c="3"/>[1000 significant words </text:span><text:span text:style-name="T33">&amp; training size </text:span><text:span text:style-name="T34">683,262</text:span><text:span text:style-name="T32">]</text:span></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1"/>
      <text:p text:style-name="P43"><text:soft-page-break/><text:span text:style-name="T92">5. </text:span><text:span text:style-name="T86">ΜΟΝΤΕΛΟ ΜΗΧΑΝΙΚΗΣ ΜΑΘΗΣΗΣ - ΕΚΠΑΙΔΕΥΣΗ</text:span></text:p>
      <text:p text:style-name="P57"/>
      <text:p text:style-name="P57"/>
      <text:p text:style-name="P31"><text:span text:style-name="T86">Η υλοποίηση του μοντέλου της εφαρμογής βασίζεται στον αλγόριθμο ταξινόμσησης μηχανικής μάθησης, δυαδική λογιστική παλινδρόμηση (binary logistic regression). </text:span><text:span text:style-name="T101">Η λογιστική παλινδρόμηση είναι ένας γραμμικός ταξινομητής, όπου </text:span><text:span text:style-name="T103">οι συντελεστές της αντιστοιχούν στις τιμές των διανυσμάτων που δημιουργούνται για κάθε προϊόν και</text:span><text:span text:style-name="T101"> οι εκτιμητές των συντελεστών <text:s/>ονομάζονται βάρη πρόγνωσης. Κατά την εκπαίδευση του μοντέλου στόχος είναι η εύρεση των βέλτιστων βαρών πρόγνωσης χρησιμοποιώντας τις διαθέσιμες πληροφορίες, έτσι ώστε οι προβλέψεις του μοντέλου για τα ζεύγη προϊόντων να τείνουν κατά το δυνατόν περισσότερο προς τις πραγματικές σχέσεις (ομοιότητα ή διαφορά). </text:span><text:span text:style-name="T102">Για τ</text:span><text:span text:style-name="T103">ον υπολογισμό</text:span><text:span text:style-name="T102"> των βέλτιστων βαρών πρόβλεψης υλοποιείται η ελαχιστοποίηση της συνάρτησης σφάλματος στη λογιστική παλινδρόμηση. </text:span><text:span text:style-name="T103">Η διαδικασία αυτή μπορεί να επαναλαμβάνεται σε πολλά βήματα παράγοντας όλο και καλύτερες εκτιμήσεις και επηρεάζεται από ορισμένους παράγοντες. Συγκεκριμένα, η διαφοροποίηση κάθε βάρους πρόγνωσης επηρεάζεται από τον βαθμό εκμάθησης του μοντέλου (learning rate). </text:span><text:span text:style-name="T104">Μετά από διάφορες δοκιμές η τιμή του βαθμού εκμάθησης ορίστηκε να είναι ίση με 0.6, ως η πλέον αποτελεσματική όπως φαίνεται και στο παρακάτω διάγραμμα.</text:span></text:p>
      <text:p text:style-name="P58"/>
      <text:p text:style-name="P59"/>
      <text:p text:style-name="P59"/>
      <text:p text:style-name="P59"/>
      <text:p text:style-name="P267">(<text:span text:style-name="T180">execution time</text:span>)</text:p>
      <text:p text:style-name="P267"><draw:line text:anchor-type="paragraph" draw:z-index="265" draw:name="Shape30_9" draw:style-name="gr4" draw:text-style-name="P281" svg:x1="0.3555in" svg:y1="2.015in" svg:x2="0.3453in" svg:y2="0.122in"><text:p/></draw:line></text:p>
      <text:p text:style-name="P267"/>
      <text:p text:style-name="P264"/>
      <text:p text:style-name="P251"><text:s/></text:p>
      <text:p text:style-name="P246"><draw:line text:anchor-type="paragraph" draw:z-index="273" draw:name="Shape38_49" draw:style-name="gr2" draw:text-style-name="P282" svg:x1="4.5547in" svg:y1="0.0193in" svg:x2="4.5693in" svg:y2="1.4in"><text:p/></draw:line><draw:line text:anchor-type="paragraph" draw:z-index="270" draw:name="Shape31_7" draw:style-name="gr1" draw:text-style-name="P281" svg:x1="4.5697in" svg:y1="0.0327in" svg:x2="0.3598in" svg:y2="0.0193in"><text:p/></draw:line><text:s text:c="4"/><text:span text:style-name="T181">(3)</text:span></text:p>
      <text:p text:style-name="P246"><draw:line text:anchor-type="paragraph" draw:z-index="272" draw:name="Shape38_48" draw:style-name="gr2" draw:text-style-name="P282" svg:x1="1.4504in" svg:y1="0.1047in" svg:x2="1.4402in" svg:y2="1.2736in"><text:p/></draw:line><draw:line text:anchor-type="paragraph" draw:z-index="266" draw:name="Shape31_6" draw:style-name="gr1" draw:text-style-name="P281" svg:x1="1.4508in" svg:y1="0.1047in" svg:x2="0.3555in" svg:y2="0.1047in"><text:p/></draw:line><text:s text:c="3"/></text:p>
      <text:p text:style-name="P246"><text:s text:c="4"/><text:span text:style-name="T181">(2)</text:span></text:p>
      <text:p text:style-name="P245"><draw:line text:anchor-type="paragraph" draw:z-index="274" draw:name="Shape38_50" draw:style-name="gr2" draw:text-style-name="P282" svg:x1="2.9925in" svg:y1="0.028in" svg:x2="2.9909in" svg:y2="1.0126in"><text:p/></draw:line><draw:line text:anchor-type="paragraph" draw:z-index="271" draw:name="Shape31_8" draw:style-name="gr1" draw:text-style-name="P281" svg:x1="2.9909in" svg:y1="0.028in" svg:x2="0.3555in" svg:y2="0.0146in"><text:p/></draw:line><text:s text:c="4"/><text:span text:style-name="T181">(1)</text:span></text:p>
      <text:p text:style-name="P247"><text:s text:c="4"/></text:p>
      <text:p text:style-name="P247"/>
      <text:p text:style-name="P248"/>
      <text:p text:style-name="P257"/>
      <text:p text:style-name="P249"><text:s text:c="4"/></text:p>
      <text:p text:style-name="P245"/>
      <text:p text:style-name="P247"><draw:line text:anchor-type="paragraph" draw:z-index="267" draw:name="Shape32_64" draw:style-name="gr3" draw:text-style-name="P281" svg:x1="1.4406in" svg:y1="0.2339in" svg:x2="1.4406in" svg:y2="0.0882in"><text:p/></draw:line><draw:line text:anchor-type="paragraph" draw:z-index="269" draw:name="Shape32_66" draw:style-name="gr3" draw:text-style-name="P282" svg:x1="4.5693in" svg:y1="0.2228in" svg:x2="4.5693in" svg:y2="0.074in"><text:p/></draw:line><draw:line text:anchor-type="paragraph" draw:z-index="268" draw:name="Shape32_65" draw:style-name="gr3" draw:text-style-name="P281" svg:x1="2.9925in" svg:y1="0.189in" svg:x2="2.9925in" svg:y2="0.0433in"><text:p/></draw:line></text:p>
      <text:p text:style-name="P267"><draw:line text:anchor-type="paragraph" draw:z-index="264" draw:name="Shape29_8" draw:style-name="gr5" draw:text-style-name="P282" svg:x1="0.3315in" svg:y1="0.011in" svg:x2="6.6551in" svg:y2="0.0138in"><text:p/></draw:line></text:p>
      <text:p text:style-name="P258"><text:s text:c="20"/><text:span text:style-name="T144"><text:s text:c="14"/></text:span><text:span text:style-name="T180">0.2</text:span><text:span text:style-name="T144"> <text:s text:c="11"/></text:span><text:span text:style-name="T77"><text:s text:c="22"/></text:span><text:span text:style-name="T180">0.4</text:span><text:span text:style-name="T77"> <text:s text:c="34"/></text:span><text:span text:style-name="T180">0.6</text:span></text:p>
      <text:p text:style-name="P266"><text:tab/><text:tab/><text:tab/><text:tab/><text:tab/><text:tab/><text:tab/><text:tab/><text:tab/> <text:s text:c="9"/><text:tab/><text:tab/> <text:s text:c="8"/><text:span text:style-name="T19">(</text:span><text:span text:style-name="T24">learning rate</text:span><text:span text:style-name="T19">)</text:span></text:p>
      <text:p text:style-name="P59"/>
      <text:p text:style-name="P59"/>
      <text:p text:style-name="P59"/>
      <text:p text:style-name="P273">όπου</text:p>
      <text:p text:style-name="P59"/>
      <text:p text:style-name="P280">(1): 4m 2.6s <text:tab/>[training size: 678,551]</text:p>
      <text:p text:style-name="P59"/>
      <text:p text:style-name="P280">(2): 3m53.456s <text:tab/>[training size: 682,437]</text:p>
      <text:p text:style-name="P59"/>
      <text:p text:style-name="P280">(3): 4m 14.521s <text:tab/>[training size: 685,405]</text:p>
      <text:p text:style-name="P280"/>
      <text:p text:style-name="P280"/>
      <text:p text:style-name="P280"/>
      <text:p text:style-name="P275"/>
      <text:p text:style-name="P32"><text:soft-page-break/><text:span text:style-name="T105">Ό</text:span><text:span text:style-name="T86">σον αφορά στα διανύσματα του ζεύγους προϊόντων με τα οποία τροφοδοτείται κάθε φορά το μοντέλο για την εκπαίδευσή του, αναφέρθηκε νωρίτερα ότι είναι σταθερού μήκους διάστασης 1000 το καθένα (όσες και οι σημτικές λέξεις του λεξιλογίου που αποθηκεύονται στο BOW). Δεδομένου ότι το σύνολο του λεξιλογίου αποτελείται από υπερβολικά πολύ περισσότερες λέξεις σε σχέση με τις 1000 σημαντικότερες που επιλέγονται, είναι λογικό για τα περισσότερα πρϊόντα να μην υπάρχουν οι περισσότερες λέξεις και οι τιμές των αντίστοιχων διανυσμάτων για τις λέξεις αυτές να είναι μηδενικές. </text:span><text:span text:style-name="T106">Για την αποφυγή δέσμευσης περιττής μνήμης για όλες αυτές τις μηδενικές τιμές τα διανύσματα των προϊόντων αποθηκεύονται με τη μορφή sparse πινάκων. Οπότε ουσιαστικά καθ’ όλη τη διάρκεια της εκπαίδευσης του μοντέλου διατηρούνται αποκλειστικά οι μη μηδενικές τιμές των διανυσμάτων των προϊόντων και μόνο για όσο χρειαστεί δεσμεύονται οι πίνακες 2000 θέσεων τη φορά (1000 για κάθε προϊόν σε ένα ζεύγος). </text:span><text:span text:style-name="T47">Συγκεκριμένα, το μοντέλο κατά την εκπαίδευση του αναμένει μια δομή sparse-list της οποίας κάθε node αποτελείται από τον sparse πίνακα κάθε ζεύγους. </text:span><text:span text:style-name="T48">Προτιμήθηκε αυτή η υλοποίση, έναντι ενός μεγάλου sparse απο όλα τα ζευγάρια, αφού έτσι η μνήμη που δεσμεύεται ελαχιστοποιείται, καθώς μειώνονται τα allocs και reallocs του προγράμματος. </text:span><text:span text:style-name="T49">Η δομή του sparse-list, </text:span><text:span text:style-name="T50">αφού</text:span><text:span text:style-name="T49"> χρησιμοποιείται και κατά το testing του μοντέλου, κρατά επιπλέον μεταβλητές, οι οποίες διευκολύνουν την συλλογή στατιστικών όπως η επιτυχεία του μοντέλου στη συγκεκριμένη λίστα ζευγαριών, αλλά και το λόγο των labels “0”, “1”, </text:span><text:span text:style-name="T51">που βοηθά στο balancing του threashold του μοντέλου</text:span><text:span text:style-name="T49">. </text:span></text:p>
      <text:p text:style-name="P276"/>
      <text:p text:style-name="P33"><text:span text:style-name="T106">Ε</text:span><text:span text:style-name="T86">κτός από τη μέθοδο μετατροπή</text:span><text:span text:style-name="T126">ς</text:span><text:span text:style-name="T86"> των διανυσμάτων σε sparse πίνακες εξετάσθηκε και η περίπτωση διατήρησης των διανυσμάτων ως έχουν </text:span><text:span text:style-name="T124">(vectors)</text:span><text:span text:style-name="T86">. Παρακάτω φαίνονται πειραματικά οι διαφορές μεταξύ των δύο μεθόδων.</text:span></text:p>
      <text:p text:style-name="P55"/>
      <text:p text:style-name="P80"/>
      <text:p text:style-name="P80"/>
      <text:p text:style-name="P80"/>
      <text:p text:style-name="P80"/>
      <text:p text:style-name="P181"><draw:line text:anchor-type="paragraph" draw:z-index="176" draw:name="Shape35" draw:style-name="gr4" draw:text-style-name="P281" svg:x1="1.2528in" svg:y1="2.1736in" svg:x2="1.2528in" svg:y2="0.1217in"><text:p/></draw:line><draw:line text:anchor-type="paragraph" draw:z-index="177" draw:name="Shape35_0" draw:style-name="gr4" draw:text-style-name="P281" svg:x1="1.2528in" svg:y1="2.1736in" svg:x2="1.2528in" svg:y2="0.1217in"><text:p/></draw:line><text:s text:c="3"/>(execution time)</text:p>
      <text:p text:style-name="P60"/>
      <text:p text:style-name="P60"/>
      <text:p text:style-name="P60"/>
      <text:p text:style-name="P71"><draw:line text:anchor-type="paragraph" draw:z-index="182" draw:name="Shape37_0" draw:style-name="gr3" draw:text-style-name="P281" svg:x1="1.1591in" svg:y1="0.1063in" svg:x2="1.3571in" svg:y2="0.1063in"><text:p/></draw:line><draw:line text:anchor-type="paragraph" draw:z-index="183" draw:name="Shape38" draw:style-name="gr2" draw:text-style-name="P282" svg:x1="1.9984in" svg:y1="0.1063in" svg:x2="1.9984in" svg:y2="1.4445in"><text:p/></draw:line><draw:line text:anchor-type="paragraph" draw:z-index="184" draw:name="Shape39" draw:style-name="gr1" draw:text-style-name="P281" svg:x1="1.3571in" svg:y1="0.1063in" svg:x2="1.9988in" svg:y2="0.1063in"><text:p/></draw:line>2m 47 sec</text:p>
      <text:p text:style-name="P60"/>
      <text:p text:style-name="P60"/>
      <text:p text:style-name="P60"/>
      <text:p text:style-name="P71"><draw:line text:anchor-type="paragraph" draw:z-index="181" draw:name="Shape37" draw:style-name="gr3" draw:text-style-name="P282" svg:x1="1.1587in" svg:y1="0.0799in" svg:x2="1.3575in" svg:y2="0.0799in"><text:p/></draw:line><draw:line text:anchor-type="paragraph" draw:z-index="185" draw:name="Shape40" draw:style-name="gr9" draw:text-style-name="P281" svg:x1="3.4925in" svg:y1="0.0811in" svg:x2="3.4925in" svg:y2="0.6992in"><text:p/></draw:line><draw:line text:anchor-type="paragraph" draw:z-index="186" draw:name="Shape41" draw:style-name="gr8" draw:text-style-name="P281" svg:x1="1.3575in" svg:y1="0.0799in" svg:x2="3.4193in" svg:y2="0.0815in"><text:p/></draw:line><text:s/>1m 25 sec <text:s/></text:p>
      <text:p text:style-name="P60"/>
      <text:p text:style-name="P60"/>
      <text:p text:style-name="P60"><draw:line text:anchor-type="paragraph" draw:z-index="178" draw:name="Shape36" draw:style-name="gr4" draw:text-style-name="P282" svg:x1="1.2524in" svg:y1="0.1484in" svg:x2="4.8677in" svg:y2="0.1484in"><text:p/></draw:line><text:tab/><text:tab/><text:tab/><text:tab/><text:span text:style-name="T156">|</text:span><text:tab/><text:tab/><text:tab/><text:span text:style-name="T156">|</text:span><text:tab/><text:tab/><text:tab/> <text:span text:style-name="T22">(method)</text:span></text:p>
      <text:p text:style-name="P60"><text:tab/><text:tab/><text:tab/> <text:span text:style-name="T156">sparse_list<text:tab/><text:tab/> <text:s text:c="3"/>vectors</text:span></text:p>
      <text:p text:style-name="P60"/>
      <text:p text:style-name="P60"/>
      <text:p text:style-name="P60"/>
      <text:p text:style-name="P60"/>
      <text:p text:style-name="P60"/>
      <text:p text:style-name="P60"/>
      <text:p text:style-name="P60"/>
      <text:p text:style-name="P60"><text:soft-page-break/></text:p>
      <text:p text:style-name="P182">(<text:span text:style-name="T157">allocated memory in gigabytes</text:span>)</text:p>
      <text:p text:style-name="P182"><draw:line text:anchor-type="paragraph" draw:z-index="179" draw:name="Shape35_2" draw:style-name="gr4" draw:text-style-name="P281" svg:x1="1.2528in" svg:y1="2.839in" svg:x2="1.2528in" svg:y2="0.1425in"><text:p/></draw:line></text:p>
      <text:p text:style-name="P69"/>
      <text:p text:style-name="P69"/>
      <text:p text:style-name="P69"><draw:line text:anchor-type="paragraph" draw:z-index="187" draw:name="Shape42" draw:style-name="gr3" draw:text-style-name="P281" svg:x1="1.3673in" svg:y1="0.0862in" svg:x2="1.1591in" svg:y2="0.0862in"><text:p/></draw:line><draw:line text:anchor-type="paragraph" draw:z-index="188" draw:name="Shape42_0" draw:style-name="gr3" draw:text-style-name="P281" svg:x1="1.3673in" svg:y1="2.1862in" svg:x2="1.1591in" svg:y2="2.1862in"><text:p/></draw:line><draw:line text:anchor-type="paragraph" draw:z-index="191" draw:name="Shape40_0" draw:style-name="gr9" draw:text-style-name="P281" svg:x1="3.4925in" svg:y1="0.0925in" svg:x2="3.4925in" svg:y2="2.3697in"><text:p/></draw:line><draw:line text:anchor-type="paragraph" draw:z-index="192" draw:name="Shape41_0" draw:style-name="gr8" draw:text-style-name="P281" svg:x1="1.4307in" svg:y1="0.0909in" svg:x2="3.4925in" svg:y2="0.0925in"><text:p/></draw:line><text:s text:c="3"/><text:span text:style-name="T158">1074.09</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draw:line text:anchor-type="paragraph" draw:z-index="189" draw:name="Shape38_0" draw:style-name="gr2" draw:text-style-name="P282" svg:x1="2.0091in" svg:y1="0.0827in" svg:x2="2.0091in" svg:y2="0.2583in"><text:p/></draw:line><draw:line text:anchor-type="paragraph" draw:z-index="190" draw:name="Shape39_0" draw:style-name="gr1" draw:text-style-name="P281" svg:x1="1.3673in" svg:y1="0.0827in" svg:x2="2.0091in" svg:y2="0.0827in"><text:p/></draw:line><text:s text:c="7"/>75.16</text:p>
      <text:p text:style-name="P69"><draw:line text:anchor-type="paragraph" draw:z-index="180" draw:name="Shape36_0" draw:style-name="gr4" draw:text-style-name="P281" svg:x1="1.2528in" svg:y1="0.1043in" svg:x2="4.8673in" svg:y2="0.1043in"><text:p/></draw:line><text:tab/><text:tab/><text:tab/><text:tab/><text:span text:style-name="T156">|</text:span><text:tab/><text:tab/><text:tab/><text:span text:style-name="T156">|</text:span><text:tab/><text:tab/><text:tab/> <text:span text:style-name="T23">(method)</text:span></text:p>
      <text:p text:style-name="P61"><text:tab/><text:tab/><text:tab/> <text:span text:style-name="T156">sparse_list<text:tab/><text:tab/> <text:s text:c="3"/>vectors</text:span></text:p>
      <text:p text:style-name="P61"/>
      <text:p text:style-name="P60"/>
      <text:p text:style-name="P67"/>
      <text:p text:style-name="P60"/>
      <text:p text:style-name="P60"/>
      <text:p text:style-name="P60"/>
      <text:p text:style-name="P60"/>
      <text:p text:style-name="P60"/>
      <text:p text:style-name="P34"><text:span text:style-name="T86">Για την </text:span><text:span text:style-name="T109">εκπαίδευση</text:span><text:span text:style-name="T86"> του μοντέλου η εφαρμογή υλοποιεί τη μέθοδο επαναληπτικής μάθησης. Ειδικότερα, </text:span><text:span text:style-name="T107">τα στιγμιότυπα (ζεύγη προϊόντων) εξετάζονται ανά δέσμες (batches) και</text:span><text:span text:style-name="T86"> μετά από κάθε αξιολόγηση </text:span><text:span text:style-name="T107">ενός</text:span><text:span text:style-name="T86"> τυχαί</text:span><text:span text:style-name="T107">ου</text:span><text:span text:style-name="T86"> </text:span><text:span text:style-name="T107">batch</text:span><text:span text:style-name="T86"> από το training set πραγματοπο</text:span><text:span text:style-name="T107">ι</text:span><text:span text:style-name="T86">είται επανυπολογισμός των βαρών όλων των συντελεστών. Η διαδικασία αυτή ονομάζεται στοχαστική ανάλυση καθόδου παραγώγου (stochastic gradient descent) </text:span><text:span text:style-name="T107">και εκτελείται</text:span><text:span text:style-name="T86"> </text:span><text:span text:style-name="T107">σε συνδυασμό με batch-training</text:span><text:span text:style-name="T86">.</text:span></text:p>
      <text:p text:style-name="P222"/>
      <text:p text:style-name="P34"><text:span text:style-name="T107">Ο διαχωρισμός των δυνατών ζευγαριών προϊόντων του training set σε batches επιτρέπει την ενσωμάτωση του πολυνηματισμού (threads) με σκοπό τη μείωση του χρόνου εκτέλεσης της εφαρμογής. </text:span><text:span text:style-name="T108">Συγκεκριμένα κάθε ένα thread αναλαμβάνει την αξιολόγηση ενός batch για τ</text:span><text:span text:style-name="T109">ο</text:span><text:span text:style-name="T108">ν υπολογισμό των αντίστοιχων βαρών πρόγνωσης. </text:span><text:span text:style-name="T109">Όλα τα threads συγχρονίζονται μεταξύ τους έτσι ώστε αφόυ τελειώσουν όλα με μια αξιολόγηση των batches τους, να γίνεται ο επανυπολογισμός των συντελεστών βάσει των τελευταίων αξιολογήσεων από όλα τα batches σε συνδυασμό και με τον βαθμό εκμάθησης. Μετά τον επανυπολογισμό των βαρών πρόγνωσης τα threads προχωρούν επίσης συγχρονισμένα </text:span><text:span text:style-name="T110">σ</text:span><text:span text:style-name="T109">την επόμενη επανάληψη της διαδικασίας εκμάθησης. </text:span><text:span text:style-name="T111">Φυσικά ο αριθμός των batches και κατ’ επέκταση και των threads παίζει σημαντικό ρόλο στο χρόνο εκτέλεσης της εφαρμογής αλλά και στην ακρίβεια του μοντέλου. Συγκεκριμένα, για το βήμα της εκπαίδευσης αποφασίσθηκε να χρησιμοποιούνται </text:span><text:span text:style-name="T132">700</text:span><text:span text:style-name="T111"> threads </text:span><text:span text:style-name="T125">και batches των 500 ζευγαριών</text:span><text:span text:style-name="T111">, ύστερα από πειραματικές μετρήσεις που έγιναν, όπως </text:span><text:span text:style-name="T125">φαίνεται</text:span><text:span text:style-name="T111"> και </text:span><text:span text:style-name="T125">από</text:span><text:span text:style-name="T111"> το παρακάτω διάγραμμα.</text:span></text:p>
      <text:p text:style-name="P269"><text:span text:style-name="T118"/></text:p>
      <text:p text:style-name="P56"/>
      <text:p text:style-name="P81"><text:soft-page-break/></text:p>
      <text:p text:style-name="P81"/>
      <text:p text:style-name="P175">(execution time)</text:p>
      <text:p text:style-name="P175"><draw:line text:anchor-type="paragraph" draw:z-index="194" draw:name="Shape30_8" draw:style-name="gr4" draw:text-style-name="P281" svg:x1="0.3315in" svg:y1="2.822in" svg:x2="0.3213in" svg:y2="0.122in"><text:p/></draw:line></text:p>
      <text:p text:style-name="P175"/>
      <text:p text:style-name="P209"><draw:line text:anchor-type="paragraph" draw:z-index="210" draw:name="Shape31_121" draw:style-name="gr1" draw:text-style-name="P281" svg:x1="0.3319in" svg:y1="2.3567in" svg:x2="3.6654in" svg:y2="2.3567in"><text:p/></draw:line><draw:line text:anchor-type="paragraph" draw:z-index="208" draw:name="Shape31_119" draw:style-name="gr1" draw:text-style-name="P281" svg:x1="0.3319in" svg:y1="0.4445in" svg:x2="0.4984in" svg:y2="0.4445in"><text:p/></draw:line><draw:line text:anchor-type="paragraph" draw:z-index="278" draw:name="Shape38_54" draw:style-name="gr2" draw:text-style-name="P282" svg:x1="4.8988in" svg:y1="0.0134in" svg:x2="4.8799in" svg:y2="2.5307in"><text:p/></draw:line><text:span text:style-name="T135"><text:s text:c="3"/>(</text:span><text:span text:style-name="T138">9)</text:span></text:p>
      <text:p text:style-name="P85"><draw:line text:anchor-type="paragraph" draw:z-index="205" draw:name="Shape31_116" draw:style-name="gr1" draw:text-style-name="P281" svg:x1="0.3528in" svg:y1="-0.1161in" svg:x2="4.9154in" svg:y2="-0.1161in"><text:p/></draw:line><draw:line text:anchor-type="paragraph" draw:z-index="207" draw:name="Shape31_118" draw:style-name="gr1" draw:text-style-name="P281" svg:x1="0.3213in" svg:y1="1.1134in" svg:x2="1.9878in" svg:y2="1.1134in"><text:p/></draw:line><text:s/></text:p>
      <text:p text:style-name="P146"><text:s text:c="3"/><text:span text:style-name="T182">(8)</text:span></text:p>
      <text:p text:style-name="P146"><draw:line text:anchor-type="paragraph" draw:z-index="211" draw:name="Shape31_122" draw:style-name="gr7" draw:text-style-name="P281" svg:x1="0.3799in" svg:y1="1.4067in" svg:x2="6.4528in" svg:y2="1.4059in"><text:p/></draw:line><draw:line text:anchor-type="paragraph" draw:z-index="275" draw:name="Shape38_51" draw:style-name="gr2" draw:text-style-name="P282" svg:x1="0.5445in" svg:y1="0.0071in" svg:x2="0.5299in" svg:y2="2.0764in"><text:p/></draw:line></text:p>
      <text:p text:style-name="P119"><draw:line text:anchor-type="paragraph" draw:z-index="277" draw:name="Shape38_53" draw:style-name="gr2" draw:text-style-name="P282" svg:x1="6.0362in" svg:y1="0.0756in" svg:x2="6.0362in" svg:y2="1.9484in"><text:p/></draw:line><draw:line text:anchor-type="paragraph" draw:z-index="284" draw:name="Shape31_5" draw:style-name="gr1" draw:text-style-name="P281" svg:x1="0.2524in" svg:y1="0.0547in" svg:x2="5.9815in" svg:y2="0.0992in"><text:p/></draw:line><text:s text:c="3"/><text:span text:style-name="T182">(7)</text:span></text:p>
      <text:p text:style-name="P115"/>
      <text:p text:style-name="P115"/>
      <text:p text:style-name="P125"/>
      <text:p text:style-name="P146"><draw:line text:anchor-type="paragraph" draw:z-index="206" draw:name="Shape31_117" draw:style-name="gr1" draw:text-style-name="P281" svg:x1="0.3217in" svg:y1="0.3882in" svg:x2="1.7697in" svg:y2="0.3945in"><text:p/></draw:line><draw:line text:anchor-type="paragraph" draw:z-index="282" draw:name="Shape38_58" draw:style-name="gr2" draw:text-style-name="P282" svg:x1="2.0091in" svg:y1="0.1008in" svg:x2="1.9945in" svg:y2="1.4307in"><text:p/></draw:line><text:s text:c="3"/>(<text:span text:style-name="T182">6</text:span>)</text:p>
      <text:p text:style-name="P167"/>
      <text:p text:style-name="P146"><text:s text:c="3"/><text:span text:style-name="T182">(5)</text:span></text:p>
      <text:p text:style-name="P147"><draw:line text:anchor-type="paragraph" draw:z-index="283" draw:name="Shape38_59" draw:style-name="gr2" draw:text-style-name="P282" svg:x1="1.7693in" svg:y1="0.0972in" svg:x2="1.7547in" svg:y2="1.1252in"><text:p/></draw:line><draw:line text:anchor-type="paragraph" draw:z-index="281" draw:name="Shape38_57" draw:style-name="gr2" draw:text-style-name="P282" svg:x1="2.5193in" svg:y1="0.0972in" svg:x2="2.5047in" svg:y2="1.1252in"><text:p/></draw:line><draw:line text:anchor-type="paragraph" draw:z-index="279" draw:name="Shape38_55" draw:style-name="gr2" draw:text-style-name="P282" svg:x1="3.961in" svg:y1="0.0083in" svg:x2="3.9528in" svg:y2="1.1236in"><text:p/></draw:line><text:s text:c="3"/>(4)</text:p>
      <text:p text:style-name="P137"><draw:line text:anchor-type="paragraph" draw:z-index="212" draw:name="Shape31_123" draw:style-name="gr6" draw:text-style-name="P281" svg:x1="0.3217in" svg:y1="0.0028in" svg:x2="2.5091in" svg:y2="0.0028in"><text:p/></draw:line><text:s text:c="3"/><text:span text:style-name="T182">(3)</text:span></text:p>
      <text:p text:style-name="P115"/>
      <text:p text:style-name="P134"><draw:line text:anchor-type="paragraph" draw:z-index="209" draw:name="Shape31_120" draw:style-name="gr1" draw:text-style-name="P281" svg:x1="0.3217in" svg:y1="-0.3984in" svg:x2="3.9362in" svg:y2="-0.3791in"><text:p/></draw:line><draw:line text:anchor-type="paragraph" draw:z-index="276" draw:name="Shape38_52" draw:style-name="gr2" draw:text-style-name="P282" svg:x1="6.3839in" svg:y1="0.0311in" svg:x2="6.3839in" svg:y2="0.7374in"><text:p/></draw:line><text:s text:c="3"/><text:span text:style-name="T182">(2)</text:span></text:p>
      <text:p text:style-name="P147"><text:s text:c="3"/></text:p>
      <text:p text:style-name="P134"><text:s text:c="2"/></text:p>
      <text:p text:style-name="P115"><text:s text:c="3"/></text:p>
      <text:p text:style-name="P115"><draw:line text:anchor-type="paragraph" draw:z-index="201" draw:name="Shape32_60" draw:style-name="gr3" draw:text-style-name="P282" svg:x1="6.0508in" svg:y1="0.2697in" svg:x2="6.0508in" svg:y2="0.1193in"><text:p/></draw:line><draw:line text:anchor-type="paragraph" draw:z-index="280" draw:name="Shape38_56" draw:style-name="gr2" draw:text-style-name="P282" svg:x1="3.6508in" svg:y1="0.0744in" svg:x2="3.6508in" svg:y2="0.2197in"><text:p/></draw:line><text:s text:c="3"/><text:span text:style-name="T159">(1)</text:span></text:p>
      <text:p text:style-name="P134"><draw:line text:anchor-type="paragraph" draw:z-index="193" draw:name="Shape29_7" draw:style-name="gr5" draw:text-style-name="P282" svg:x1="0.3217in" svg:y1="0.0902in" svg:x2="6.6445in" svg:y2="0.0917in"><text:p/></draw:line><draw:line text:anchor-type="paragraph" draw:z-index="196" draw:name="Shape32_55" draw:style-name="gr3" draw:text-style-name="P282" svg:x1="2.0091in" svg:y1="0.1728in" svg:x2="2.0091in" svg:y2="0.026in"><text:p/></draw:line><draw:line text:anchor-type="paragraph" draw:z-index="197" draw:name="Shape32_56" draw:style-name="gr3" draw:text-style-name="P281" svg:x1="2.5197in" svg:y1="0.1575in" svg:x2="2.5197in" svg:y2="0.0118in"><text:p/></draw:line><draw:line text:anchor-type="paragraph" draw:z-index="198" draw:name="Shape32_57" draw:style-name="gr3" draw:text-style-name="P281" svg:x1="3.665in" svg:y1="0.1748in" svg:x2="3.665in" svg:y2="0.0291in"><text:p/></draw:line><draw:line text:anchor-type="paragraph" draw:z-index="199" draw:name="Shape32_58" draw:style-name="gr3" draw:text-style-name="P282" svg:x1="3.9673in" svg:y1="0.1795in" svg:x2="3.9673in" svg:y2="0.0323in"><text:p/></draw:line><draw:line text:anchor-type="paragraph" draw:z-index="200" draw:name="Shape32_59" draw:style-name="gr3" draw:text-style-name="P281" svg:x1="4.8945in" svg:y1="0.1575in" svg:x2="4.8945in" svg:y2="0.0118in"><text:p/></draw:line><draw:line text:anchor-type="paragraph" draw:z-index="202" draw:name="Shape32_61" draw:style-name="gr3" draw:text-style-name="P282" svg:x1="6.3839in" svg:y1="0.1594in" svg:x2="6.3839in" svg:y2="0.0114in"><text:p/></draw:line><draw:line text:anchor-type="paragraph" draw:z-index="203" draw:name="Shape32_62" draw:style-name="gr3" draw:text-style-name="P281" svg:x1="0.5295in" svg:y1="0.1618in" svg:x2="0.5295in" svg:y2="0.0161in"><text:p/></draw:line><draw:line text:anchor-type="paragraph" draw:z-index="204" draw:name="Shape32_63" draw:style-name="gr3" draw:text-style-name="P281" svg:x1="1.7693in" svg:y1="0.1614in" svg:x2="1.7693in" svg:y2="0.0157in"><text:p/></draw:line><draw:line text:anchor-type="paragraph" draw:z-index="195" draw:name="Shape31_108" draw:style-name="gr1" draw:text-style-name="P281" svg:x1="6.2528in" svg:y1="0.011in" svg:x2="6.2528in" svg:y2="0.0972in"><text:p/></draw:line></text:p>
      <text:p text:style-name="P134"/>
      <text:p text:style-name="P109"><text:s text:c="6"/><text:span text:style-name="T77">(</text:span><text:span text:style-name="T183">800</text:span><text:span text:style-name="T77">,</text:span><text:span text:style-name="T183">1</text:span><text:span text:style-name="T159">0</text:span><text:span text:style-name="T77">00) <text:s text:c="4"/>(</text:span><text:span text:style-name="T182">700</text:span><text:span text:style-name="T77">,</text:span><text:span text:style-name="T182">25</text:span><text:span text:style-name="T77">0) (5,</text:span><text:span text:style-name="T159">50</text:span><text:span text:style-name="T77">0) (</text:span><text:span text:style-name="T182">3</text:span><text:span text:style-name="T159">5</text:span><text:span text:style-name="T77">0,</text:span><text:span text:style-name="T182">1</text:span><text:span text:style-name="T159">0</text:span><text:span text:style-name="T152">0</text:span><text:span text:style-name="T77">0) <text:s text:c="2"/>(</text:span><text:span text:style-name="T182">350</text:span><text:span text:style-name="T77">,</text:span><text:span text:style-name="T182">25</text:span><text:span text:style-name="T77">0) (</text:span><text:span text:style-name="T183">35</text:span><text:span text:style-name="T77">0,</text:span><text:span text:style-name="T159">50</text:span><text:span text:style-name="T77">0) (</text:span><text:span text:style-name="T159">1</text:span><text:span text:style-name="T77">0</text:span><text:span text:style-name="T183">00</text:span><text:span text:style-name="T77">,</text:span><text:span text:style-name="T183">1</text:span><text:span text:style-name="T159">0</text:span><text:span text:style-name="T77">00) <text:s text:c="4"/>(</text:span><text:span text:style-name="T183">100</text:span><text:span text:style-name="T152">0</text:span><text:span text:style-name="T77">,</text:span><text:span text:style-name="T183">25</text:span><text:span text:style-name="T159">0</text:span><text:span text:style-name="T77">)(</text:span><text:span text:style-name="T182">10</text:span><text:span text:style-name="T151">0</text:span><text:span text:style-name="T77">,</text:span><text:span text:style-name="T159">50</text:span><text:span text:style-name="T77">0)</text:span></text:p>
      <text:p text:style-name="P158"/>
      <text:p text:style-name="P100"><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16"/>
      <text:p text:style-name="P62"/>
      <text:p text:style-name="P62"/>
      <text:p text:style-name="P62"/>
      <text:p text:style-name="P62"/>
      <text:p text:style-name="P62"/>
      <text:p text:style-name="P207">ό<text:span text:style-name="T78">που</text:span></text:p>
      <text:p text:style-name="P199"/>
      <text:p text:style-name="P165"><text:span text:style-name="T29">(1): 3m 35.395s</text:span><text:span text:style-name="T53"> </text:span><text:span text:style-name="T54"><text:s/></text:span><text:span text:style-name="T36">[</text:span><text:span text:style-name="T37">training size </text:span><text:span text:style-name="T40">678,318</text:span><text:span text:style-name="T36">]<text:tab/><text:tab/></text:span><text:span text:style-name="T29">(</text:span><text:span text:style-name="T52">2</text:span><text:span text:style-name="T29">): 4m 3.021s</text:span><text:span text:style-name="T53"> <text:s text:c="2"/></text:span><text:span text:style-name="T36">[</text:span><text:span text:style-name="T37">training size </text:span><text:span text:style-name="T40">682,355</text:span><text:span text:style-name="T36">]</text:span></text:p>
      <text:p text:style-name="P215"/>
      <text:p text:style-name="P165"><text:span text:style-name="T29">(</text:span><text:span text:style-name="T52">3</text:span><text:span text:style-name="T29">): 4m 23.427s</text:span><text:span text:style-name="T53"> <text:s/></text:span><text:span text:style-name="T36">[</text:span><text:span text:style-name="T37">training size </text:span><text:span text:style-name="T40">682,318</text:span><text:span text:style-name="T36">]<text:tab/></text:span><text:span text:style-name="T29"><text:tab/>(</text:span><text:span text:style-name="T52">4</text:span><text:span text:style-name="T29">): 4m 24.626s</text:span><text:span text:style-name="T53"> <text:s text:c="2"/></text:span><text:span text:style-name="T36">[</text:span><text:span text:style-name="T37">training size 678,318</text:span><text:span text:style-name="T36">]</text:span></text:p>
      <text:p text:style-name="P215"/>
      <text:p text:style-name="P165"><text:span text:style-name="T29">(</text:span><text:span text:style-name="T52">5</text:span><text:span text:style-name="T29">): 4m25.265s</text:span><text:span text:style-name="T58"> <text:s/></text:span><text:span text:style-name="T36">[</text:span><text:span text:style-name="T37">training size </text:span><text:span text:style-name="T40">682,359</text:span><text:span text:style-name="T36">]<text:tab/><text:tab/></text:span><text:span text:style-name="T29">(</text:span><text:span text:style-name="T52">6</text:span><text:span text:style-name="T29">): 4m 40.498s</text:span><text:span text:style-name="T58"> <text:s/></text:span><text:span text:style-name="T36">[</text:span><text:span text:style-name="T37">training size </text:span><text:span text:style-name="T40">682,362</text:span><text:span text:style-name="T36">]</text:span></text:p>
      <text:p text:style-name="P215"/>
      <text:p text:style-name="P165"><text:span text:style-name="T29">(</text:span><text:span text:style-name="T52">7</text:span><text:span text:style-name="T29">): 5m 10.369s</text:span><text:span text:style-name="T58"> <text:s/></text:span><text:span text:style-name="T36">[</text:span><text:span text:style-name="T37">training size </text:span><text:span text:style-name="T39">678,318</text:span><text:span text:style-name="T36">]<text:tab/></text:span><text:span text:style-name="T29"><text:tab/>(</text:span><text:span text:style-name="T52">8</text:span><text:span text:style-name="T29">): 5m 21.291s</text:span><text:span text:style-name="T58"> sec <text:s/></text:span><text:span text:style-name="T36">[</text:span><text:span text:style-name="T37">training size </text:span><text:span text:style-name="T38">682,329</text:span><text:span text:style-name="T36">]</text:span></text:p>
      <text:p text:style-name="P215"/>
      <text:p text:style-name="P227"><text:span text:style-name="T29">(</text:span><text:span text:style-name="T52">9</text:span><text:span text:style-name="T29">): 5m 44.977s </text:span><text:span text:style-name="T58"><text:s/></text:span><text:span text:style-name="T55">[</text:span><text:span text:style-name="T56">training size </text:span><text:span text:style-name="T57">682,336</text:span><text:span text:style-name="T55">]</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77"/>
      <text:p text:style-name="P44"><text:soft-page-break/><text:span text:style-name="T112">6. </text:span><text:span text:style-name="T86">ΜΟΝΤΕΛΟ ΜΗΧΑΝΙΚΗΣ ΜΑΘΗΣΗΣ – ΕΛΕΓΧΟΣ - </text:span><text:span text:style-name="T127">ΑΚΡΙΒΕΙΑ</text:span></text:p>
      <text:p text:style-name="P63"/>
      <text:p text:style-name="P63"/>
      <text:p text:style-name="P35"><text:span text:style-name="T112">Μ</text:span><text:span text:style-name="T86">ετά τη διαδικασία εκπαίδευσης του μοντέλου ακολουθεί το βήμα ελέγχου της απόδοσής του. Σε αυτό το βήμα το μοντέλο τροφοδοτείται με το testing set που είχε φυλαχθεί στην αρχή της εφαρμογής, κατά τρόπο ανάλογο με το training. </text:span><text:span text:style-name="T113">Ειδικότερα, ελέγχεται κατά πόσο οι προβλέψεις του μοντέλου για τα δυνατά ζεύγη προϊόντων </text:span><text:span text:style-name="T117">πλησιάζουν στο 0 (για διαφορά) ή στο 1 (για ομοιότητα)</text:span><text:span text:style-name="T113"> και εάν χρειαστεί γίνονται αυξομειώσεις στις τιμές παραμέτρων που επηρεάζουν την απόδοση του μοντέλου μέχρις ότου τα αποτελέσματα να είναι ικανοποιητικά. </text:span><text:span text:style-name="T114">Όταν αυτό συμβεί θα έχουν οριστικοποιηθεί και οι τιμές των βαρών πρόγνωσης του μοντέλου.</text:span></text:p>
      <text:p text:style-name="P223"/>
      <text:p text:style-name="P35"><text:span text:style-name="T115">Όπως και κατά <text:s/>εκμάθηση, έτσι και στην περίπτωση του testing set τα δυνατά ζεύγη εξετάζονται σε batches. Κάθε batch του testing set εκτελείται και από ένα thread, αλλά σε αυτό το βήμα ο συγχρονισμός των threads απαιτείται μόνο κάθε φορά που ολοκληρώνεται η επεξεργασία ενός ολόκληρου testing set και όχι μετά από κάθε αξιολόγηση των batches. </text:span><text:span text:style-name="T116">Και πάλι ο αριθμός των batches αλλά και των threads επηρεάζουν τον τελικό χρόνο εκτέλεσης της εφαρμογής. Μετά από δοκιμές διάφορων τιμών καταλήξαμε σε batches </text:span><text:span text:style-name="T120">των 100 ζευγαριών προϊόντων</text:span><text:span text:style-name="T116"> και </text:span><text:span text:style-name="T132">700</text:span><text:span text:style-name="T116"> threads. Οι μετρήσεις για τις υπόλοιπες </text:span><text:span text:style-name="T121">δοκιμαστικές </text:span><text:span text:style-name="T116">τιμές </text:span><text:span text:style-name="T132">είναι οι εξής</text:span><text:span text:style-name="T116">:</text:span></text:p>
      <text:p text:style-name="P64"/>
      <text:p text:style-name="P279">Threads<text:tab/><text:tab/>Pairs Per Batch<text:tab/><text:tab/>Time</text:p>
      <text:p text:style-name="P279">350<text:tab/><text:tab/>70<text:tab/><text:tab/><text:tab/><text:tab/>3m 42.444s</text:p>
      <text:p text:style-name="P279">700<text:tab/><text:tab/>70<text:tab/><text:tab/><text:tab/><text:tab/>3m 44.497s</text:p>
      <text:p text:style-name="P279">1000<text:tab/><text:tab/>70<text:tab/><text:tab/><text:tab/><text:tab/>4m 34.850s</text:p>
      <text:p text:style-name="P279">350<text:tab/><text:tab/>100<text:tab/><text:tab/><text:tab/><text:tab/>3m 38.832s</text:p>
      <text:p text:style-name="P279">700<text:tab/><text:tab/>100<text:tab/><text:tab/><text:tab/><text:tab/>4m 3.719s</text:p>
      <text:p text:style-name="P279">1000<text:tab/><text:tab/>100<text:tab/><text:tab/><text:tab/><text:tab/>4m 23.769s</text:p>
      <text:p text:style-name="P279">350<text:tab/><text:tab/>200<text:tab/><text:tab/><text:tab/><text:tab/>4m 56.102s</text:p>
      <text:p text:style-name="P279">700<text:tab/><text:tab/>200<text:tab/><text:tab/><text:tab/><text:tab/>5m 30.454s</text:p>
      <text:p text:style-name="P279">1000<text:tab/><text:tab/>200<text:tab/><text:tab/><text:tab/><text:tab/>5m 19.641s</text:p>
      <text:p text:style-name="P64"/>
      <text:p text:style-name="P66"/>
      <text:p text:style-name="P65"/>
      <text:p text:style-name="P224"/>
      <text:p text:style-name="P35"><text:span text:style-name="T115">Η </text:span><text:span text:style-name="T116">ακρίβεια που λαμβάνουμε από την εκτέλεση του testing αντικατοπτρίζει και την απόδοση του μοντέλου, το οποίο είναι έτοιμο να χρησιμοποιηθεί για άγνωστα δεδομένα </text:span><text:span text:style-name="T117">με αποτελεσματικό και αξιόπιστο τρόπο</text:span><text:span text:style-name="T116">.</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8"><text:soft-page-break/></text:p>
      <text:p text:style-name="P45">8. ΤΕΛΙΚΑ ΑΠΟΤΕΛΕΣΜΑΤΑ &amp; ΠΡΟΔΙΑΓΡΑΦΕΣ</text:p>
      <text:p text:style-name="P36"/>
      <text:p text:style-name="P36"/>
      <text:p text:style-name="P41">Με βάση τις πειραματικές δοκιμές που παρουσιάστακαν παραπάνω μέσω διαγραμμάτων και χρησιμοποιώντας τις σχεδιαστικές επιλογές που αναφέρθηκαν ως βέλτιστες, η εφαρμογή εκτελείται σε χρόνο <text:span text:style-name="T184">5m 57s</text:span> με κατανάλωση μνήμης <text:span text:style-name="T184">80,796,177,031</text:span> bytes. Το αποτέλεσμα της εκτέλεσης αυτής είναι το μοντέλο, μετά την εκπαίδευσή του (με <text:span text:style-name="T184">680540</text:span> προϊόντα), να επιτυγχάνει <text:span text:style-name="T184">0.8388</text:span> ακρίβεια στις προβλέψεις του.</text:p>
      <text:p text:style-name="P88"/>
      <text:p text:style-name="P36"/>
      <text:p text:style-name="P37">Όλες οι εκτελέσεις πραγματοποιήθηκαν σε περιβάλλον Linux και συγκεκριμένα:</text:p>
      <text:p text:style-name="P87"/>
      <text:p text:style-name="P39">operating system information: GNU/Linux</text:p>
      <text:p text:style-name="P38">kernel release: 5.4.0-60-generic</text:p>
      <text:p text:style-name="P38">kernel version: #67~18.04.1-Ubuntu</text:p>
      <text:p text:style-name="P38"><text:span text:style-name="T134">processor type</text:span>: x86_64</text:p>
      <text:p text:style-name="P40">cpus: 4</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draw:marker draw:name="Square" svg:viewBox="0 0 10 10" svg:d="M0 0h10v10h-10z"/>
    <draw:stroke-dash draw:name="Dash" draw:style="rect" draw:dots1="1" draw:dots1-length="300%" draw:distance="300%"/>
    <draw:stroke-dash draw:name="Dot" draw:style="rect" draw:dots1="1" draw:dots1-length="100%" draw:distance="100%"/>
    <draw:stroke-dash draw:name="Double_20_Dot" draw:display-name="Double Dot" draw:style="rect" draw:dots1="1" draw:dots1-length="100%" draw:dots2="1" draw:dots2-length="100%" draw:distance="5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0T13:18:24.198098249</meta:creation-date>
    <dc:date>2021-01-28T23:54:23.574703741</dc:date>
    <meta:editing-duration>P2DT4H27M7S</meta:editing-duration>
    <meta:editing-cycles>228</meta:editing-cycles>
    <meta:generator>LibreOffice/7.0.4.2$Linux_X86_64 LibreOffice_project/573028415b474775687f7355a6d413c41d013a01</meta:generator>
    <meta:document-statistic meta:table-count="0" meta:image-count="0" meta:object-count="0" meta:page-count="18" meta:paragraph-count="243" meta:word-count="3293" meta:character-count="23288" meta:non-whitespace-character-count="19205"/>
  </office:meta>
</office:document-meta>
</file>